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number-columns-repeated="5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GDP 50</text:p>
          </table:table-cell>
          <table:table-cell office:value-type="string">
            <text:p>GDP 55</text:p>
          </table:table-cell>
          <table:table-cell office:value-type="string">
            <text:p>GDP 60</text:p>
          </table:table-cell>
          <table:table-cell office:value-type="string">
            <text:p>GDP 65</text:p>
          </table:table-cell>
          <table:table-cell office:value-type="string">
            <text:p>GDP 70</text:p>
          </table:table-cell>
          <table:table-cell office:value-type="string">
            <text:p>GDP 75</text:p>
          </table:table-cell>
          <table:table-cell office:value-type="string">
            <text:p>GDP 80</text:p>
          </table:table-cell>
          <table:table-cell office:value-type="string">
            <text:p>GDP 85</text:p>
          </table:table-cell>
          <table:table-cell office:value-type="string">
            <text:p>Growth 60-65</text:p>
          </table:table-cell>
          <table:table-cell office:value-type="string">
            <text:p>Growth 65-70</text:p>
          </table:table-cell>
          <table:table-cell office:value-type="string">
            <text:p>Growth 70-76</text:p>
          </table:table-cell>
          <table:table-cell office:value-type="string">
            <text:p>Growth 75-80</text:p>
          </table:table-cell>
          <table:table-cell office:value-type="string">
            <text:p>Growth 80-85</text:p>
          </table:table-cell>
          <table:table-cell table:number-columns-repeated="5"/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1302">
            <text:p>1302</text:p>
          </table:table-cell>
          <table:table-cell office:value-type="float" office:value="1244">
            <text:p>1244</text:p>
          </table:table-cell>
          <table:table-cell office:value-type="float" office:value="1551">
            <text:p>1551</text:p>
          </table:table-cell>
          <table:table-cell office:value-type="float" office:value="1573">
            <text:p>1573</text:p>
          </table:table-cell>
          <table:table-cell office:value-type="float" office:value="1998">
            <text:p>1998</text:p>
          </table:table-cell>
          <table:table-cell office:value-type="float" office:value="2142">
            <text:p>2142</text:p>
          </table:table-cell>
          <table:table-cell office:value-type="float" office:value="-0.009114">
            <text:p>-0.009114</text:p>
          </table:table-cell>
          <table:table-cell office:value-type="float" office:value="0.044114">
            <text:p>0.044114</text:p>
          </table:table-cell>
          <table:table-cell table:number-columns-repeated="2" office:value-type="float" office:value="0.002817">
            <text:p>0.002817</text:p>
          </table:table-cell>
          <table:table-cell office:value-type="float" office:value="0.013919">
            <text:p>0.013919</text:p>
          </table:table-cell>
          <table:table-cell office:value-type="float" office:value="0.17444">
            <text:p>0.17444</text:p>
          </table:table-cell>
          <table:table-cell office:value-type="float" office:value="0.13714">
            <text:p>0.13714</text:p>
          </table:table-cell>
          <table:table-cell office:value-type="float" office:value="0.2456">
            <text:p>0.2456</text:p>
          </table:table-cell>
          <table:table-cell office:value-type="float" office:value="0.35298">
            <text:p>0.35298</text:p>
          </table:table-cell>
          <table:table-cell office:value-type="float" office:value="0.29192">
            <text:p>0.29192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880">
            <text:p>880</text:p>
          </table:table-cell>
          <table:table-cell office:value-type="float" office:value="1008">
            <text:p>1008</text:p>
          </table:table-cell>
          <table:table-cell office:value-type="float" office:value="1146">
            <text:p>1146</text:p>
          </table:table-cell>
          <table:table-cell office:value-type="float" office:value="729">
            <text:p>729</text:p>
          </table:table-cell>
          <table:table-cell office:value-type="float" office:value="694">
            <text:p>694</text:p>
          </table:table-cell>
          <table:table-cell office:value-type="float" office:value="609">
            <text:p>609</text:p>
          </table:table-cell>
          <table:table-cell office:value-type="float" office:value="0.02716">
            <text:p>0.02716</text:p>
          </table:table-cell>
          <table:table-cell office:value-type="float" office:value="0.025662">
            <text:p>0.025662</text:p>
          </table:table-cell>
          <table:table-cell table:number-columns-repeated="2" office:value-type="float" office:value="-0.090472">
            <text:p>-0.090472</text:p>
          </table:table-cell>
          <table:table-cell office:value-type="float" office:value="-0.026131">
            <text:p>-0.026131</text:p>
          </table:table-cell>
          <table:table-cell office:value-type="float" office:value="0.0449">
            <text:p>0.0449</text:p>
          </table:table-cell>
          <table:table-cell office:value-type="float" office:value="0.066">
            <text:p>0.066</text:p>
          </table:table-cell>
          <table:table-cell office:value-type="float" office:value="0.07252">
            <text:p>0.07252</text:p>
          </table:table-cell>
          <table:table-cell office:value-type="float" office:value="0.05438">
            <text:p>0.05438</text:p>
          </table:table-cell>
          <table:table-cell office:value-type="float" office:value="0.0557">
            <text:p>0.0557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595">
            <text:p>595</text:p>
          </table:table-cell>
          <table:table-cell office:value-type="float" office:value="633">
            <text:p>633</text:p>
          </table:table-cell>
          <table:table-cell office:value-type="float" office:value="571">
            <text:p>571</text:p>
          </table:table-cell>
          <table:table-cell office:value-type="float" office:value="589">
            <text:p>589</text:p>
          </table:table-cell>
          <table:table-cell office:value-type="float" office:value="534">
            <text:p>534</text:p>
          </table:table-cell>
          <table:table-cell office:value-type="float" office:value="525">
            <text:p>525</text:p>
          </table:table-cell>
          <table:table-cell office:value-type="float" office:value="0.012382">
            <text:p>0.012382</text:p>
          </table:table-cell>
          <table:table-cell office:value-type="float" office:value="-0.020616">
            <text:p>-0.020616</text:p>
          </table:table-cell>
          <table:table-cell table:number-columns-repeated="2" office:value-type="float" office:value="0.006207">
            <text:p>0.006207</text:p>
          </table:table-cell>
          <table:table-cell office:value-type="float" office:value="-0.0034">
            <text:p>-0.0034</text:p>
          </table:table-cell>
          <table:table-cell office:value-type="float" office:value="0.09962">
            <text:p>0.09962</text:p>
          </table:table-cell>
          <table:table-cell office:value-type="float" office:value="0.10802">
            <text:p>0.10802</text:p>
          </table:table-cell>
          <table:table-cell office:value-type="float" office:value="0.12422">
            <text:p>0.12422</text:p>
          </table:table-cell>
          <table:table-cell office:value-type="float" office:value="0.1194">
            <text:p>0.1194</text:p>
          </table:table-cell>
          <table:table-cell office:value-type="float" office:value="0.10182">
            <text:p>0.10182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493">
            <text:p>493</text:p>
          </table:table-cell>
          <table:table-cell office:value-type="float" office:value="530">
            <text:p>530</text:p>
          </table:table-cell>
          <table:table-cell office:value-type="float" office:value="881">
            <text:p>881</text:p>
          </table:table-cell>
          <table:table-cell office:value-type="float" office:value="1107">
            <text:p>1107</text:p>
          </table:table-cell>
          <table:table-cell office:value-type="float" office:value="1477">
            <text:p>1477</text:p>
          </table:table-cell>
          <table:table-cell office:value-type="float" office:value="1762">
            <text:p>1762</text:p>
          </table:table-cell>
          <table:table-cell office:value-type="float" office:value="0.014474">
            <text:p>0.014474</text:p>
          </table:table-cell>
          <table:table-cell office:value-type="float" office:value="0.101636">
            <text:p>0.101636</text:p>
          </table:table-cell>
          <table:table-cell table:number-columns-repeated="2" office:value-type="float" office:value="0.04567">
            <text:p>0.04567</text:p>
          </table:table-cell>
          <table:table-cell office:value-type="float" office:value="0.035287">
            <text:p>0.035287</text:p>
          </table:table-cell>
          <table:table-cell office:value-type="float" office:value="0.098">
            <text:p>0.098</text:p>
          </table:table-cell>
          <table:table-cell office:value-type="float" office:value="0.16978">
            <text:p>0.16978</text:p>
          </table:table-cell>
          <table:table-cell office:value-type="float" office:value="0.451">
            <text:p>0.451</text:p>
          </table:table-cell>
          <table:table-cell office:value-type="float" office:value="0.35774">
            <text:p>0.35774</text:p>
          </table:table-cell>
          <table:table-cell office:value-type="float" office:value="0.35076">
            <text:p>0.35076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3"/>NA</text:p>
          </table:table-cell>
          <table:table-cell office:value-type="float" office:value="287">
            <text:p>287</text:p>
          </table:table-cell>
          <table:table-cell office:value-type="float" office:value="305">
            <text:p>305</text:p>
          </table:table-cell>
          <table:table-cell office:value-type="float" office:value="329">
            <text:p>329</text:p>
          </table:table-cell>
          <table:table-cell office:value-type="float" office:value="358">
            <text:p>358</text:p>
          </table:table-cell>
          <table:table-cell office:value-type="float" office:value="377">
            <text:p>377</text:p>
          </table:table-cell>
          <table:table-cell office:value-type="string">
            <text:p><text:s text:c="4"/>NA</text:p>
          </table:table-cell>
          <table:table-cell office:value-type="float" office:value="0.012166">
            <text:p>0.012166</text:p>
          </table:table-cell>
          <table:table-cell table:number-columns-repeated="2" office:value-type="float" office:value="0.015149">
            <text:p>0.015149</text:p>
          </table:table-cell>
          <table:table-cell office:value-type="float" office:value="0.010342">
            <text:p>0.010342</text:p>
          </table:table-cell>
          <table:table-cell office:value-type="string">
            <text:p><text:s text:c="4"/>NA</text:p>
          </table:table-cell>
          <table:table-cell office:value-type="float" office:value="0.08442">
            <text:p>0.08442</text:p>
          </table:table-cell>
          <table:table-cell office:value-type="float" office:value="0.15728">
            <text:p>0.15728</text:p>
          </table:table-cell>
          <table:table-cell office:value-type="float" office:value="0.16048">
            <text:p>0.16048</text:p>
          </table:table-cell>
          <table:table-cell office:value-type="float" office:value="0.11294">
            <text:p>0.11294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412">
            <text:p>412</text:p>
          </table:table-cell>
          <table:table-cell office:value-type="float" office:value="263">
            <text:p>263</text:p>
          </table:table-cell>
          <table:table-cell office:value-type="float" office:value="315">
            <text:p>315</text:p>
          </table:table-cell>
          <table:table-cell office:value-type="float" office:value="294">
            <text:p>294</text:p>
          </table:table-cell>
          <table:table-cell office:value-type="float" office:value="333">
            <text:p>333</text:p>
          </table:table-cell>
          <table:table-cell office:value-type="float" office:value="345">
            <text:p>345</text:p>
          </table:table-cell>
          <table:table-cell office:value-type="float" office:value="-0.089774">
            <text:p>-0.089774</text:p>
          </table:table-cell>
          <table:table-cell office:value-type="float" office:value="0.036084">
            <text:p>0.036084</text:p>
          </table:table-cell>
          <table:table-cell table:number-columns-repeated="2" office:value-type="float" office:value="-0.013799">
            <text:p>-0.013799</text:p>
          </table:table-cell>
          <table:table-cell office:value-type="float" office:value="0.00708">
            <text:p>0.00708</text:p>
          </table:table-cell>
          <table:table-cell office:value-type="float" office:value="0.02344">
            <text:p>0.02344</text:p>
          </table:table-cell>
          <table:table-cell office:value-type="float" office:value="0.03132">
            <text:p>0.03132</text:p>
          </table:table-cell>
          <table:table-cell office:value-type="float" office:value="0.0411">
            <text:p>0.0411</text:p>
          </table:table-cell>
          <table:table-cell office:value-type="float" office:value="0.07212">
            <text:p>0.07212</text:p>
          </table:table-cell>
          <table:table-cell office:value-type="float" office:value="0.08558">
            <text:p>0.08558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507">
            <text:p>507</text:p>
          </table:table-cell>
          <table:table-cell office:value-type="float" office:value="556">
            <text:p>556</text:p>
          </table:table-cell>
          <table:table-cell office:value-type="float" office:value="703">
            <text:p>703</text:p>
          </table:table-cell>
          <table:table-cell office:value-type="float" office:value="756">
            <text:p>756</text:p>
          </table:table-cell>
          <table:table-cell office:value-type="float" office:value="875">
            <text:p>875</text:p>
          </table:table-cell>
          <table:table-cell office:value-type="float" office:value="1095">
            <text:p>1095</text:p>
          </table:table-cell>
          <table:table-cell office:value-type="float" office:value="0.018451">
            <text:p>0.018451</text:p>
          </table:table-cell>
          <table:table-cell office:value-type="float" office:value="0.046918">
            <text:p>0.046918</text:p>
          </table:table-cell>
          <table:table-cell table:number-columns-repeated="2" office:value-type="float" office:value="0.014537">
            <text:p>0.014537</text:p>
          </table:table-cell>
          <table:table-cell office:value-type="float" office:value="0.044857">
            <text:p>0.044857</text:p>
          </table:table-cell>
          <table:table-cell office:value-type="float" office:value="0.09022">
            <text:p>0.09022</text:p>
          </table:table-cell>
          <table:table-cell office:value-type="float" office:value="0.1152">
            <text:p>0.1152</text:p>
          </table:table-cell>
          <table:table-cell office:value-type="float" office:value="0.11812">
            <text:p>0.11812</text:p>
          </table:table-cell>
          <table:table-cell office:value-type="float" office:value="0.1345">
            <text:p>0.1345</text:p>
          </table:table-cell>
          <table:table-cell office:value-type="float" office:value="0.17766">
            <text:p>0.17766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3"/>NA</text:p>
          </table:table-cell>
          <table:table-cell table:number-columns-repeated="15" office:value-type="string">
            <text:p><text:s text:c="4"/>NA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485">
            <text:p>485</text:p>
          </table:table-cell>
          <table:table-cell office:value-type="float" office:value="463">
            <text:p>463</text:p>
          </table:table-cell>
          <table:table-cell office:value-type="float" office:value="511">
            <text:p>511</text:p>
          </table:table-cell>
          <table:table-cell office:value-type="float" office:value="491">
            <text:p>491</text:p>
          </table:table-cell>
          <table:table-cell office:value-type="float" office:value="487">
            <text:p>487</text:p>
          </table:table-cell>
          <table:table-cell office:value-type="float" office:value="434">
            <text:p>434</text:p>
          </table:table-cell>
          <table:table-cell office:value-type="float" office:value="-0.009284">
            <text:p>-0.009284</text:p>
          </table:table-cell>
          <table:table-cell office:value-type="float" office:value="0.019729">
            <text:p>0.019729</text:p>
          </table:table-cell>
          <table:table-cell table:number-columns-repeated="2" office:value-type="float" office:value="-0.007985">
            <text:p>-0.007985</text:p>
          </table:table-cell>
          <table:table-cell office:value-type="float" office:value="-0.023044">
            <text:p>-0.023044</text:p>
          </table:table-cell>
          <table:table-cell office:value-type="float" office:value="0.11022">
            <text:p>0.11022</text:p>
          </table:table-cell>
          <table:table-cell office:value-type="float" office:value="0.11534">
            <text:p>0.11534</text:p>
          </table:table-cell>
          <table:table-cell office:value-type="float" office:value="0.09562">
            <text:p>0.09562</text:p>
          </table:table-cell>
          <table:table-cell office:value-type="float" office:value="0.10374">
            <text:p>0.10374</text:p>
          </table:table-cell>
          <table:table-cell office:value-type="float" office:value="0.09722">
            <text:p>0.09722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515">
            <text:p>515</text:p>
          </table:table-cell>
          <table:table-cell office:value-type="float" office:value="496">
            <text:p>496</text:p>
          </table:table-cell>
          <table:table-cell office:value-type="float" office:value="466">
            <text:p>466</text:p>
          </table:table-cell>
          <table:table-cell office:value-type="float" office:value="461">
            <text:p>461</text:p>
          </table:table-cell>
          <table:table-cell office:value-type="float" office:value="353">
            <text:p>353</text:p>
          </table:table-cell>
          <table:table-cell office:value-type="float" office:value="254">
            <text:p>254</text:p>
          </table:table-cell>
          <table:table-cell office:value-type="float" office:value="-0.007518">
            <text:p>-0.007518</text:p>
          </table:table-cell>
          <table:table-cell office:value-type="float" office:value="-0.012478">
            <text:p>-0.012478</text:p>
          </table:table-cell>
          <table:table-cell table:number-columns-repeated="2" office:value-type="float" office:value="-0.002158">
            <text:p>-0.002158</text:p>
          </table:table-cell>
          <table:table-cell office:value-type="float" office:value="-0.065827">
            <text:p>-0.065827</text:p>
          </table:table-cell>
          <table:table-cell office:value-type="float" office:value="0.0577">
            <text:p>0.0577</text:p>
          </table:table-cell>
          <table:table-cell office:value-type="float" office:value="0.0525">
            <text:p>0.0525</text:p>
          </table:table-cell>
          <table:table-cell office:value-type="float" office:value="0.07744">
            <text:p>0.07744</text:p>
          </table:table-cell>
          <table:table-cell office:value-type="float" office:value="0.11814">
            <text:p>0.11814</text:p>
          </table:table-cell>
          <table:table-cell office:value-type="float" office:value="0.05008">
            <text:p>0.05008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3"/>NA</text:p>
          </table:table-cell>
          <table:table-cell table:number-columns-repeated="15" office:value-type="string">
            <text:p><text:s text:c="4"/>NA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563">
            <text:p>563</text:p>
          </table:table-cell>
          <table:table-cell office:value-type="float" office:value="841">
            <text:p>841</text:p>
          </table:table-cell>
          <table:table-cell office:value-type="float" office:value="992">
            <text:p>992</text:p>
          </table:table-cell>
          <table:table-cell office:value-type="float" office:value="859">
            <text:p>859</text:p>
          </table:table-cell>
          <table:table-cell office:value-type="float" office:value="981">
            <text:p>981</text:p>
          </table:table-cell>
          <table:table-cell office:value-type="float" office:value="1338">
            <text:p>1338</text:p>
          </table:table-cell>
          <table:table-cell office:value-type="float" office:value="0.080262">
            <text:p>0.080262</text:p>
          </table:table-cell>
          <table:table-cell office:value-type="float" office:value="0.033026">
            <text:p>0.033026</text:p>
          </table:table-cell>
          <table:table-cell table:number-columns-repeated="2" office:value-type="float" office:value="-0.028791">
            <text:p>-0.028791</text:p>
          </table:table-cell>
          <table:table-cell office:value-type="float" office:value="0.062072">
            <text:p>0.062072</text:p>
          </table:table-cell>
          <table:table-cell office:value-type="float" office:value="0.36284">
            <text:p>0.36284</text:p>
          </table:table-cell>
          <table:table-cell office:value-type="float" office:value="0.27622">
            <text:p>0.27622</text:p>
          </table:table-cell>
          <table:table-cell office:value-type="float" office:value="0.26516">
            <text:p>0.26516</text:p>
          </table:table-cell>
          <table:table-cell office:value-type="float" office:value="0.23398">
            <text:p>0.23398</text:p>
          </table:table-cell>
          <table:table-cell office:value-type="float" office:value="0.32144">
            <text:p>0.32144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466">
            <text:p>466</text:p>
          </table:table-cell>
          <table:table-cell office:value-type="float" office:value="496">
            <text:p>496</text:p>
          </table:table-cell>
          <table:table-cell office:value-type="float" office:value="644">
            <text:p>644</text:p>
          </table:table-cell>
          <table:table-cell office:value-type="float" office:value="671">
            <text:p>671</text:p>
          </table:table-cell>
          <table:table-cell office:value-type="float" office:value="780">
            <text:p>780</text:p>
          </table:table-cell>
          <table:table-cell office:value-type="float" office:value="995">
            <text:p>995</text:p>
          </table:table-cell>
          <table:table-cell office:value-type="float" office:value="1188">
            <text:p>1188</text:p>
          </table:table-cell>
          <table:table-cell office:value-type="float" office:value="0.052225">
            <text:p>0.052225</text:p>
          </table:table-cell>
          <table:table-cell office:value-type="float" office:value="0.008214">
            <text:p>0.008214</text:p>
          </table:table-cell>
          <table:table-cell table:number-columns-repeated="2" office:value-type="float" office:value="0.030105">
            <text:p>0.030105</text:p>
          </table:table-cell>
          <table:table-cell office:value-type="float" office:value="0.035457">
            <text:p>0.035457</text:p>
          </table:table-cell>
          <table:table-cell office:value-type="float" office:value="0.17016">
            <text:p>0.17016</text:p>
          </table:table-cell>
          <table:table-cell office:value-type="float" office:value="0.15138">
            <text:p>0.15138</text:p>
          </table:table-cell>
          <table:table-cell office:value-type="float" office:value="0.127">
            <text:p>0.127</text:p>
          </table:table-cell>
          <table:table-cell office:value-type="float" office:value="0.18908">
            <text:p>0.18908</text:p>
          </table:table-cell>
          <table:table-cell office:value-type="float" office:value="0.1858">
            <text:p>0.1858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311">
            <text:p>311</text:p>
          </table:table-cell>
          <table:table-cell office:value-type="float" office:value="285">
            <text:p>285</text:p>
          </table:table-cell>
          <table:table-cell office:value-type="float" office:value="320">
            <text:p>320</text:p>
          </table:table-cell>
          <table:table-cell office:value-type="float" office:value="341">
            <text:p>341</text:p>
          </table:table-cell>
          <table:table-cell office:value-type="float" office:value="329">
            <text:p>329</text:p>
          </table:table-cell>
          <table:table-cell office:value-type="float" office:value="325">
            <text:p>325</text:p>
          </table:table-cell>
          <table:table-cell office:value-type="float" office:value="310">
            <text:p>310</text:p>
          </table:table-cell>
          <table:table-cell office:value-type="float" office:value="0.023166">
            <text:p>0.023166</text:p>
          </table:table-cell>
          <table:table-cell office:value-type="float" office:value="0.012712">
            <text:p>0.012712</text:p>
          </table:table-cell>
          <table:table-cell table:number-columns-repeated="2" office:value-type="float" office:value="-0.007165">
            <text:p>-0.007165</text:p>
          </table:table-cell>
          <table:table-cell office:value-type="float" office:value="-0.009451">
            <text:p>-0.009451</text:p>
          </table:table-cell>
          <table:table-cell office:value-type="float" office:value="0.05578">
            <text:p>0.05578</text:p>
          </table:table-cell>
          <table:table-cell office:value-type="float" office:value="0.06228">
            <text:p>0.06228</text:p>
          </table:table-cell>
          <table:table-cell office:value-type="float" office:value="0.05048">
            <text:p>0.05048</text:p>
          </table:table-cell>
          <table:table-cell office:value-type="float" office:value="0.03654">
            <text:p>0.03654</text:p>
          </table:table-cell>
          <table:table-cell office:value-type="float" office:value="0.06496">
            <text:p>0.06496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804">
            <text:p>804</text:p>
          </table:table-cell>
          <table:table-cell office:value-type="float" office:value="1286">
            <text:p>1286</text:p>
          </table:table-cell>
          <table:table-cell office:value-type="float" office:value="2082">
            <text:p>2082</text:p>
          </table:table-cell>
          <table:table-cell office:value-type="float" office:value="3099">
            <text:p>3099</text:p>
          </table:table-cell>
          <table:table-cell office:value-type="float" office:value="2973">
            <text:p>2973</text:p>
          </table:table-cell>
          <table:table-cell office:value-type="float" office:value="3103">
            <text:p>3103</text:p>
          </table:table-cell>
          <table:table-cell office:value-type="float" office:value="0.093939">
            <text:p>0.093939</text:p>
          </table:table-cell>
          <table:table-cell office:value-type="float" office:value="0.096358">
            <text:p>0.096358</text:p>
          </table:table-cell>
          <table:table-cell table:number-columns-repeated="2" office:value-type="float" office:value="0.07955">
            <text:p>0.07955</text:p>
          </table:table-cell>
          <table:table-cell office:value-type="float" office:value="0.00856">
            <text:p>0.00856</text:p>
          </table:table-cell>
          <table:table-cell office:value-type="float" office:value="0.19298">
            <text:p>0.19298</text:p>
          </table:table-cell>
          <table:table-cell office:value-type="float" office:value="0.13248">
            <text:p>0.13248</text:p>
          </table:table-cell>
          <table:table-cell office:value-type="float" office:value="0.20258">
            <text:p>0.20258</text:p>
          </table:table-cell>
          <table:table-cell office:value-type="float" office:value="0.37002">
            <text:p>0.37002</text:p>
          </table:table-cell>
          <table:table-cell office:value-type="float" office:value="0.21348">
            <text:p>0.21348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433">
            <text:p>433</text:p>
          </table:table-cell>
          <table:table-cell office:value-type="float" office:value="510">
            <text:p>510</text:p>
          </table:table-cell>
          <table:table-cell office:value-type="float" office:value="566">
            <text:p>566</text:p>
          </table:table-cell>
          <table:table-cell office:value-type="float" office:value="560">
            <text:p>560</text:p>
          </table:table-cell>
          <table:table-cell office:value-type="float" office:value="556">
            <text:p>556</text:p>
          </table:table-cell>
          <table:table-cell office:value-type="float" office:value="526">
            <text:p>526</text:p>
          </table:table-cell>
          <table:table-cell office:value-type="float" office:value="0.032735">
            <text:p>0.032735</text:p>
          </table:table-cell>
          <table:table-cell office:value-type="float" office:value="0.020837">
            <text:p>0.020837</text:p>
          </table:table-cell>
          <table:table-cell table:number-columns-repeated="2" office:value-type="float" office:value="-0.002131">
            <text:p>-0.002131</text:p>
          </table:table-cell>
          <table:table-cell office:value-type="float" office:value="-0.011093">
            <text:p>-0.011093</text:p>
          </table:table-cell>
          <table:table-cell office:value-type="float" office:value="0.1382">
            <text:p>0.1382</text:p>
          </table:table-cell>
          <table:table-cell office:value-type="float" office:value="0.13908">
            <text:p>0.13908</text:p>
          </table:table-cell>
          <table:table-cell office:value-type="float" office:value="0.1198">
            <text:p>0.1198</text:p>
          </table:table-cell>
          <table:table-cell office:value-type="float" office:value="0.23442">
            <text:p>0.23442</text:p>
          </table:table-cell>
          <table:table-cell office:value-type="float" office:value="0.26876">
            <text:p>0.26876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float" office:value="470">
            <text:p>470</text:p>
          </table:table-cell>
          <table:table-cell office:value-type="float" office:value="534">
            <text:p>534</text:p>
          </table:table-cell>
          <table:table-cell office:value-type="float" office:value="527">
            <text:p>527</text:p>
          </table:table-cell>
          <table:table-cell office:value-type="float" office:value="568">
            <text:p>568</text:p>
          </table:table-cell>
          <table:table-cell office:value-type="float" office:value="495">
            <text:p>495</text:p>
          </table:table-cell>
          <table:table-cell office:value-type="float" office:value="421">
            <text:p>421</text:p>
          </table:table-cell>
          <table:table-cell office:value-type="float" office:value="349">
            <text:p>349</text:p>
          </table:table-cell>
          <table:table-cell office:value-type="float" office:value="-0.002639">
            <text:p>-0.002639</text:p>
          </table:table-cell>
          <table:table-cell office:value-type="float" office:value="0.014984">
            <text:p>0.014984</text:p>
          </table:table-cell>
          <table:table-cell table:number-columns-repeated="2" office:value-type="float" office:value="-0.027513">
            <text:p>-0.027513</text:p>
          </table:table-cell>
          <table:table-cell office:value-type="float" office:value="-0.037512">
            <text:p>-0.037512</text:p>
          </table:table-cell>
          <table:table-cell office:value-type="float" office:value="0.11694">
            <text:p>0.11694</text:p>
          </table:table-cell>
          <table:table-cell office:value-type="float" office:value="0.0988">
            <text:p>0.0988</text:p>
          </table:table-cell>
          <table:table-cell office:value-type="float" office:value="0.07918">
            <text:p>0.07918</text:p>
          </table:table-cell>
          <table:table-cell office:value-type="float" office:value="0.07688">
            <text:p>0.07688</text:p>
          </table:table-cell>
          <table:table-cell office:value-type="float" office:value="0.08424">
            <text:p>0.08424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411">
            <text:p>411</text:p>
          </table:table-cell>
          <table:table-cell office:value-type="float" office:value="450">
            <text:p>450</text:p>
          </table:table-cell>
          <table:table-cell office:value-type="float" office:value="386">
            <text:p>386</text:p>
          </table:table-cell>
          <table:table-cell office:value-type="float" office:value="409">
            <text:p>409</text:p>
          </table:table-cell>
          <table:table-cell office:value-type="float" office:value="449">
            <text:p>449</text:p>
          </table:table-cell>
          <table:table-cell office:value-type="float" office:value="452">
            <text:p>452</text:p>
          </table:table-cell>
          <table:table-cell office:value-type="float" office:value="0.018131">
            <text:p>0.018131</text:p>
          </table:table-cell>
          <table:table-cell office:value-type="float" office:value="-0.030682">
            <text:p>-0.030682</text:p>
          </table:table-cell>
          <table:table-cell table:number-columns-repeated="2" office:value-type="float" office:value="0.011576">
            <text:p>0.011576</text:p>
          </table:table-cell>
          <table:table-cell office:value-type="float" office:value="0.001332">
            <text:p>0.001332</text:p>
          </table:table-cell>
          <table:table-cell office:value-type="float" office:value="0.10338">
            <text:p>0.10338</text:p>
          </table:table-cell>
          <table:table-cell office:value-type="float" office:value="0.11588">
            <text:p>0.11588</text:p>
          </table:table-cell>
          <table:table-cell office:value-type="float" office:value="0.12082">
            <text:p>0.12082</text:p>
          </table:table-cell>
          <table:table-cell office:value-type="float" office:value="0.107">
            <text:p>0.107</text:p>
          </table:table-cell>
          <table:table-cell office:value-type="float" office:value="0.10216">
            <text:p>0.10216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3"/>NA</text:p>
          </table:table-cell>
          <table:table-cell table:number-columns-repeated="15" office:value-type="string">
            <text:p><text:s text:c="4"/>NA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743">
            <text:p>743</text:p>
          </table:table-cell>
          <table:table-cell office:value-type="float" office:value="889">
            <text:p>889</text:p>
          </table:table-cell>
          <table:table-cell office:value-type="float" office:value="1028">
            <text:p>1028</text:p>
          </table:table-cell>
          <table:table-cell office:value-type="float" office:value="1050">
            <text:p>1050</text:p>
          </table:table-cell>
          <table:table-cell office:value-type="float" office:value="1110">
            <text:p>1110</text:p>
          </table:table-cell>
          <table:table-cell office:value-type="float" office:value="920">
            <text:p>920</text:p>
          </table:table-cell>
          <table:table-cell office:value-type="float" office:value="0.03588">
            <text:p>0.03588</text:p>
          </table:table-cell>
          <table:table-cell office:value-type="float" office:value="0.029055">
            <text:p>0.029055</text:p>
          </table:table-cell>
          <table:table-cell table:number-columns-repeated="2" office:value-type="float" office:value="0.004235">
            <text:p>0.004235</text:p>
          </table:table-cell>
          <table:table-cell office:value-type="float" office:value="-0.037548">
            <text:p>-0.037548</text:p>
          </table:table-cell>
          <table:table-cell office:value-type="float" office:value="0.09344">
            <text:p>0.09344</text:p>
          </table:table-cell>
          <table:table-cell office:value-type="float" office:value="0.1095">
            <text:p>0.1095</text:p>
          </table:table-cell>
          <table:table-cell office:value-type="float" office:value="0.12544">
            <text:p>0.12544</text:p>
          </table:table-cell>
          <table:table-cell office:value-type="float" office:value="0.17938">
            <text:p>0.17938</text:p>
          </table:table-cell>
          <table:table-cell office:value-type="float" office:value="0.12826">
            <text:p>0.12826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491">
            <text:p>491</text:p>
          </table:table-cell>
          <table:table-cell office:value-type="float" office:value="470">
            <text:p>470</text:p>
          </table:table-cell>
          <table:table-cell office:value-type="float" office:value="453">
            <text:p>453</text:p>
          </table:table-cell>
          <table:table-cell office:value-type="float" office:value="552">
            <text:p>552</text:p>
          </table:table-cell>
          <table:table-cell office:value-type="float" office:value="603">
            <text:p>603</text:p>
          </table:table-cell>
          <table:table-cell office:value-type="float" office:value="662">
            <text:p>662</text:p>
          </table:table-cell>
          <table:table-cell office:value-type="float" office:value="598">
            <text:p>598</text:p>
          </table:table-cell>
          <table:table-cell office:value-type="float" office:value="-0.007368">
            <text:p>-0.007368</text:p>
          </table:table-cell>
          <table:table-cell office:value-type="float" office:value="0.039531">
            <text:p>0.039531</text:p>
          </table:table-cell>
          <table:table-cell table:number-columns-repeated="2" office:value-type="float" office:value="0.017674">
            <text:p>0.017674</text:p>
          </table:table-cell>
          <table:table-cell office:value-type="float" office:value="-0.020335">
            <text:p>-0.020335</text:p>
          </table:table-cell>
          <table:table-cell office:value-type="float" office:value="0.1734">
            <text:p>0.1734</text:p>
          </table:table-cell>
          <table:table-cell office:value-type="float" office:value="0.16996">
            <text:p>0.16996</text:p>
          </table:table-cell>
          <table:table-cell office:value-type="float" office:value="0.21416">
            <text:p>0.21416</text:p>
          </table:table-cell>
          <table:table-cell office:value-type="float" office:value="0.16574">
            <text:p>0.16574</text:p>
          </table:table-cell>
          <table:table-cell office:value-type="float" office:value="0.15896">
            <text:p>0.15896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245">
            <text:p>245</text:p>
          </table:table-cell>
          <table:table-cell office:value-type="float" office:value="310">
            <text:p>310</text:p>
          </table:table-cell>
          <table:table-cell office:value-type="float" office:value="360">
            <text:p>360</text:p>
          </table:table-cell>
          <table:table-cell office:value-type="float" office:value="540">
            <text:p>540</text:p>
          </table:table-cell>
          <table:table-cell office:value-type="float" office:value="694">
            <text:p>694</text:p>
          </table:table-cell>
          <table:table-cell office:value-type="float" office:value="771">
            <text:p>771</text:p>
          </table:table-cell>
          <table:table-cell office:value-type="float" office:value="0.047063">
            <text:p>0.047063</text:p>
          </table:table-cell>
          <table:table-cell office:value-type="float" office:value="0.029906">
            <text:p>0.029906</text:p>
          </table:table-cell>
          <table:table-cell table:number-columns-repeated="2" office:value-type="float" office:value="0.081093">
            <text:p>0.081093</text:p>
          </table:table-cell>
          <table:table-cell office:value-type="float" office:value="0.021043">
            <text:p>0.021043</text:p>
          </table:table-cell>
          <table:table-cell office:value-type="float" office:value="0.0429">
            <text:p>0.0429</text:p>
          </table:table-cell>
          <table:table-cell office:value-type="float" office:value="0.08074">
            <text:p>0.08074</text:p>
          </table:table-cell>
          <table:table-cell office:value-type="float" office:value="0.11302">
            <text:p>0.11302</text:p>
          </table:table-cell>
          <table:table-cell office:value-type="float" office:value="0.20036">
            <text:p>0.20036</text:p>
          </table:table-cell>
          <table:table-cell office:value-type="float" office:value="0.18558">
            <text:p>0.18558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449">
            <text:p>449</text:p>
          </table:table-cell>
          <table:table-cell office:value-type="float" office:value="557">
            <text:p>557</text:p>
          </table:table-cell>
          <table:table-cell office:value-type="float" office:value="708">
            <text:p>708</text:p>
          </table:table-cell>
          <table:table-cell office:value-type="float" office:value="681">
            <text:p>681</text:p>
          </table:table-cell>
          <table:table-cell office:value-type="float" office:value="680">
            <text:p>680</text:p>
          </table:table-cell>
          <table:table-cell office:value-type="float" office:value="491">
            <text:p>491</text:p>
          </table:table-cell>
          <table:table-cell office:value-type="float" office:value="0.043108">
            <text:p>0.043108</text:p>
          </table:table-cell>
          <table:table-cell office:value-type="float" office:value="0.047976">
            <text:p>0.047976</text:p>
          </table:table-cell>
          <table:table-cell table:number-columns-repeated="2" office:value-type="float" office:value="-0.007776">
            <text:p>-0.007776</text:p>
          </table:table-cell>
          <table:table-cell office:value-type="float" office:value="-0.06513">
            <text:p>-0.06513</text:p>
          </table:table-cell>
          <table:table-cell office:value-type="float" office:value="0.453">
            <text:p>0.453</text:p>
          </table:table-cell>
          <table:table-cell office:value-type="float" office:value="0.17614">
            <text:p>0.17614</text:p>
          </table:table-cell>
          <table:table-cell office:value-type="float" office:value="0.128">
            <text:p>0.128</text:p>
          </table:table-cell>
          <table:table-cell office:value-type="float" office:value="0.21568">
            <text:p>0.21568</text:p>
          </table:table-cell>
          <table:table-cell office:value-type="float" office:value="0.13272">
            <text:p>0.13272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659">
            <text:p>659</text:p>
          </table:table-cell>
          <table:table-cell office:value-type="float" office:value="614">
            <text:p>614</text:p>
          </table:table-cell>
          <table:table-cell office:value-type="float" office:value="673">
            <text:p>673</text:p>
          </table:table-cell>
          <table:table-cell office:value-type="float" office:value="593">
            <text:p>593</text:p>
          </table:table-cell>
          <table:table-cell office:value-type="float" office:value="589">
            <text:p>589</text:p>
          </table:table-cell>
          <table:table-cell office:value-type="float" office:value="497">
            <text:p>497</text:p>
          </table:table-cell>
          <table:table-cell office:value-type="float" office:value="-0.014146">
            <text:p>-0.014146</text:p>
          </table:table-cell>
          <table:table-cell office:value-type="float" office:value="0.01835">
            <text:p>0.01835</text:p>
          </table:table-cell>
          <table:table-cell table:number-columns-repeated="2" office:value-type="float" office:value="-0.02531">
            <text:p>-0.02531</text:p>
          </table:table-cell>
          <table:table-cell office:value-type="float" office:value="-0.033967">
            <text:p>-0.033967</text:p>
          </table:table-cell>
          <table:table-cell office:value-type="float" office:value="0.0644">
            <text:p>0.0644</text:p>
          </table:table-cell>
          <table:table-cell office:value-type="float" office:value="0.07542">
            <text:p>0.07542</text:p>
          </table:table-cell>
          <table:table-cell office:value-type="float" office:value="0.07432">
            <text:p>0.07432</text:p>
          </table:table-cell>
          <table:table-cell office:value-type="float" office:value="0.07346">
            <text:p>0.07346</text:p>
          </table:table-cell>
          <table:table-cell office:value-type="float" office:value="0.07028">
            <text:p>0.07028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float" office:value="226">
            <text:p>226</text:p>
          </table:table-cell>
          <table:table-cell office:value-type="float" office:value="237">
            <text:p>237</text:p>
          </table:table-cell>
          <table:table-cell office:value-type="float" office:value="261">
            <text:p>261</text:p>
          </table:table-cell>
          <table:table-cell office:value-type="float" office:value="301">
            <text:p>301</text:p>
          </table:table-cell>
          <table:table-cell office:value-type="float" office:value="409">
            <text:p>409</text:p>
          </table:table-cell>
          <table:table-cell office:value-type="float" office:value="417">
            <text:p>417</text:p>
          </table:table-cell>
          <table:table-cell office:value-type="float" office:value="387">
            <text:p>387</text:p>
          </table:table-cell>
          <table:table-cell office:value-type="float" office:value="0.019292">
            <text:p>0.019292</text:p>
          </table:table-cell>
          <table:table-cell office:value-type="float" office:value="0.028518">
            <text:p>0.028518</text:p>
          </table:table-cell>
          <table:table-cell table:number-columns-repeated="2" office:value-type="float" office:value="0.061321">
            <text:p>0.061321</text:p>
          </table:table-cell>
          <table:table-cell office:value-type="float" office:value="-0.014932">
            <text:p>-0.014932</text:p>
          </table:table-cell>
          <table:table-cell office:value-type="float" office:value="0.09094">
            <text:p>0.09094</text:p>
          </table:table-cell>
          <table:table-cell office:value-type="float" office:value="0.13946">
            <text:p>0.13946</text:p>
          </table:table-cell>
          <table:table-cell office:value-type="float" office:value="0.17414">
            <text:p>0.17414</text:p>
          </table:table-cell>
          <table:table-cell office:value-type="float" office:value="0.15712">
            <text:p>0.15712</text:p>
          </table:table-cell>
          <table:table-cell office:value-type="float" office:value="0.10536">
            <text:p>0.10536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396">
            <text:p>396</text:p>
          </table:table-cell>
          <table:table-cell office:value-type="float" office:value="327">
            <text:p>327</text:p>
          </table:table-cell>
          <table:table-cell office:value-type="float" office:value="317">
            <text:p>317</text:p>
          </table:table-cell>
          <table:table-cell office:value-type="float" office:value="323">
            <text:p>323</text:p>
          </table:table-cell>
          <table:table-cell office:value-type="float" office:value="356">
            <text:p>356</text:p>
          </table:table-cell>
          <table:table-cell office:value-type="float" office:value="355">
            <text:p>355</text:p>
          </table:table-cell>
          <table:table-cell office:value-type="float" office:value="-0.038291">
            <text:p>-0.038291</text:p>
          </table:table-cell>
          <table:table-cell office:value-type="float" office:value="-0.006212">
            <text:p>-0.006212</text:p>
          </table:table-cell>
          <table:table-cell table:number-columns-repeated="2" office:value-type="float" office:value="0.00375">
            <text:p>0.00375</text:p>
          </table:table-cell>
          <table:table-cell office:value-type="float" office:value="-0.000563">
            <text:p>-0.000563</text:p>
          </table:table-cell>
          <table:table-cell office:value-type="float" office:value="0.05524">
            <text:p>0.05524</text:p>
          </table:table-cell>
          <table:table-cell office:value-type="float" office:value="0.09114">
            <text:p>0.09114</text:p>
          </table:table-cell>
          <table:table-cell office:value-type="float" office:value="0.08608">
            <text:p>0.08608</text:p>
          </table:table-cell>
          <table:table-cell office:value-type="float" office:value="0.08284">
            <text:p>0.08284</text:p>
          </table:table-cell>
          <table:table-cell office:value-type="float" office:value="0.05808">
            <text:p>0.05808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1012">
            <text:p>1012</text:p>
          </table:table-cell>
          <table:table-cell office:value-type="float" office:value="1153">
            <text:p>1153</text:p>
          </table:table-cell>
          <table:table-cell office:value-type="float" office:value="1025">
            <text:p>1025</text:p>
          </table:table-cell>
          <table:table-cell office:value-type="float" office:value="1367">
            <text:p>1367</text:p>
          </table:table-cell>
          <table:table-cell office:value-type="float" office:value="1484">
            <text:p>1484</text:p>
          </table:table-cell>
          <table:table-cell office:value-type="float" office:value="1869">
            <text:p>1869</text:p>
          </table:table-cell>
          <table:table-cell office:value-type="float" office:value="0.026088">
            <text:p>0.026088</text:p>
          </table:table-cell>
          <table:table-cell office:value-type="float" office:value="-0.023535">
            <text:p>-0.023535</text:p>
          </table:table-cell>
          <table:table-cell table:number-columns-repeated="2" office:value-type="float" office:value="0.057585">
            <text:p>0.057585</text:p>
          </table:table-cell>
          <table:table-cell office:value-type="float" office:value="0.046132">
            <text:p>0.046132</text:p>
          </table:table-cell>
          <table:table-cell office:value-type="float" office:value="0.18982">
            <text:p>0.18982</text:p>
          </table:table-cell>
          <table:table-cell office:value-type="float" office:value="0.13158">
            <text:p>0.13158</text:p>
          </table:table-cell>
          <table:table-cell office:value-type="float" office:value="0.15464">
            <text:p>0.15464</text:p>
          </table:table-cell>
          <table:table-cell office:value-type="float" office:value="0.22936">
            <text:p>0.22936</text:p>
          </table:table-cell>
          <table:table-cell office:value-type="float" office:value="0.1516">
            <text:p>0.1516</text:p>
          </table:table-cell>
        </table:table-row>
        <table:table-row table:style-name="ro1">
          <table:table-cell office:value-type="float" office:value="1265">
            <text:p>1265</text:p>
          </table:table-cell>
          <table:table-cell office:value-type="float" office:value="1144">
            <text:p>1144</text:p>
          </table:table-cell>
          <table:table-cell office:value-type="float" office:value="542">
            <text:p>542</text:p>
          </table:table-cell>
          <table:table-cell office:value-type="float" office:value="826">
            <text:p>826</text:p>
          </table:table-cell>
          <table:table-cell office:value-type="float" office:value="876">
            <text:p>876</text:p>
          </table:table-cell>
          <table:table-cell office:value-type="float" office:value="963">
            <text:p>963</text:p>
          </table:table-cell>
          <table:table-cell office:value-type="float" office:value="1199">
            <text:p>1199</text:p>
          </table:table-cell>
          <table:table-cell office:value-type="float" office:value="1221">
            <text:p>1221</text:p>
          </table:table-cell>
          <table:table-cell office:value-type="float" office:value="0.084266">
            <text:p>0.084266</text:p>
          </table:table-cell>
          <table:table-cell office:value-type="float" office:value="0.011754">
            <text:p>0.011754</text:p>
          </table:table-cell>
          <table:table-cell table:number-columns-repeated="2" office:value-type="float" office:value="0.018937">
            <text:p>0.018937</text:p>
          </table:table-cell>
          <table:table-cell office:value-type="float" office:value="0.003636">
            <text:p>0.003636</text:p>
          </table:table-cell>
          <table:table-cell office:value-type="float" office:value="0.0501">
            <text:p>0.0501</text:p>
          </table:table-cell>
          <table:table-cell office:value-type="float" office:value="0.06058">
            <text:p>0.06058</text:p>
          </table:table-cell>
          <table:table-cell office:value-type="float" office:value="0.07686">
            <text:p>0.07686</text:p>
          </table:table-cell>
          <table:table-cell office:value-type="float" office:value="0.13236">
            <text:p>0.13236</text:p>
          </table:table-cell>
          <table:table-cell office:value-type="float" office:value="0.09734">
            <text:p>0.09734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558">
            <text:p>558</text:p>
          </table:table-cell>
          <table:table-cell office:value-type="float" office:value="414">
            <text:p>414</text:p>
          </table:table-cell>
          <table:table-cell office:value-type="float" office:value="527">
            <text:p>527</text:p>
          </table:table-cell>
          <table:table-cell office:value-type="float" office:value="570">
            <text:p>570</text:p>
          </table:table-cell>
          <table:table-cell office:value-type="float" office:value="600">
            <text:p>600</text:p>
          </table:table-cell>
          <table:table-cell office:value-type="float" office:value="576">
            <text:p>576</text:p>
          </table:table-cell>
          <table:table-cell office:value-type="float" office:value="550">
            <text:p>550</text:p>
          </table:table-cell>
          <table:table-cell office:value-type="float" office:value="0.048267">
            <text:p>0.048267</text:p>
          </table:table-cell>
          <table:table-cell office:value-type="float" office:value="0.015687">
            <text:p>0.015687</text:p>
          </table:table-cell>
          <table:table-cell table:number-columns-repeated="2" office:value-type="float" office:value="0.010259">
            <text:p>0.010259</text:p>
          </table:table-cell>
          <table:table-cell office:value-type="float" office:value="-0.009238">
            <text:p>-0.009238</text:p>
          </table:table-cell>
          <table:table-cell office:value-type="float" office:value="0.35596">
            <text:p>0.35596</text:p>
          </table:table-cell>
          <table:table-cell office:value-type="float" office:value="0.18722">
            <text:p>0.18722</text:p>
          </table:table-cell>
          <table:table-cell office:value-type="float" office:value="0.28494">
            <text:p>0.28494</text:p>
          </table:table-cell>
          <table:table-cell office:value-type="float" office:value="0.31694">
            <text:p>0.31694</text:p>
          </table:table-cell>
          <table:table-cell office:value-type="float" office:value="0.16266">
            <text:p>0.16266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798">
            <text:p>798</text:p>
          </table:table-cell>
          <table:table-cell office:value-type="float" office:value="864">
            <text:p>864</text:p>
          </table:table-cell>
          <table:table-cell office:value-type="float" office:value="1020">
            <text:p>1020</text:p>
          </table:table-cell>
          <table:table-cell office:value-type="float" office:value="789">
            <text:p>789</text:p>
          </table:table-cell>
          <table:table-cell office:value-type="float" office:value="637">
            <text:p>637</text:p>
          </table:table-cell>
          <table:table-cell office:value-type="float" office:value="528">
            <text:p>528</text:p>
          </table:table-cell>
          <table:table-cell office:value-type="float" office:value="0.015893">
            <text:p>0.015893</text:p>
          </table:table-cell>
          <table:table-cell office:value-type="float" office:value="0.033197">
            <text:p>0.033197</text:p>
          </table:table-cell>
          <table:table-cell table:number-columns-repeated="2" office:value-type="float" office:value="-0.051358">
            <text:p>-0.051358</text:p>
          </table:table-cell>
          <table:table-cell office:value-type="float" office:value="-0.037535">
            <text:p>-0.037535</text:p>
          </table:table-cell>
          <table:table-cell office:value-type="float" office:value="0.05458">
            <text:p>0.05458</text:p>
          </table:table-cell>
          <table:table-cell office:value-type="float" office:value="0.06592">
            <text:p>0.06592</text:p>
          </table:table-cell>
          <table:table-cell office:value-type="float" office:value="0.07876">
            <text:p>0.07876</text:p>
          </table:table-cell>
          <table:table-cell office:value-type="float" office:value="0.0553">
            <text:p>0.0553</text:p>
          </table:table-cell>
          <table:table-cell office:value-type="float" office:value="0.05538">
            <text:p>0.05538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284">
            <text:p>284</text:p>
          </table:table-cell>
          <table:table-cell office:value-type="float" office:value="340">
            <text:p>340</text:p>
          </table:table-cell>
          <table:table-cell office:value-type="float" office:value="401">
            <text:p>401</text:p>
          </table:table-cell>
          <table:table-cell office:value-type="float" office:value="361">
            <text:p>361</text:p>
          </table:table-cell>
          <table:table-cell office:value-type="float" office:value="441">
            <text:p>441</text:p>
          </table:table-cell>
          <table:table-cell office:value-type="float" office:value="429">
            <text:p>429</text:p>
          </table:table-cell>
          <table:table-cell office:value-type="float" office:value="0.035994">
            <text:p>0.035994</text:p>
          </table:table-cell>
          <table:table-cell office:value-type="float" office:value="0.033003">
            <text:p>0.033003</text:p>
          </table:table-cell>
          <table:table-cell table:number-columns-repeated="2" office:value-type="float" office:value="-0.021017">
            <text:p>-0.021017</text:p>
          </table:table-cell>
          <table:table-cell office:value-type="float" office:value="-0.005518">
            <text:p>-0.005518</text:p>
          </table:table-cell>
          <table:table-cell office:value-type="float" office:value="0.07518">
            <text:p>0.07518</text:p>
          </table:table-cell>
          <table:table-cell office:value-type="float" office:value="0.06048">
            <text:p>0.06048</text:p>
          </table:table-cell>
          <table:table-cell office:value-type="float" office:value="0.07088">
            <text:p>0.07088</text:p>
          </table:table-cell>
          <table:table-cell office:value-type="float" office:value="0.15876">
            <text:p>0.15876</text:p>
          </table:table-cell>
          <table:table-cell office:value-type="float" office:value="0.15132">
            <text:p>0.15132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598">
            <text:p>598</text:p>
          </table:table-cell>
          <table:table-cell office:value-type="float" office:value="552">
            <text:p>552</text:p>
          </table:table-cell>
          <table:table-cell office:value-type="float" office:value="569">
            <text:p>569</text:p>
          </table:table-cell>
          <table:table-cell office:value-type="float" office:value="630">
            <text:p>630</text:p>
          </table:table-cell>
          <table:table-cell office:value-type="float" office:value="705">
            <text:p>705</text:p>
          </table:table-cell>
          <table:table-cell office:value-type="float" office:value="824">
            <text:p>824</text:p>
          </table:table-cell>
          <table:table-cell office:value-type="float" office:value="581">
            <text:p>581</text:p>
          </table:table-cell>
          <table:table-cell office:value-type="float" office:value="0.006066">
            <text:p>0.006066</text:p>
          </table:table-cell>
          <table:table-cell office:value-type="float" office:value="0.020368">
            <text:p>0.020368</text:p>
          </table:table-cell>
          <table:table-cell table:number-columns-repeated="2" office:value-type="float" office:value="0.022496">
            <text:p>0.022496</text:p>
          </table:table-cell>
          <table:table-cell office:value-type="float" office:value="-0.069884">
            <text:p>-0.069884</text:p>
          </table:table-cell>
          <table:table-cell office:value-type="float" office:value="0.04804">
            <text:p>0.04804</text:p>
          </table:table-cell>
          <table:table-cell office:value-type="float" office:value="0.06606">
            <text:p>0.06606</text:p>
          </table:table-cell>
          <table:table-cell office:value-type="float" office:value="0.11516">
            <text:p>0.11516</text:p>
          </table:table-cell>
          <table:table-cell office:value-type="float" office:value="0.19622">
            <text:p>0.19622</text:p>
          </table:table-cell>
          <table:table-cell office:value-type="float" office:value="0.17364">
            <text:p>0.17364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244">
            <text:p>244</text:p>
          </table:table-cell>
          <table:table-cell office:value-type="float" office:value="152">
            <text:p>152</text:p>
          </table:table-cell>
          <table:table-cell office:value-type="float" office:value="268">
            <text:p>268</text:p>
          </table:table-cell>
          <table:table-cell office:value-type="float" office:value="350">
            <text:p>350</text:p>
          </table:table-cell>
          <table:table-cell office:value-type="float" office:value="379">
            <text:p>379</text:p>
          </table:table-cell>
          <table:table-cell office:value-type="float" office:value="341">
            <text:p>341</text:p>
          </table:table-cell>
          <table:table-cell office:value-type="float" office:value="-0.094658">
            <text:p>-0.094658</text:p>
          </table:table-cell>
          <table:table-cell office:value-type="float" office:value="0.113421">
            <text:p>0.113421</text:p>
          </table:table-cell>
          <table:table-cell table:number-columns-repeated="2" office:value-type="float" office:value="0.053389">
            <text:p>0.053389</text:p>
          </table:table-cell>
          <table:table-cell office:value-type="float" office:value="-0.021131">
            <text:p>-0.021131</text:p>
          </table:table-cell>
          <table:table-cell office:value-type="float" office:value="0.0497">
            <text:p>0.0497</text:p>
          </table:table-cell>
          <table:table-cell office:value-type="float" office:value="0.07066">
            <text:p>0.07066</text:p>
          </table:table-cell>
          <table:table-cell office:value-type="float" office:value="0.0656">
            <text:p>0.0656</text:p>
          </table:table-cell>
          <table:table-cell office:value-type="float" office:value="0.09002">
            <text:p>0.09002</text:p>
          </table:table-cell>
          <table:table-cell office:value-type="float" office:value="0.11012">
            <text:p>0.11012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756">
            <text:p>756</text:p>
          </table:table-cell>
          <table:table-cell office:value-type="float" office:value="800">
            <text:p>800</text:p>
          </table:table-cell>
          <table:table-cell office:value-type="float" office:value="760">
            <text:p>760</text:p>
          </table:table-cell>
          <table:table-cell office:value-type="float" office:value="758">
            <text:p>758</text:p>
          </table:table-cell>
          <table:table-cell office:value-type="float" office:value="744">
            <text:p>744</text:p>
          </table:table-cell>
          <table:table-cell office:value-type="float" office:value="754">
            <text:p>754</text:p>
          </table:table-cell>
          <table:table-cell office:value-type="float" office:value="0.011314">
            <text:p>0.011314</text:p>
          </table:table-cell>
          <table:table-cell office:value-type="float" office:value="-0.010259">
            <text:p>-0.010259</text:p>
          </table:table-cell>
          <table:table-cell table:number-columns-repeated="2" office:value-type="float" office:value="-0.000527">
            <text:p>-0.000527</text:p>
          </table:table-cell>
          <table:table-cell office:value-type="float" office:value="0.00267">
            <text:p>0.00267</text:p>
          </table:table-cell>
          <table:table-cell office:value-type="float" office:value="0.09606">
            <text:p>0.09606</text:p>
          </table:table-cell>
          <table:table-cell office:value-type="float" office:value="0.08198">
            <text:p>0.08198</text:p>
          </table:table-cell>
          <table:table-cell office:value-type="float" office:value="0.12002">
            <text:p>0.12002</text:p>
          </table:table-cell>
          <table:table-cell office:value-type="float" office:value="0.10558">
            <text:p>0.10558</text:p>
          </table:table-cell>
          <table:table-cell office:value-type="float" office:value="0.0825">
            <text:p>0.0825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3"/>NA</text:p>
          </table:table-cell>
          <table:table-cell table:number-columns-repeated="15" office:value-type="string">
            <text:p><text:s text:c="4"/>NA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281">
            <text:p>281</text:p>
          </table:table-cell>
          <table:table-cell office:value-type="float" office:value="411">
            <text:p>411</text:p>
          </table:table-cell>
          <table:table-cell office:value-type="float" office:value="459">
            <text:p>459</text:p>
          </table:table-cell>
          <table:table-cell office:value-type="float" office:value="495">
            <text:p>495</text:p>
          </table:table-cell>
          <table:table-cell office:value-type="float" office:value="512">
            <text:p>512</text:p>
          </table:table-cell>
          <table:table-cell office:value-type="float" office:value="443">
            <text:p>443</text:p>
          </table:table-cell>
          <table:table-cell office:value-type="float" office:value="0.076048">
            <text:p>0.076048</text:p>
          </table:table-cell>
          <table:table-cell office:value-type="float" office:value="0.022091">
            <text:p>0.022091</text:p>
          </table:table-cell>
          <table:table-cell table:number-columns-repeated="2" office:value-type="float" office:value="0.015102">
            <text:p>0.015102</text:p>
          </table:table-cell>
          <table:table-cell office:value-type="float" office:value="-0.028951">
            <text:p>-0.028951</text:p>
          </table:table-cell>
          <table:table-cell office:value-type="float" office:value="0.0907">
            <text:p>0.0907</text:p>
          </table:table-cell>
          <table:table-cell office:value-type="float" office:value="0.13496">
            <text:p>0.13496</text:p>
          </table:table-cell>
          <table:table-cell office:value-type="float" office:value="0.11068">
            <text:p>0.11068</text:p>
          </table:table-cell>
          <table:table-cell office:value-type="float" office:value="0.09772">
            <text:p>0.09772</text:p>
          </table:table-cell>
          <table:table-cell office:value-type="float" office:value="0.11926">
            <text:p>0.11926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483">
            <text:p>483</text:p>
          </table:table-cell>
          <table:table-cell office:value-type="float" office:value="396">
            <text:p>396</text:p>
          </table:table-cell>
          <table:table-cell office:value-type="float" office:value="374">
            <text:p>374</text:p>
          </table:table-cell>
          <table:table-cell office:value-type="float" office:value="409">
            <text:p>409</text:p>
          </table:table-cell>
          <table:table-cell office:value-type="float" office:value="415">
            <text:p>415</text:p>
          </table:table-cell>
          <table:table-cell office:value-type="float" office:value="348">
            <text:p>348</text:p>
          </table:table-cell>
          <table:table-cell office:value-type="float" office:value="-0.03972">
            <text:p>-0.03972</text:p>
          </table:table-cell>
          <table:table-cell office:value-type="float" office:value="-0.011432">
            <text:p>-0.011432</text:p>
          </table:table-cell>
          <table:table-cell table:number-columns-repeated="2" office:value-type="float" office:value="0.017892">
            <text:p>0.017892</text:p>
          </table:table-cell>
          <table:table-cell office:value-type="float" office:value="-0.035215">
            <text:p>-0.035215</text:p>
          </table:table-cell>
          <table:table-cell office:value-type="float" office:value="0.07746">
            <text:p>0.07746</text:p>
          </table:table-cell>
          <table:table-cell office:value-type="float" office:value="0.10654">
            <text:p>0.10654</text:p>
          </table:table-cell>
          <table:table-cell office:value-type="float" office:value="0.12712">
            <text:p>0.12712</text:p>
          </table:table-cell>
          <table:table-cell office:value-type="float" office:value="0.18008">
            <text:p>0.18008</text:p>
          </table:table-cell>
          <table:table-cell office:value-type="float" office:value="0.18424">
            <text:p>0.18424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2630">
            <text:p>2630</text:p>
          </table:table-cell>
          <table:table-cell office:value-type="float" office:value="2627">
            <text:p>2627</text:p>
          </table:table-cell>
          <table:table-cell office:value-type="float" office:value="3142">
            <text:p>3142</text:p>
          </table:table-cell>
          <table:table-cell office:value-type="float" office:value="3609">
            <text:p>3609</text:p>
          </table:table-cell>
          <table:table-cell office:value-type="float" office:value="4095">
            <text:p>4095</text:p>
          </table:table-cell>
          <table:table-cell office:value-type="float" office:value="4286">
            <text:p>4286</text:p>
          </table:table-cell>
          <table:table-cell office:value-type="float" office:value="3885">
            <text:p>3885</text:p>
          </table:table-cell>
          <table:table-cell office:value-type="float" office:value="0.035803">
            <text:p>0.035803</text:p>
          </table:table-cell>
          <table:table-cell office:value-type="float" office:value="0.027714">
            <text:p>0.027714</text:p>
          </table:table-cell>
          <table:table-cell table:number-columns-repeated="2" office:value-type="float" office:value="0.025267">
            <text:p>0.025267</text:p>
          </table:table-cell>
          <table:table-cell office:value-type="float" office:value="-0.019646">
            <text:p>-0.019646</text:p>
          </table:table-cell>
          <table:table-cell office:value-type="float" office:value="0.18102">
            <text:p>0.18102</text:p>
          </table:table-cell>
          <table:table-cell office:value-type="float" office:value="0.2226">
            <text:p>0.2226</text:p>
          </table:table-cell>
          <table:table-cell office:value-type="float" office:value="0.2437">
            <text:p>0.2437</text:p>
          </table:table-cell>
          <table:table-cell office:value-type="float" office:value="0.21968">
            <text:p>0.21968</text:p>
          </table:table-cell>
          <table:table-cell office:value-type="float" office:value="0.22714">
            <text:p>0.22714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float" office:value="608">
            <text:p>608</text:p>
          </table:table-cell>
          <table:table-cell office:value-type="float" office:value="667">
            <text:p>667</text:p>
          </table:table-cell>
          <table:table-cell office:value-type="float" office:value="729">
            <text:p>729</text:p>
          </table:table-cell>
          <table:table-cell office:value-type="float" office:value="683">
            <text:p>683</text:p>
          </table:table-cell>
          <table:table-cell office:value-type="float" office:value="645">
            <text:p>645</text:p>
          </table:table-cell>
          <table:table-cell office:value-type="float" office:value="652">
            <text:p>652</text:p>
          </table:table-cell>
          <table:table-cell office:value-type="float" office:value="540">
            <text:p>540</text:p>
          </table:table-cell>
          <table:table-cell office:value-type="float" office:value="0.017777">
            <text:p>0.017777</text:p>
          </table:table-cell>
          <table:table-cell office:value-type="float" office:value="-0.013036">
            <text:p>-0.013036</text:p>
          </table:table-cell>
          <table:table-cell table:number-columns-repeated="2" office:value-type="float" office:value="-0.011449">
            <text:p>-0.011449</text:p>
          </table:table-cell>
          <table:table-cell office:value-type="float" office:value="-0.037695">
            <text:p>-0.037695</text:p>
          </table:table-cell>
          <table:table-cell office:value-type="float" office:value="0.11898">
            <text:p>0.11898</text:p>
          </table:table-cell>
          <table:table-cell office:value-type="float" office:value="0.11794">
            <text:p>0.11794</text:p>
          </table:table-cell>
          <table:table-cell office:value-type="float" office:value="0.12504">
            <text:p>0.12504</text:p>
          </table:table-cell>
          <table:table-cell office:value-type="float" office:value="0.15308">
            <text:p>0.15308</text:p>
          </table:table-cell>
          <table:table-cell office:value-type="float" office:value="0.14702">
            <text:p>0.14702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441">
            <text:p>441</text:p>
          </table:table-cell>
          <table:table-cell office:value-type="float" office:value="631">
            <text:p>631</text:p>
          </table:table-cell>
          <table:table-cell office:value-type="float" office:value="743">
            <text:p>743</text:p>
          </table:table-cell>
          <table:table-cell office:value-type="float" office:value="1041">
            <text:p>1041</text:p>
          </table:table-cell>
          <table:table-cell office:value-type="float" office:value="1079">
            <text:p>1079</text:p>
          </table:table-cell>
          <table:table-cell office:value-type="float" office:value="1187">
            <text:p>1187</text:p>
          </table:table-cell>
          <table:table-cell office:value-type="float" office:value="0.071652">
            <text:p>0.071652</text:p>
          </table:table-cell>
          <table:table-cell office:value-type="float" office:value="0.032678">
            <text:p>0.032678</text:p>
          </table:table-cell>
          <table:table-cell table:number-columns-repeated="2" office:value-type="float" office:value="0.067448">
            <text:p>0.067448</text:p>
          </table:table-cell>
          <table:table-cell office:value-type="float" office:value="0.019079">
            <text:p>0.019079</text:p>
          </table:table-cell>
          <table:table-cell office:value-type="float" office:value="0.18462">
            <text:p>0.18462</text:p>
          </table:table-cell>
          <table:table-cell office:value-type="float" office:value="0.14634">
            <text:p>0.14634</text:p>
          </table:table-cell>
          <table:table-cell office:value-type="float" office:value="0.15386">
            <text:p>0.15386</text:p>
          </table:table-cell>
          <table:table-cell office:value-type="float" office:value="0.19256">
            <text:p>0.19256</text:p>
          </table:table-cell>
          <table:table-cell office:value-type="float" office:value="0.2058">
            <text:p>0.2058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208">
            <text:p>208</text:p>
          </table:table-cell>
          <table:table-cell office:value-type="float" office:value="256">
            <text:p>256</text:p>
          </table:table-cell>
          <table:table-cell office:value-type="float" office:value="283">
            <text:p>283</text:p>
          </table:table-cell>
          <table:table-cell office:value-type="float" office:value="318">
            <text:p>318</text:p>
          </table:table-cell>
          <table:table-cell office:value-type="float" office:value="353">
            <text:p>353</text:p>
          </table:table-cell>
          <table:table-cell office:value-type="float" office:value="355">
            <text:p>355</text:p>
          </table:table-cell>
          <table:table-cell office:value-type="float" office:value="0.041528">
            <text:p>0.041528</text:p>
          </table:table-cell>
          <table:table-cell office:value-type="float" office:value="0.020054">
            <text:p>0.020054</text:p>
          </table:table-cell>
          <table:table-cell table:number-columns-repeated="2" office:value-type="float" office:value="0.023321">
            <text:p>0.023321</text:p>
          </table:table-cell>
          <table:table-cell office:value-type="float" office:value="0.00113">
            <text:p>0.00113</text:p>
          </table:table-cell>
          <table:table-cell office:value-type="float" office:value="0.1278">
            <text:p>0.1278</text:p>
          </table:table-cell>
          <table:table-cell office:value-type="float" office:value="0.17234">
            <text:p>0.17234</text:p>
          </table:table-cell>
          <table:table-cell office:value-type="float" office:value="0.22562">
            <text:p>0.22562</text:p>
          </table:table-cell>
          <table:table-cell office:value-type="float" office:value="0.19142">
            <text:p>0.19142</text:p>
          </table:table-cell>
          <table:table-cell office:value-type="float" office:value="0.18458">
            <text:p>0.18458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415">
            <text:p>415</text:p>
          </table:table-cell>
          <table:table-cell office:value-type="float" office:value="550">
            <text:p>550</text:p>
          </table:table-cell>
          <table:table-cell office:value-type="float" office:value="644">
            <text:p>644</text:p>
          </table:table-cell>
          <table:table-cell office:value-type="float" office:value="663">
            <text:p>663</text:p>
          </table:table-cell>
          <table:table-cell office:value-type="float" office:value="625">
            <text:p>625</text:p>
          </table:table-cell>
          <table:table-cell office:value-type="float" office:value="489">
            <text:p>489</text:p>
          </table:table-cell>
          <table:table-cell office:value-type="float" office:value="0.056328">
            <text:p>0.056328</text:p>
          </table:table-cell>
          <table:table-cell office:value-type="float" office:value="0.031556">
            <text:p>0.031556</text:p>
          </table:table-cell>
          <table:table-cell table:number-columns-repeated="2" office:value-type="float" office:value="0.005815">
            <text:p>0.005815</text:p>
          </table:table-cell>
          <table:table-cell office:value-type="float" office:value="-0.049078">
            <text:p>-0.049078</text:p>
          </table:table-cell>
          <table:table-cell office:value-type="float" office:value="0.08758">
            <text:p>0.08758</text:p>
          </table:table-cell>
          <table:table-cell office:value-type="float" office:value="0.1133">
            <text:p>0.1133</text:p>
          </table:table-cell>
          <table:table-cell office:value-type="float" office:value="0.13874">
            <text:p>0.13874</text:p>
          </table:table-cell>
          <table:table-cell office:value-type="float" office:value="0.27602">
            <text:p>0.27602</text:p>
          </table:table-cell>
          <table:table-cell office:value-type="float" office:value="0.16196">
            <text:p>0.16196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852">
            <text:p>852</text:p>
          </table:table-cell>
          <table:table-cell office:value-type="float" office:value="925">
            <text:p>925</text:p>
          </table:table-cell>
          <table:table-cell office:value-type="float" office:value="1076">
            <text:p>1076</text:p>
          </table:table-cell>
          <table:table-cell office:value-type="float" office:value="1513">
            <text:p>1513</text:p>
          </table:table-cell>
          <table:table-cell office:value-type="float" office:value="1845">
            <text:p>1845</text:p>
          </table:table-cell>
          <table:table-cell office:value-type="float" office:value="2050">
            <text:p>2050</text:p>
          </table:table-cell>
          <table:table-cell office:value-type="float" office:value="0.016441">
            <text:p>0.016441</text:p>
          </table:table-cell>
          <table:table-cell office:value-type="float" office:value="0.030242">
            <text:p>0.030242</text:p>
          </table:table-cell>
          <table:table-cell table:number-columns-repeated="2" office:value-type="float" office:value="0.068169">
            <text:p>0.068169</text:p>
          </table:table-cell>
          <table:table-cell office:value-type="float" office:value="0.021072">
            <text:p>0.021072</text:p>
          </table:table-cell>
          <table:table-cell office:value-type="float" office:value="0.12048">
            <text:p>0.12048</text:p>
          </table:table-cell>
          <table:table-cell office:value-type="float" office:value="0.13598">
            <text:p>0.13598</text:p>
          </table:table-cell>
          <table:table-cell office:value-type="float" office:value="0.11708">
            <text:p>0.11708</text:p>
          </table:table-cell>
          <table:table-cell office:value-type="float" office:value="0.15334">
            <text:p>0.15334</text:p>
          </table:table-cell>
          <table:table-cell office:value-type="float" office:value="0.16836">
            <text:p>0.16836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329">
            <text:p>329</text:p>
          </table:table-cell>
          <table:table-cell office:value-type="float" office:value="322">
            <text:p>322</text:p>
          </table:table-cell>
          <table:table-cell office:value-type="float" office:value="333">
            <text:p>333</text:p>
          </table:table-cell>
          <table:table-cell office:value-type="float" office:value="352">
            <text:p>352</text:p>
          </table:table-cell>
          <table:table-cell office:value-type="float" office:value="347">
            <text:p>347</text:p>
          </table:table-cell>
          <table:table-cell office:value-type="float" office:value="257">
            <text:p>257</text:p>
          </table:table-cell>
          <table:table-cell office:value-type="float" office:value="347">
            <text:p>347</text:p>
          </table:table-cell>
          <table:table-cell office:value-type="float" office:value="0.006718">
            <text:p>0.006718</text:p>
          </table:table-cell>
          <table:table-cell office:value-type="float" office:value="0.011098">
            <text:p>0.011098</text:p>
          </table:table-cell>
          <table:table-cell table:number-columns-repeated="2" office:value-type="float" office:value="-0.002861">
            <text:p>-0.002861</text:p>
          </table:table-cell>
          <table:table-cell office:value-type="float" office:value="0.06005">
            <text:p>0.06005</text:p>
          </table:table-cell>
          <table:table-cell office:value-type="float" office:value="0.0414">
            <text:p>0.0414</text:p>
          </table:table-cell>
          <table:table-cell office:value-type="float" office:value="0.05292">
            <text:p>0.05292</text:p>
          </table:table-cell>
          <table:table-cell office:value-type="float" office:value="0.03934">
            <text:p>0.03934</text:p>
          </table:table-cell>
          <table:table-cell office:value-type="float" office:value="0.02476">
            <text:p>0.02476</text:p>
          </table:table-cell>
          <table:table-cell office:value-type="float" office:value="0.04804">
            <text:p>0.04804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18">
            <text:p>318</text:p>
          </table:table-cell>
          <table:table-cell office:value-type="float" office:value="314">
            <text:p>314</text:p>
          </table:table-cell>
          <table:table-cell office:value-type="float" office:value="305">
            <text:p>305</text:p>
          </table:table-cell>
          <table:table-cell office:value-type="float" office:value="358">
            <text:p>358</text:p>
          </table:table-cell>
          <table:table-cell office:value-type="float" office:value="354">
            <text:p>354</text:p>
          </table:table-cell>
          <table:table-cell office:value-type="float" office:value="224">
            <text:p>224</text:p>
          </table:table-cell>
          <table:table-cell office:value-type="float" office:value="210">
            <text:p>210</text:p>
          </table:table-cell>
          <table:table-cell office:value-type="float" office:value="-0.005816">
            <text:p>-0.005816</text:p>
          </table:table-cell>
          <table:table-cell office:value-type="float" office:value="0.032044">
            <text:p>0.032044</text:p>
          </table:table-cell>
          <table:table-cell table:number-columns-repeated="2" office:value-type="float" office:value="-0.002247">
            <text:p>-0.002247</text:p>
          </table:table-cell>
          <table:table-cell office:value-type="float" office:value="-0.012908">
            <text:p>-0.012908</text:p>
          </table:table-cell>
          <table:table-cell office:value-type="float" office:value="0.0253">
            <text:p>0.0253</text:p>
          </table:table-cell>
          <table:table-cell office:value-type="float" office:value="0.03558">
            <text:p>0.03558</text:p>
          </table:table-cell>
          <table:table-cell office:value-type="float" office:value="0.06024">
            <text:p>0.06024</text:p>
          </table:table-cell>
          <table:table-cell office:value-type="float" office:value="0.07614">
            <text:p>0.07614</text:p>
          </table:table-cell>
          <table:table-cell office:value-type="float" office:value="0.12584">
            <text:p>0.12584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float" office:value="745">
            <text:p>745</text:p>
          </table:table-cell>
          <table:table-cell office:value-type="float" office:value="740">
            <text:p>740</text:p>
          </table:table-cell>
          <table:table-cell office:value-type="float" office:value="854">
            <text:p>854</text:p>
          </table:table-cell>
          <table:table-cell office:value-type="float" office:value="789">
            <text:p>789</text:p>
          </table:table-cell>
          <table:table-cell office:value-type="float" office:value="883">
            <text:p>883</text:p>
          </table:table-cell>
          <table:table-cell office:value-type="float" office:value="716">
            <text:p>716</text:p>
          </table:table-cell>
          <table:table-cell office:value-type="float" office:value="584">
            <text:p>584</text:p>
          </table:table-cell>
          <table:table-cell office:value-type="float" office:value="0.028656">
            <text:p>0.028656</text:p>
          </table:table-cell>
          <table:table-cell office:value-type="float" office:value="-0.015833">
            <text:p>-0.015833</text:p>
          </table:table-cell>
          <table:table-cell table:number-columns-repeated="2" office:value-type="float" office:value="0.022512">
            <text:p>0.022512</text:p>
          </table:table-cell>
          <table:table-cell office:value-type="float" office:value="-0.040756">
            <text:p>-0.040756</text:p>
          </table:table-cell>
          <table:table-cell office:value-type="float" office:value="0.36086">
            <text:p>0.36086</text:p>
          </table:table-cell>
          <table:table-cell office:value-type="float" office:value="0.43234">
            <text:p>0.43234</text:p>
          </table:table-cell>
          <table:table-cell office:value-type="float" office:value="0.4755">
            <text:p>0.4755</text:p>
          </table:table-cell>
          <table:table-cell office:value-type="float" office:value="0.23072">
            <text:p>0.23072</text:p>
          </table:table-cell>
          <table:table-cell office:value-type="float" office:value="0.13154">
            <text:p>0.13154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float" office:value="707">
            <text:p>707</text:p>
          </table:table-cell>
          <table:table-cell office:value-type="float" office:value="615">
            <text:p>615</text:p>
          </table:table-cell>
          <table:table-cell office:value-type="float" office:value="680">
            <text:p>680</text:p>
          </table:table-cell>
          <table:table-cell office:value-type="float" office:value="810">
            <text:p>810</text:p>
          </table:table-cell>
          <table:table-cell office:value-type="float" office:value="1000">
            <text:p>1000</text:p>
          </table:table-cell>
          <table:table-cell office:value-type="float" office:value="930">
            <text:p>930</text:p>
          </table:table-cell>
          <table:table-cell office:value-type="float" office:value="948">
            <text:p>948</text:p>
          </table:table-cell>
          <table:table-cell office:value-type="float" office:value="0.020094">
            <text:p>0.020094</text:p>
          </table:table-cell>
          <table:table-cell office:value-type="float" office:value="0.034988">
            <text:p>0.034988</text:p>
          </table:table-cell>
          <table:table-cell table:number-columns-repeated="2" office:value-type="float" office:value="0.042144">
            <text:p>0.042144</text:p>
          </table:table-cell>
          <table:table-cell office:value-type="float" office:value="0.003834">
            <text:p>0.003834</text:p>
          </table:table-cell>
          <table:table-cell office:value-type="float" office:value="0.2579">
            <text:p>0.2579</text:p>
          </table:table-cell>
          <table:table-cell office:value-type="float" office:value="0.22044">
            <text:p>0.22044</text:p>
          </table:table-cell>
          <table:table-cell office:value-type="float" office:value="0.24058">
            <text:p>0.24058</text:p>
          </table:table-cell>
          <table:table-cell office:value-type="float" office:value="0.19032">
            <text:p>0.19032</text:p>
          </table:table-cell>
          <table:table-cell office:value-type="float" office:value="0.1549">
            <text:p>0.1549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3"/>NA</text:p>
          </table:table-cell>
          <table:table-cell table:number-columns-repeated="15" office:value-type="string">
            <text:p><text:s text:c="4"/>NA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1747">
            <text:p>1747</text:p>
          </table:table-cell>
          <table:table-cell office:value-type="float" office:value="2178">
            <text:p>2178</text:p>
          </table:table-cell>
          <table:table-cell office:value-type="float" office:value="3147">
            <text:p>3147</text:p>
          </table:table-cell>
          <table:table-cell office:value-type="float" office:value="3532">
            <text:p>3532</text:p>
          </table:table-cell>
          <table:table-cell office:value-type="float" office:value="4454">
            <text:p>4454</text:p>
          </table:table-cell>
          <table:table-cell office:value-type="float" office:value="5212">
            <text:p>5212</text:p>
          </table:table-cell>
          <table:table-cell office:value-type="float" office:value="0.044101">
            <text:p>0.044101</text:p>
          </table:table-cell>
          <table:table-cell office:value-type="float" office:value="0.073609">
            <text:p>0.073609</text:p>
          </table:table-cell>
          <table:table-cell table:number-columns-repeated="2" office:value-type="float" office:value="0.023083">
            <text:p>0.023083</text:p>
          </table:table-cell>
          <table:table-cell office:value-type="float" office:value="0.031432">
            <text:p>0.031432</text:p>
          </table:table-cell>
          <table:table-cell office:value-type="float" office:value="0.18756">
            <text:p>0.18756</text:p>
          </table:table-cell>
          <table:table-cell office:value-type="float" office:value="0.18524">
            <text:p>0.18524</text:p>
          </table:table-cell>
          <table:table-cell office:value-type="float" office:value="0.1943">
            <text:p>0.1943</text:p>
          </table:table-cell>
          <table:table-cell office:value-type="float" office:value="0.19838">
            <text:p>0.19838</text:p>
          </table:table-cell>
          <table:table-cell office:value-type="float" office:value="0.21778">
            <text:p>0.21778</text:p>
          </table:table-cell>
        </table:table-row>
        <table:table-row table:style-name="ro1">
          <table:table-cell office:value-type="float" office:value="5384">
            <text:p>5384</text:p>
          </table:table-cell>
          <table:table-cell office:value-type="float" office:value="5820">
            <text:p>5820</text:p>
          </table:table-cell>
          <table:table-cell office:value-type="float" office:value="6069">
            <text:p>6069</text:p>
          </table:table-cell>
          <table:table-cell office:value-type="float" office:value="7296">
            <text:p>7296</text:p>
          </table:table-cell>
          <table:table-cell office:value-type="float" office:value="8495">
            <text:p>8495</text:p>
          </table:table-cell>
          <table:table-cell office:value-type="float" office:value="10147">
            <text:p>10147</text:p>
          </table:table-cell>
          <table:table-cell office:value-type="float" office:value="11332">
            <text:p>11332</text:p>
          </table:table-cell>
          <table:table-cell office:value-type="float" office:value="12196">
            <text:p>12196</text:p>
          </table:table-cell>
          <table:table-cell office:value-type="float" office:value="0.036826">
            <text:p>0.036826</text:p>
          </table:table-cell>
          <table:table-cell office:value-type="float" office:value="0.03043">
            <text:p>0.03043</text:p>
          </table:table-cell>
          <table:table-cell table:number-columns-repeated="2" office:value-type="float" office:value="0.03554">
            <text:p>0.03554</text:p>
          </table:table-cell>
          <table:table-cell office:value-type="float" office:value="0.014695">
            <text:p>0.014695</text:p>
          </table:table-cell>
          <table:table-cell office:value-type="float" office:value="0.23098">
            <text:p>0.23098</text:p>
          </table:table-cell>
          <table:table-cell office:value-type="float" office:value="0.24802">
            <text:p>0.24802</text:p>
          </table:table-cell>
          <table:table-cell office:value-type="float" office:value="0.23558">
            <text:p>0.23558</text:p>
          </table:table-cell>
          <table:table-cell office:value-type="float" office:value="0.23538">
            <text:p>0.23538</text:p>
          </table:table-cell>
          <table:table-cell office:value-type="float" office:value="0.2216">
            <text:p>0.2216</text:p>
          </table:table-cell>
        </table:table-row>
        <table:table-row table:style-name="ro1">
          <table:table-cell office:value-type="float" office:value="1277">
            <text:p>1277</text:p>
          </table:table-cell>
          <table:table-cell office:value-type="float" office:value="1563">
            <text:p>1563</text:p>
          </table:table-cell>
          <table:table-cell office:value-type="float" office:value="1663">
            <text:p>1663</text:p>
          </table:table-cell>
          <table:table-cell office:value-type="float" office:value="1930">
            <text:p>1930</text:p>
          </table:table-cell>
          <table:table-cell office:value-type="float" office:value="2300">
            <text:p>2300</text:p>
          </table:table-cell>
          <table:table-cell office:value-type="float" office:value="2646">
            <text:p>2646</text:p>
          </table:table-cell>
          <table:table-cell office:value-type="float" office:value="3031">
            <text:p>3031</text:p>
          </table:table-cell>
          <table:table-cell office:value-type="float" office:value="2650">
            <text:p>2650</text:p>
          </table:table-cell>
          <table:table-cell office:value-type="float" office:value="0.029779">
            <text:p>0.029779</text:p>
          </table:table-cell>
          <table:table-cell office:value-type="float" office:value="0.035078">
            <text:p>0.035078</text:p>
          </table:table-cell>
          <table:table-cell table:number-columns-repeated="2" office:value-type="float" office:value="0.028028">
            <text:p>0.028028</text:p>
          </table:table-cell>
          <table:table-cell office:value-type="float" office:value="-0.026867">
            <text:p>-0.026867</text:p>
          </table:table-cell>
          <table:table-cell office:value-type="float" office:value="0.12928">
            <text:p>0.12928</text:p>
          </table:table-cell>
          <table:table-cell office:value-type="float" office:value="0.14004">
            <text:p>0.14004</text:p>
          </table:table-cell>
          <table:table-cell office:value-type="float" office:value="0.157">
            <text:p>0.157</text:p>
          </table:table-cell>
          <table:table-cell office:value-type="float" office:value="0.1793">
            <text:p>0.1793</text:p>
          </table:table-cell>
          <table:table-cell office:value-type="float" office:value="0.12922">
            <text:p>0.12922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3"/>NA</text:p>
          </table:table-cell>
          <table:table-cell table:number-columns-repeated="15" office:value-type="string">
            <text:p><text:s text:c="4"/>NA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845">
            <text:p>845</text:p>
          </table:table-cell>
          <table:table-cell office:value-type="float" office:value="956">
            <text:p>956</text:p>
          </table:table-cell>
          <table:table-cell office:value-type="float" office:value="992">
            <text:p>992</text:p>
          </table:table-cell>
          <table:table-cell office:value-type="float" office:value="1232">
            <text:p>1232</text:p>
          </table:table-cell>
          <table:table-cell office:value-type="float" office:value="1640">
            <text:p>1640</text:p>
          </table:table-cell>
          <table:table-cell office:value-type="float" office:value="1868">
            <text:p>1868</text:p>
          </table:table-cell>
          <table:table-cell office:value-type="float" office:value="1753">
            <text:p>1753</text:p>
          </table:table-cell>
          <table:table-cell office:value-type="float" office:value="0.007393">
            <text:p>0.007393</text:p>
          </table:table-cell>
          <table:table-cell office:value-type="float" office:value="0.043334">
            <text:p>0.043334</text:p>
          </table:table-cell>
          <table:table-cell table:number-columns-repeated="2" office:value-type="float" office:value="0.057211">
            <text:p>0.057211</text:p>
          </table:table-cell>
          <table:table-cell office:value-type="float" office:value="-0.012708">
            <text:p>-0.012708</text:p>
          </table:table-cell>
          <table:table-cell office:value-type="float" office:value="0.108">
            <text:p>0.108</text:p>
          </table:table-cell>
          <table:table-cell office:value-type="float" office:value="0.12304">
            <text:p>0.12304</text:p>
          </table:table-cell>
          <table:table-cell office:value-type="float" office:value="0.1929">
            <text:p>0.1929</text:p>
          </table:table-cell>
          <table:table-cell office:value-type="float" office:value="0.21964">
            <text:p>0.21964</text:p>
          </table:table-cell>
          <table:table-cell office:value-type="float" office:value="0.20124">
            <text:p>0.20124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1009">
            <text:p>1009</text:p>
          </table:table-cell>
          <table:table-cell office:value-type="float" office:value="1062">
            <text:p>1062</text:p>
          </table:table-cell>
          <table:table-cell office:value-type="float" office:value="1290">
            <text:p>1290</text:p>
          </table:table-cell>
          <table:table-cell office:value-type="float" office:value="1358">
            <text:p>1358</text:p>
          </table:table-cell>
          <table:table-cell office:value-type="float" office:value="1482">
            <text:p>1482</text:p>
          </table:table-cell>
          <table:table-cell office:value-type="float" office:value="1410">
            <text:p>1410</text:p>
          </table:table-cell>
          <table:table-cell office:value-type="float" office:value="1198">
            <text:p>1198</text:p>
          </table:table-cell>
          <table:table-cell office:value-type="float" office:value="0.038898">
            <text:p>0.038898</text:p>
          </table:table-cell>
          <table:table-cell office:value-type="float" office:value="0.010274">
            <text:p>0.010274</text:p>
          </table:table-cell>
          <table:table-cell table:number-columns-repeated="2" office:value-type="float" office:value="0.017476">
            <text:p>0.017476</text:p>
          </table:table-cell>
          <table:table-cell office:value-type="float" office:value="-0.032587">
            <text:p>-0.032587</text:p>
          </table:table-cell>
          <table:table-cell office:value-type="float" office:value="0.07932">
            <text:p>0.07932</text:p>
          </table:table-cell>
          <table:table-cell office:value-type="float" office:value="0.07498">
            <text:p>0.07498</text:p>
          </table:table-cell>
          <table:table-cell office:value-type="float" office:value="0.08024">
            <text:p>0.08024</text:p>
          </table:table-cell>
          <table:table-cell office:value-type="float" office:value="0.10214">
            <text:p>0.10214</text:p>
          </table:table-cell>
          <table:table-cell office:value-type="float" office:value="0.06838">
            <text:p>0.06838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3"/>NA</text:p>
          </table:table-cell>
          <table:table-cell table:number-columns-repeated="15" office:value-type="string">
            <text:p><text:s text:c="4"/>NA</text:p>
          </table:table-cell>
        </table:table-row>
        <table:table-row table:style-name="ro1">
          <table:table-cell office:value-type="float" office:value="1156">
            <text:p>1156</text:p>
          </table:table-cell>
          <table:table-cell office:value-type="float" office:value="1120">
            <text:p>1120</text:p>
          </table:table-cell>
          <table:table-cell office:value-type="float" office:value="1268">
            <text:p>1268</text:p>
          </table:table-cell>
          <table:table-cell office:value-type="float" office:value="1365">
            <text:p>1365</text:p>
          </table:table-cell>
          <table:table-cell office:value-type="float" office:value="1544">
            <text:p>1544</text:p>
          </table:table-cell>
          <table:table-cell office:value-type="float" office:value="1717">
            <text:p>1717</text:p>
          </table:table-cell>
          <table:table-cell office:value-type="float" office:value="1952">
            <text:p>1952</text:p>
          </table:table-cell>
          <table:table-cell office:value-type="float" office:value="1608">
            <text:p>1608</text:p>
          </table:table-cell>
          <table:table-cell office:value-type="float" office:value="0.014743">
            <text:p>0.014743</text:p>
          </table:table-cell>
          <table:table-cell office:value-type="float" office:value="0.024644">
            <text:p>0.024644</text:p>
          </table:table-cell>
          <table:table-cell table:number-columns-repeated="2" office:value-type="float" office:value="0.02124">
            <text:p>0.02124</text:p>
          </table:table-cell>
          <table:table-cell office:value-type="float" office:value="-0.038773">
            <text:p>-0.038773</text:p>
          </table:table-cell>
          <table:table-cell office:value-type="float" office:value="0.07608">
            <text:p>0.07608</text:p>
          </table:table-cell>
          <table:table-cell office:value-type="float" office:value="0.08828">
            <text:p>0.08828</text:p>
          </table:table-cell>
          <table:table-cell office:value-type="float" office:value="0.09096">
            <text:p>0.09096</text:p>
          </table:table-cell>
          <table:table-cell office:value-type="float" office:value="0.11112">
            <text:p>0.11112</text:p>
          </table:table-cell>
          <table:table-cell office:value-type="float" office:value="0.07992">
            <text:p>0.07992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605">
            <text:p>605</text:p>
          </table:table-cell>
          <table:table-cell office:value-type="float" office:value="581">
            <text:p>581</text:p>
          </table:table-cell>
          <table:table-cell office:value-type="float" office:value="550">
            <text:p>550</text:p>
          </table:table-cell>
          <table:table-cell office:value-type="float" office:value="568">
            <text:p>568</text:p>
          </table:table-cell>
          <table:table-cell office:value-type="float" office:value="696">
            <text:p>696</text:p>
          </table:table-cell>
          <table:table-cell office:value-type="float" office:value="631">
            <text:p>631</text:p>
          </table:table-cell>
          <table:table-cell office:value-type="float" office:value="-0.008096">
            <text:p>-0.008096</text:p>
          </table:table-cell>
          <table:table-cell office:value-type="float" office:value="-0.010966">
            <text:p>-0.010966</text:p>
          </table:table-cell>
          <table:table-cell table:number-columns-repeated="2" office:value-type="float" office:value="0.006441">
            <text:p>0.006441</text:p>
          </table:table-cell>
          <table:table-cell office:value-type="float" office:value="-0.019609">
            <text:p>-0.019609</text:p>
          </table:table-cell>
          <table:table-cell office:value-type="float" office:value="0.03542">
            <text:p>0.03542</text:p>
          </table:table-cell>
          <table:table-cell office:value-type="float" office:value="0.03166">
            <text:p>0.03166</text:p>
          </table:table-cell>
          <table:table-cell office:value-type="float" office:value="0.06234">
            <text:p>0.06234</text:p>
          </table:table-cell>
          <table:table-cell office:value-type="float" office:value="0.10738">
            <text:p>0.10738</text:p>
          </table:table-cell>
          <table:table-cell office:value-type="float" office:value="0.11002">
            <text:p>0.11002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715">
            <text:p>715</text:p>
          </table:table-cell>
          <table:table-cell office:value-type="float" office:value="748">
            <text:p>748</text:p>
          </table:table-cell>
          <table:table-cell office:value-type="float" office:value="824">
            <text:p>824</text:p>
          </table:table-cell>
          <table:table-cell office:value-type="float" office:value="927">
            <text:p>927</text:p>
          </table:table-cell>
          <table:table-cell office:value-type="float" office:value="895">
            <text:p>895</text:p>
          </table:table-cell>
          <table:table-cell office:value-type="float" office:value="1075">
            <text:p>1075</text:p>
          </table:table-cell>
          <table:table-cell office:value-type="float" office:value="911">
            <text:p>911</text:p>
          </table:table-cell>
          <table:table-cell office:value-type="float" office:value="0.019354">
            <text:p>0.019354</text:p>
          </table:table-cell>
          <table:table-cell office:value-type="float" office:value="0.023557">
            <text:p>0.023557</text:p>
          </table:table-cell>
          <table:table-cell table:number-columns-repeated="2" office:value-type="float" office:value="-0.007026">
            <text:p>-0.007026</text:p>
          </table:table-cell>
          <table:table-cell office:value-type="float" office:value="-0.033107">
            <text:p>-0.033107</text:p>
          </table:table-cell>
          <table:table-cell office:value-type="float" office:value="0.11866">
            <text:p>0.11866</text:p>
          </table:table-cell>
          <table:table-cell office:value-type="float" office:value="0.14876">
            <text:p>0.14876</text:p>
          </table:table-cell>
          <table:table-cell office:value-type="float" office:value="0.1413">
            <text:p>0.1413</text:p>
          </table:table-cell>
          <table:table-cell office:value-type="float" office:value="0.15544">
            <text:p>0.15544</text:p>
          </table:table-cell>
          <table:table-cell office:value-type="float" office:value="0.13058">
            <text:p>0.13058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float" office:value="1150">
            <text:p>1150</text:p>
          </table:table-cell>
          <table:table-cell office:value-type="float" office:value="1472">
            <text:p>1472</text:p>
          </table:table-cell>
          <table:table-cell office:value-type="float" office:value="1807">
            <text:p>1807</text:p>
          </table:table-cell>
          <table:table-cell office:value-type="float" office:value="2422">
            <text:p>2422</text:p>
          </table:table-cell>
          <table:table-cell office:value-type="float" office:value="2293">
            <text:p>2293</text:p>
          </table:table-cell>
          <table:table-cell office:value-type="float" office:value="1858">
            <text:p>1858</text:p>
          </table:table-cell>
          <table:table-cell office:value-type="float" office:value="1725">
            <text:p>1725</text:p>
          </table:table-cell>
          <table:table-cell office:value-type="float" office:value="0.041009">
            <text:p>0.041009</text:p>
          </table:table-cell>
          <table:table-cell office:value-type="float" office:value="0.058585">
            <text:p>0.058585</text:p>
          </table:table-cell>
          <table:table-cell table:number-columns-repeated="2" office:value-type="float" office:value="-0.010947">
            <text:p>-0.010947</text:p>
          </table:table-cell>
          <table:table-cell office:value-type="float" office:value="-0.014855">
            <text:p>-0.014855</text:p>
          </table:table-cell>
          <table:table-cell office:value-type="float" office:value="0.24232">
            <text:p>0.24232</text:p>
          </table:table-cell>
          <table:table-cell office:value-type="float" office:value="0.25978">
            <text:p>0.25978</text:p>
          </table:table-cell>
          <table:table-cell office:value-type="float" office:value="0.24192">
            <text:p>0.24192</text:p>
          </table:table-cell>
          <table:table-cell office:value-type="float" office:value="0.16928">
            <text:p>0.16928</text:p>
          </table:table-cell>
          <table:table-cell office:value-type="float" office:value="0.13616">
            <text:p>0.13616</text:p>
          </table:table-cell>
        </table:table-row>
        <table:table-row table:style-name="ro1">
          <table:table-cell office:value-type="float" office:value="1691">
            <text:p>1691</text:p>
          </table:table-cell>
          <table:table-cell office:value-type="float" office:value="1953">
            <text:p>1953</text:p>
          </table:table-cell>
          <table:table-cell office:value-type="float" office:value="2157">
            <text:p>2157</text:p>
          </table:table-cell>
          <table:table-cell office:value-type="float" office:value="2575">
            <text:p>2575</text:p>
          </table:table-cell>
          <table:table-cell office:value-type="float" office:value="3063">
            <text:p>3063</text:p>
          </table:table-cell>
          <table:table-cell office:value-type="float" office:value="3586">
            <text:p>3586</text:p>
          </table:table-cell>
          <table:table-cell office:value-type="float" office:value="4333">
            <text:p>4333</text:p>
          </table:table-cell>
          <table:table-cell office:value-type="float" office:value="3985">
            <text:p>3985</text:p>
          </table:table-cell>
          <table:table-cell office:value-type="float" office:value="0.035426">
            <text:p>0.035426</text:p>
          </table:table-cell>
          <table:table-cell office:value-type="float" office:value="0.034709">
            <text:p>0.034709</text:p>
          </table:table-cell>
          <table:table-cell table:number-columns-repeated="2" office:value-type="float" office:value="0.031529">
            <text:p>0.031529</text:p>
          </table:table-cell>
          <table:table-cell office:value-type="float" office:value="-0.016745">
            <text:p>-0.016745</text:p>
          </table:table-cell>
          <table:table-cell office:value-type="float" office:value="0.17044">
            <text:p>0.17044</text:p>
          </table:table-cell>
          <table:table-cell office:value-type="float" office:value="0.19216">
            <text:p>0.19216</text:p>
          </table:table-cell>
          <table:table-cell office:value-type="float" office:value="0.20184">
            <text:p>0.20184</text:p>
          </table:table-cell>
          <table:table-cell office:value-type="float" office:value="0.21298">
            <text:p>0.21298</text:p>
          </table:table-cell>
          <table:table-cell office:value-type="float" office:value="0.2053">
            <text:p>0.2053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1556">
            <text:p>1556</text:p>
          </table:table-cell>
          <table:table-cell office:value-type="float" office:value="1588">
            <text:p>1588</text:p>
          </table:table-cell>
          <table:table-cell office:value-type="float" office:value="2217">
            <text:p>2217</text:p>
          </table:table-cell>
          <table:table-cell office:value-type="float" office:value="2292">
            <text:p>2292</text:p>
          </table:table-cell>
          <table:table-cell office:value-type="float" office:value="2461">
            <text:p>2461</text:p>
          </table:table-cell>
          <table:table-cell office:value-type="float" office:value="2012">
            <text:p>2012</text:p>
          </table:table-cell>
          <table:table-cell office:value-type="float" office:value="1989">
            <text:p>1989</text:p>
          </table:table-cell>
          <table:table-cell office:value-type="float" office:value="0.066736">
            <text:p>0.066736</text:p>
          </table:table-cell>
          <table:table-cell office:value-type="float" office:value="0.006654">
            <text:p>0.006654</text:p>
          </table:table-cell>
          <table:table-cell table:number-columns-repeated="2" office:value-type="float" office:value="0.014229">
            <text:p>0.014229</text:p>
          </table:table-cell>
          <table:table-cell office:value-type="float" office:value="-0.002299">
            <text:p>-0.002299</text:p>
          </table:table-cell>
          <table:table-cell office:value-type="float" office:value="0.13006">
            <text:p>0.13006</text:p>
          </table:table-cell>
          <table:table-cell office:value-type="float" office:value="0.16336">
            <text:p>0.16336</text:p>
          </table:table-cell>
          <table:table-cell office:value-type="float" office:value="0.16764">
            <text:p>0.16764</text:p>
          </table:table-cell>
          <table:table-cell office:value-type="float" office:value="0.1026">
            <text:p>0.1026</text:p>
          </table:table-cell>
          <table:table-cell office:value-type="float" office:value="0.14124">
            <text:p>0.14124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office:value-type="float" office:value="1181">
            <text:p>1181</text:p>
          </table:table-cell>
          <table:table-cell office:value-type="float" office:value="1255">
            <text:p>1255</text:p>
          </table:table-cell>
          <table:table-cell office:value-type="float" office:value="1604">
            <text:p>1604</text:p>
          </table:table-cell>
          <table:table-cell office:value-type="float" office:value="2093">
            <text:p>2093</text:p>
          </table:table-cell>
          <table:table-cell office:value-type="float" office:value="2417">
            <text:p>2417</text:p>
          </table:table-cell>
          <table:table-cell office:value-type="float" office:value="2810">
            <text:p>2810</text:p>
          </table:table-cell>
          <table:table-cell office:value-type="float" office:value="2912">
            <text:p>2912</text:p>
          </table:table-cell>
          <table:table-cell office:value-type="float" office:value="0.049073">
            <text:p>0.049073</text:p>
          </table:table-cell>
          <table:table-cell office:value-type="float" office:value="0.05322">
            <text:p>0.05322</text:p>
          </table:table-cell>
          <table:table-cell table:number-columns-repeated="2" office:value-type="float" office:value="0.028786">
            <text:p>0.028786</text:p>
          </table:table-cell>
          <table:table-cell office:value-type="float" office:value="0.007131">
            <text:p>0.007131</text:p>
          </table:table-cell>
          <table:table-cell office:value-type="float" office:value="0.21728">
            <text:p>0.21728</text:p>
          </table:table-cell>
          <table:table-cell office:value-type="float" office:value="0.2586">
            <text:p>0.2586</text:p>
          </table:table-cell>
          <table:table-cell office:value-type="float" office:value="0.34374">
            <text:p>0.34374</text:p>
          </table:table-cell>
          <table:table-cell office:value-type="float" office:value="0.27064">
            <text:p>0.27064</text:p>
          </table:table-cell>
          <table:table-cell office:value-type="float" office:value="0.2408">
            <text:p>0.2408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3"/>NA</text:p>
          </table:table-cell>
          <table:table-cell table:number-columns-repeated="15" office:value-type="string">
            <text:p><text:s text:c="4"/>NA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3"/>NA</text:p>
          </table:table-cell>
          <table:table-cell table:number-columns-repeated="15" office:value-type="string">
            <text:p><text:s text:c="4"/>NA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2335">
            <text:p>2335</text:p>
          </table:table-cell>
          <table:table-cell office:value-type="float" office:value="4904">
            <text:p>4904</text:p>
          </table:table-cell>
          <table:table-cell office:value-type="float" office:value="5791">
            <text:p>5791</text:p>
          </table:table-cell>
          <table:table-cell office:value-type="float" office:value="6957">
            <text:p>6957</text:p>
          </table:table-cell>
          <table:table-cell office:value-type="float" office:value="5591">
            <text:p>5591</text:p>
          </table:table-cell>
          <table:table-cell office:value-type="float" office:value="7161">
            <text:p>7161</text:p>
          </table:table-cell>
          <table:table-cell office:value-type="float" office:value="6884">
            <text:p>6884</text:p>
          </table:table-cell>
          <table:table-cell office:value-type="float" office:value="0.033251">
            <text:p>0.033251</text:p>
          </table:table-cell>
          <table:table-cell office:value-type="float" office:value="0.036689">
            <text:p>0.036689</text:p>
          </table:table-cell>
          <table:table-cell table:number-columns-repeated="2" office:value-type="float" office:value="-0.043718">
            <text:p>-0.043718</text:p>
          </table:table-cell>
          <table:table-cell office:value-type="float" office:value="-0.00789">
            <text:p>-0.00789</text:p>
          </table:table-cell>
          <table:table-cell office:value-type="float" office:value="0.17756">
            <text:p>0.17756</text:p>
          </table:table-cell>
          <table:table-cell office:value-type="float" office:value="0.12364">
            <text:p>0.12364</text:p>
          </table:table-cell>
          <table:table-cell office:value-type="float" office:value="0.13324">
            <text:p>0.13324</text:p>
          </table:table-cell>
          <table:table-cell office:value-type="float" office:value="0.25234">
            <text:p>0.25234</text:p>
          </table:table-cell>
          <table:table-cell office:value-type="float" office:value="0.3241">
            <text:p>0.3241</text:p>
          </table:table-cell>
        </table:table-row>
        <table:table-row table:style-name="ro1">
          <table:table-cell office:value-type="float" office:value="6458">
            <text:p>6458</text:p>
          </table:table-cell>
          <table:table-cell office:value-type="float" office:value="7179">
            <text:p>7179</text:p>
          </table:table-cell>
          <table:table-cell office:value-type="float" office:value="7380">
            <text:p>7380</text:p>
          </table:table-cell>
          <table:table-cell office:value-type="float" office:value="8634">
            <text:p>8634</text:p>
          </table:table-cell>
          <table:table-cell office:value-type="float" office:value="9459">
            <text:p>9459</text:p>
          </table:table-cell>
          <table:table-cell office:value-type="float" office:value="10197">
            <text:p>10197</text:p>
          </table:table-cell>
          <table:table-cell office:value-type="float" office:value="11404">
            <text:p>11404</text:p>
          </table:table-cell>
          <table:table-cell office:value-type="float" office:value="12532">
            <text:p>12532</text:p>
          </table:table-cell>
          <table:table-cell office:value-type="float" office:value="0.031387">
            <text:p>0.031387</text:p>
          </table:table-cell>
          <table:table-cell office:value-type="float" office:value="0.018252">
            <text:p>0.018252</text:p>
          </table:table-cell>
          <table:table-cell table:number-columns-repeated="2" office:value-type="float" office:value="0.015025">
            <text:p>0.015025</text:p>
          </table:table-cell>
          <table:table-cell office:value-type="float" office:value="0.018864">
            <text:p>0.018864</text:p>
          </table:table-cell>
          <table:table-cell office:value-type="float" office:value="0.20156">
            <text:p>0.20156</text:p>
          </table:table-cell>
          <table:table-cell office:value-type="float" office:value="0.2177">
            <text:p>0.2177</text:p>
          </table:table-cell>
          <table:table-cell office:value-type="float" office:value="0.21736">
            <text:p>0.21736</text:p>
          </table:table-cell>
          <table:table-cell office:value-type="float" office:value="0.21056">
            <text:p>0.21056</text:p>
          </table:table-cell>
          <table:table-cell office:value-type="float" office:value="0.2052">
            <text:p>0.2052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3091">
            <text:p>3091</text:p>
          </table:table-cell>
          <table:table-cell office:value-type="float" office:value="3470">
            <text:p>3470</text:p>
          </table:table-cell>
          <table:table-cell office:value-type="float" office:value="4002">
            <text:p>4002</text:p>
          </table:table-cell>
          <table:table-cell office:value-type="float" office:value="4214">
            <text:p>4214</text:p>
          </table:table-cell>
          <table:table-cell office:value-type="float" office:value="4342">
            <text:p>4342</text:p>
          </table:table-cell>
          <table:table-cell office:value-type="float" office:value="3486">
            <text:p>3486</text:p>
          </table:table-cell>
          <table:table-cell office:value-type="float" office:value="0.023132">
            <text:p>0.023132</text:p>
          </table:table-cell>
          <table:table-cell office:value-type="float" office:value="0.028528">
            <text:p>0.028528</text:p>
          </table:table-cell>
          <table:table-cell table:number-columns-repeated="2" office:value-type="float" office:value="0.010324">
            <text:p>0.010324</text:p>
          </table:table-cell>
          <table:table-cell office:value-type="float" office:value="-0.043916">
            <text:p>-0.043916</text:p>
          </table:table-cell>
          <table:table-cell office:value-type="float" office:value="0.25374">
            <text:p>0.25374</text:p>
          </table:table-cell>
          <table:table-cell office:value-type="float" office:value="0.24488">
            <text:p>0.24488</text:p>
          </table:table-cell>
          <table:table-cell office:value-type="float" office:value="0.2783">
            <text:p>0.2783</text:p>
          </table:table-cell>
          <table:table-cell office:value-type="float" office:value="0.28644">
            <text:p>0.28644</text:p>
          </table:table-cell>
          <table:table-cell office:value-type="float" office:value="0.22678">
            <text:p>0.22678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1004">
            <text:p>1004</text:p>
          </table:table-cell>
          <table:table-cell office:value-type="float" office:value="882">
            <text:p>882</text:p>
          </table:table-cell>
          <table:table-cell office:value-type="float" office:value="1022">
            <text:p>1022</text:p>
          </table:table-cell>
          <table:table-cell office:value-type="float" office:value="1237">
            <text:p>1237</text:p>
          </table:table-cell>
          <table:table-cell office:value-type="float" office:value="1485">
            <text:p>1485</text:p>
          </table:table-cell>
          <table:table-cell office:value-type="float" office:value="1529">
            <text:p>1529</text:p>
          </table:table-cell>
          <table:table-cell office:value-type="float" office:value="1089">
            <text:p>1089</text:p>
          </table:table-cell>
          <table:table-cell office:value-type="float" office:value="0.029465">
            <text:p>0.029465</text:p>
          </table:table-cell>
          <table:table-cell office:value-type="float" office:value="0.038186">
            <text:p>0.038186</text:p>
          </table:table-cell>
          <table:table-cell table:number-columns-repeated="2" office:value-type="float" office:value="0.036545">
            <text:p>0.036545</text:p>
          </table:table-cell>
          <table:table-cell office:value-type="float" office:value="-0.067871">
            <text:p>-0.067871</text:p>
          </table:table-cell>
          <table:table-cell office:value-type="float" office:value="0.12702">
            <text:p>0.12702</text:p>
          </table:table-cell>
          <table:table-cell office:value-type="float" office:value="0.1497">
            <text:p>0.1497</text:p>
          </table:table-cell>
          <table:table-cell office:value-type="float" office:value="0.15808">
            <text:p>0.15808</text:p>
          </table:table-cell>
          <table:table-cell office:value-type="float" office:value="0.16744">
            <text:p>0.16744</text:p>
          </table:table-cell>
          <table:table-cell office:value-type="float" office:value="0.07564">
            <text:p>0.07564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float" office:value="795">
            <text:p>795</text:p>
          </table:table-cell>
          <table:table-cell office:value-type="float" office:value="991">
            <text:p>991</text:p>
          </table:table-cell>
          <table:table-cell office:value-type="float" office:value="1391">
            <text:p>1391</text:p>
          </table:table-cell>
          <table:table-cell office:value-type="float" office:value="1782">
            <text:p>1782</text:p>
          </table:table-cell>
          <table:table-cell office:value-type="float" office:value="2589">
            <text:p>2589</text:p>
          </table:table-cell>
          <table:table-cell office:value-type="float" office:value="3356">
            <text:p>3356</text:p>
          </table:table-cell>
          <table:table-cell office:value-type="float" office:value="3282">
            <text:p>3282</text:p>
          </table:table-cell>
          <table:table-cell office:value-type="float" office:value="0.067813">
            <text:p>0.067813</text:p>
          </table:table-cell>
          <table:table-cell office:value-type="float" office:value="0.049543">
            <text:p>0.049543</text:p>
          </table:table-cell>
          <table:table-cell table:number-columns-repeated="2" office:value-type="float" office:value="0.074707">
            <text:p>0.074707</text:p>
          </table:table-cell>
          <table:table-cell office:value-type="float" office:value="-0.004459">
            <text:p>-0.004459</text:p>
          </table:table-cell>
          <table:table-cell office:value-type="float" office:value="0.2378">
            <text:p>0.2378</text:p>
          </table:table-cell>
          <table:table-cell office:value-type="float" office:value="0.23294">
            <text:p>0.23294</text:p>
          </table:table-cell>
          <table:table-cell office:value-type="float" office:value="0.25882">
            <text:p>0.25882</text:p>
          </table:table-cell>
          <table:table-cell office:value-type="float" office:value="0.26086">
            <text:p>0.26086</text:p>
          </table:table-cell>
          <table:table-cell office:value-type="float" office:value="0.18774">
            <text:p>0.18774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2932">
            <text:p>2932</text:p>
          </table:table-cell>
          <table:table-cell office:value-type="float" office:value="3347">
            <text:p>3347</text:p>
          </table:table-cell>
          <table:table-cell office:value-type="float" office:value="3687">
            <text:p>3687</text:p>
          </table:table-cell>
          <table:table-cell office:value-type="float" office:value="2976">
            <text:p>2976</text:p>
          </table:table-cell>
          <table:table-cell office:value-type="float" office:value="4271">
            <text:p>4271</text:p>
          </table:table-cell>
          <table:table-cell office:value-type="float" office:value="3486">
            <text:p>3486</text:p>
          </table:table-cell>
          <table:table-cell office:value-type="float" office:value="0.026476">
            <text:p>0.026476</text:p>
          </table:table-cell>
          <table:table-cell office:value-type="float" office:value="0.01935">
            <text:p>0.01935</text:p>
          </table:table-cell>
          <table:table-cell table:number-columns-repeated="2" office:value-type="float" office:value="-0.042847">
            <text:p>-0.042847</text:p>
          </table:table-cell>
          <table:table-cell office:value-type="float" office:value="-0.040619">
            <text:p>-0.040619</text:p>
          </table:table-cell>
          <table:table-cell office:value-type="float" office:value="0.3459">
            <text:p>0.3459</text:p>
          </table:table-cell>
          <table:table-cell office:value-type="float" office:value="0.33554">
            <text:p>0.33554</text:p>
          </table:table-cell>
          <table:table-cell office:value-type="float" office:value="0.30272">
            <text:p>0.30272</text:p>
          </table:table-cell>
          <table:table-cell office:value-type="float" office:value="0.24874">
            <text:p>0.24874</text:p>
          </table:table-cell>
          <table:table-cell office:value-type="float" office:value="0.27002">
            <text:p>0.27002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1317">
            <text:p>1317</text:p>
          </table:table-cell>
          <table:table-cell office:value-type="float" office:value="1344">
            <text:p>1344</text:p>
          </table:table-cell>
          <table:table-cell office:value-type="float" office:value="1439">
            <text:p>1439</text:p>
          </table:table-cell>
          <table:table-cell office:value-type="float" office:value="1711">
            <text:p>1711</text:p>
          </table:table-cell>
          <table:table-cell office:value-type="float" office:value="2113">
            <text:p>2113</text:p>
          </table:table-cell>
          <table:table-cell office:value-type="float" office:value="2552">
            <text:p>2552</text:p>
          </table:table-cell>
          <table:table-cell office:value-type="float" office:value="2599">
            <text:p>2599</text:p>
          </table:table-cell>
          <table:table-cell office:value-type="float" office:value="0.01366">
            <text:p>0.01366</text:p>
          </table:table-cell>
          <table:table-cell office:value-type="float" office:value="0.034626">
            <text:p>0.034626</text:p>
          </table:table-cell>
          <table:table-cell table:number-columns-repeated="2" office:value-type="float" office:value="0.042206">
            <text:p>0.042206</text:p>
          </table:table-cell>
          <table:table-cell office:value-type="float" office:value="0.00365">
            <text:p>0.00365</text:p>
          </table:table-cell>
          <table:table-cell office:value-type="float" office:value="0.19212">
            <text:p>0.19212</text:p>
          </table:table-cell>
          <table:table-cell office:value-type="float" office:value="0.18296">
            <text:p>0.18296</text:p>
          </table:table-cell>
          <table:table-cell office:value-type="float" office:value="0.18472">
            <text:p>0.18472</text:p>
          </table:table-cell>
          <table:table-cell office:value-type="float" office:value="0.16726">
            <text:p>0.16726</text:p>
          </table:table-cell>
          <table:table-cell office:value-type="float" office:value="0.17864">
            <text:p>0.17864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1114">
            <text:p>1114</text:p>
          </table:table-cell>
          <table:table-cell office:value-type="float" office:value="1143">
            <text:p>1143</text:p>
          </table:table-cell>
          <table:table-cell office:value-type="float" office:value="1238">
            <text:p>1238</text:p>
          </table:table-cell>
          <table:table-cell office:value-type="float" office:value="1403">
            <text:p>1403</text:p>
          </table:table-cell>
          <table:table-cell office:value-type="float" office:value="2154">
            <text:p>2154</text:p>
          </table:table-cell>
          <table:table-cell office:value-type="float" office:value="2607">
            <text:p>2607</text:p>
          </table:table-cell>
          <table:table-cell office:value-type="float" office:value="2387">
            <text:p>2387</text:p>
          </table:table-cell>
          <table:table-cell office:value-type="float" office:value="0.015968">
            <text:p>0.015968</text:p>
          </table:table-cell>
          <table:table-cell office:value-type="float" office:value="0.025023">
            <text:p>0.025023</text:p>
          </table:table-cell>
          <table:table-cell table:number-columns-repeated="2" office:value-type="float" office:value="0.085743">
            <text:p>0.085743</text:p>
          </table:table-cell>
          <table:table-cell office:value-type="float" office:value="-0.017633">
            <text:p>-0.017633</text:p>
          </table:table-cell>
          <table:table-cell office:value-type="float" office:value="0.23302">
            <text:p>0.23302</text:p>
          </table:table-cell>
          <table:table-cell office:value-type="float" office:value="0.21806">
            <text:p>0.21806</text:p>
          </table:table-cell>
          <table:table-cell office:value-type="float" office:value="0.2551">
            <text:p>0.2551</text:p>
          </table:table-cell>
          <table:table-cell office:value-type="float" office:value="0.28124">
            <text:p>0.28124</text:p>
          </table:table-cell>
          <table:table-cell office:value-type="float" office:value="0.23896">
            <text:p>0.23896</text:p>
          </table:table-cell>
        </table:table-row>
        <table:table-row table:style-name="ro1">
          <table:table-cell office:value-type="float" office:value="1543">
            <text:p>1543</text:p>
          </table:table-cell>
          <table:table-cell office:value-type="float" office:value="1385">
            <text:p>1385</text:p>
          </table:table-cell>
          <table:table-cell office:value-type="float" office:value="1386">
            <text:p>1386</text:p>
          </table:table-cell>
          <table:table-cell office:value-type="float" office:value="1346">
            <text:p>1346</text:p>
          </table:table-cell>
          <table:table-cell office:value-type="float" office:value="1546">
            <text:p>1546</text:p>
          </table:table-cell>
          <table:table-cell office:value-type="float" office:value="1802">
            <text:p>1802</text:p>
          </table:table-cell>
          <table:table-cell office:value-type="float" office:value="1623">
            <text:p>1623</text:p>
          </table:table-cell>
          <table:table-cell office:value-type="float" office:value="1259">
            <text:p>1259</text:p>
          </table:table-cell>
          <table:table-cell office:value-type="float" office:value="-0.005857">
            <text:p>-0.005857</text:p>
          </table:table-cell>
          <table:table-cell office:value-type="float" office:value="0.027707">
            <text:p>0.027707</text:p>
          </table:table-cell>
          <table:table-cell table:number-columns-repeated="2" office:value-type="float" office:value="0.030645">
            <text:p>0.030645</text:p>
          </table:table-cell>
          <table:table-cell office:value-type="float" office:value="-0.050792">
            <text:p>-0.050792</text:p>
          </table:table-cell>
          <table:table-cell office:value-type="float" office:value="0.37698">
            <text:p>0.37698</text:p>
          </table:table-cell>
          <table:table-cell office:value-type="float" office:value="0.40406">
            <text:p>0.40406</text:p>
          </table:table-cell>
          <table:table-cell office:value-type="float" office:value="0.31792">
            <text:p>0.31792</text:p>
          </table:table-cell>
          <table:table-cell office:value-type="float" office:value="0.30528">
            <text:p>0.30528</text:p>
          </table:table-cell>
          <table:table-cell office:value-type="float" office:value="0.23766">
            <text:p>0.23766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1067">
            <text:p>1067</text:p>
          </table:table-cell>
          <table:table-cell office:value-type="float" office:value="991">
            <text:p>991</text:p>
          </table:table-cell>
          <table:table-cell office:value-type="float" office:value="1072">
            <text:p>1072</text:p>
          </table:table-cell>
          <table:table-cell office:value-type="float" office:value="1189">
            <text:p>1189</text:p>
          </table:table-cell>
          <table:table-cell office:value-type="float" office:value="1388">
            <text:p>1388</text:p>
          </table:table-cell>
          <table:table-cell office:value-type="float" office:value="1979">
            <text:p>1979</text:p>
          </table:table-cell>
          <table:table-cell office:value-type="float" office:value="1996">
            <text:p>1996</text:p>
          </table:table-cell>
          <table:table-cell office:value-type="float" office:value="0.015713">
            <text:p>0.015713</text:p>
          </table:table-cell>
          <table:table-cell office:value-type="float" office:value="0.020717">
            <text:p>0.020717</text:p>
          </table:table-cell>
          <table:table-cell table:number-columns-repeated="2" office:value-type="float" office:value="0.03095">
            <text:p>0.03095</text:p>
          </table:table-cell>
          <table:table-cell office:value-type="float" office:value="0.001711">
            <text:p>0.001711</text:p>
          </table:table-cell>
          <table:table-cell office:value-type="float" office:value="0.06638">
            <text:p>0.06638</text:p>
          </table:table-cell>
          <table:table-cell office:value-type="float" office:value="0.08954">
            <text:p>0.08954</text:p>
          </table:table-cell>
          <table:table-cell office:value-type="float" office:value="0.09776">
            <text:p>0.09776</text:p>
          </table:table-cell>
          <table:table-cell office:value-type="float" office:value="0.15364">
            <text:p>0.15364</text:p>
          </table:table-cell>
          <table:table-cell office:value-type="float" office:value="0.17524">
            <text:p>0.17524</text:p>
          </table:table-cell>
        </table:table-row>
        <table:table-row table:style-name="ro1">
          <table:table-cell office:value-type="float" office:value="1166">
            <text:p>1166</text:p>
          </table:table-cell>
          <table:table-cell office:value-type="float" office:value="1402">
            <text:p>1402</text:p>
          </table:table-cell>
          <table:table-cell office:value-type="float" office:value="1721">
            <text:p>1721</text:p>
          </table:table-cell>
          <table:table-cell office:value-type="float" office:value="2100">
            <text:p>2100</text:p>
          </table:table-cell>
          <table:table-cell office:value-type="float" office:value="2285">
            <text:p>2285</text:p>
          </table:table-cell>
          <table:table-cell office:value-type="float" office:value="2515">
            <text:p>2515</text:p>
          </table:table-cell>
          <table:table-cell office:value-type="float" office:value="2456">
            <text:p>2456</text:p>
          </table:table-cell>
          <table:table-cell office:value-type="float" office:value="2114">
            <text:p>2114</text:p>
          </table:table-cell>
          <table:table-cell office:value-type="float" office:value="0.039806">
            <text:p>0.039806</text:p>
          </table:table-cell>
          <table:table-cell office:value-type="float" office:value="0.016886">
            <text:p>0.016886</text:p>
          </table:table-cell>
          <table:table-cell table:number-columns-repeated="2" office:value-type="float" office:value="0.019181">
            <text:p>0.019181</text:p>
          </table:table-cell>
          <table:table-cell office:value-type="float" office:value="-0.02999">
            <text:p>-0.02999</text:p>
          </table:table-cell>
          <table:table-cell office:value-type="float" office:value="0.13666">
            <text:p>0.13666</text:p>
          </table:table-cell>
          <table:table-cell office:value-type="float" office:value="0.13186">
            <text:p>0.13186</text:p>
          </table:table-cell>
          <table:table-cell office:value-type="float" office:value="0.12182">
            <text:p>0.12182</text:p>
          </table:table-cell>
          <table:table-cell office:value-type="float" office:value="0.11594">
            <text:p>0.11594</text:p>
          </table:table-cell>
          <table:table-cell office:value-type="float" office:value="0.10798">
            <text:p>0.10798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1558">
            <text:p>1558</text:p>
          </table:table-cell>
          <table:table-cell office:value-type="float" office:value="1858">
            <text:p>1858</text:p>
          </table:table-cell>
          <table:table-cell office:value-type="float" office:value="2365">
            <text:p>2365</text:p>
          </table:table-cell>
          <table:table-cell office:value-type="float" office:value="2852">
            <text:p>2852</text:p>
          </table:table-cell>
          <table:table-cell office:value-type="float" office:value="3760">
            <text:p>3760</text:p>
          </table:table-cell>
          <table:table-cell office:value-type="float" office:value="3522">
            <text:p>3522</text:p>
          </table:table-cell>
          <table:table-cell office:value-type="float" office:value="0.03522">
            <text:p>0.03522</text:p>
          </table:table-cell>
          <table:table-cell office:value-type="float" office:value="0.048255">
            <text:p>0.048255</text:p>
          </table:table-cell>
          <table:table-cell table:number-columns-repeated="2" office:value-type="float" office:value="0.037448">
            <text:p>0.037448</text:p>
          </table:table-cell>
          <table:table-cell office:value-type="float" office:value="-0.013078">
            <text:p>-0.013078</text:p>
          </table:table-cell>
          <table:table-cell office:value-type="float" office:value="0.2594">
            <text:p>0.2594</text:p>
          </table:table-cell>
          <table:table-cell office:value-type="float" office:value="0.20148">
            <text:p>0.20148</text:p>
          </table:table-cell>
          <table:table-cell office:value-type="float" office:value="0.16562">
            <text:p>0.16562</text:p>
          </table:table-cell>
          <table:table-cell office:value-type="float" office:value="0.20626">
            <text:p>0.20626</text:p>
          </table:table-cell>
          <table:table-cell office:value-type="float" office:value="0.15444">
            <text:p>0.15444</text:p>
          </table:table-cell>
        </table:table-row>
        <table:table-row table:style-name="ro1">
          <table:table-cell office:value-type="float" office:value="2771">
            <text:p>2771</text:p>
          </table:table-cell>
          <table:table-cell office:value-type="float" office:value="3459">
            <text:p>3459</text:p>
          </table:table-cell>
          <table:table-cell office:value-type="float" office:value="3271">
            <text:p>3271</text:p>
          </table:table-cell>
          <table:table-cell office:value-type="float" office:value="3155">
            <text:p>3155</text:p>
          </table:table-cell>
          <table:table-cell office:value-type="float" office:value="3453">
            <text:p>3453</text:p>
          </table:table-cell>
          <table:table-cell office:value-type="float" office:value="3657">
            <text:p>3657</text:p>
          </table:table-cell>
          <table:table-cell office:value-type="float" office:value="4502">
            <text:p>4502</text:p>
          </table:table-cell>
          <table:table-cell office:value-type="float" office:value="3462">
            <text:p>3462</text:p>
          </table:table-cell>
          <table:table-cell office:value-type="float" office:value="-0.007221">
            <text:p>-0.007221</text:p>
          </table:table-cell>
          <table:table-cell office:value-type="float" office:value="0.018051">
            <text:p>0.018051</text:p>
          </table:table-cell>
          <table:table-cell table:number-columns-repeated="2" office:value-type="float" office:value="0.01148">
            <text:p>0.01148</text:p>
          </table:table-cell>
          <table:table-cell office:value-type="float" office:value="-0.052535">
            <text:p>-0.052535</text:p>
          </table:table-cell>
          <table:table-cell office:value-type="float" office:value="0.1064">
            <text:p>0.1064</text:p>
          </table:table-cell>
          <table:table-cell office:value-type="float" office:value="0.08372">
            <text:p>0.08372</text:p>
          </table:table-cell>
          <table:table-cell office:value-type="float" office:value="0.08036">
            <text:p>0.08036</text:p>
          </table:table-cell>
          <table:table-cell office:value-type="float" office:value="0.15214">
            <text:p>0.15214</text:p>
          </table:table-cell>
          <table:table-cell office:value-type="float" office:value="0.17296">
            <text:p>0.17296</text:p>
          </table:table-cell>
        </table:table-row>
        <table:table-row table:style-name="ro1">
          <table:table-cell office:value-type="float" office:value="2722">
            <text:p>2722</text:p>
          </table:table-cell>
          <table:table-cell office:value-type="float" office:value="3434">
            <text:p>3434</text:p>
          </table:table-cell>
          <table:table-cell office:value-type="float" office:value="5308">
            <text:p>5308</text:p>
          </table:table-cell>
          <table:table-cell office:value-type="float" office:value="6509">
            <text:p>6509</text:p>
          </table:table-cell>
          <table:table-cell office:value-type="float" office:value="6608">
            <text:p>6608</text:p>
          </table:table-cell>
          <table:table-cell office:value-type="float" office:value="4908">
            <text:p>4908</text:p>
          </table:table-cell>
          <table:table-cell office:value-type="float" office:value="4424">
            <text:p>4424</text:p>
          </table:table-cell>
          <table:table-cell office:value-type="float" office:value="3548">
            <text:p>3548</text:p>
          </table:table-cell>
          <table:table-cell office:value-type="float" office:value="0.040794">
            <text:p>0.040794</text:p>
          </table:table-cell>
          <table:table-cell office:value-type="float" office:value="0.003019">
            <text:p>0.003019</text:p>
          </table:table-cell>
          <table:table-cell table:number-columns-repeated="2" office:value-type="float" office:value="-0.059483">
            <text:p>-0.059483</text:p>
          </table:table-cell>
          <table:table-cell office:value-type="float" office:value="-0.044132">
            <text:p>-0.044132</text:p>
          </table:table-cell>
          <table:table-cell office:value-type="float" office:value="0.06816">
            <text:p>0.06816</text:p>
          </table:table-cell>
          <table:table-cell office:value-type="float" office:value="0.07042">
            <text:p>0.07042</text:p>
          </table:table-cell>
          <table:table-cell office:value-type="float" office:value="0.09458">
            <text:p>0.09458</text:p>
          </table:table-cell>
          <table:table-cell office:value-type="float" office:value="0.17462">
            <text:p>0.17462</text:p>
          </table:table-cell>
          <table:table-cell office:value-type="float" office:value="0.16228">
            <text:p>0.16228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671">
            <text:p>671</text:p>
          </table:table-cell>
          <table:table-cell office:value-type="float" office:value="669">
            <text:p>669</text:p>
          </table:table-cell>
          <table:table-cell office:value-type="float" office:value="664">
            <text:p>664</text:p>
          </table:table-cell>
          <table:table-cell office:value-type="float" office:value="688">
            <text:p>688</text:p>
          </table:table-cell>
          <table:table-cell office:value-type="float" office:value="596">
            <text:p>596</text:p>
          </table:table-cell>
          <table:table-cell office:value-type="string">
            <text:p><text:s text:c="4"/>NA</text:p>
          </table:table-cell>
          <table:table-cell office:value-type="float" office:value="-0.000597">
            <text:p>-0.000597</text:p>
          </table:table-cell>
          <table:table-cell office:value-type="float" office:value="-0.0015">
            <text:p>-0.0015</text:p>
          </table:table-cell>
          <table:table-cell table:number-columns-repeated="2" office:value-type="float" office:value="0.007101">
            <text:p>0.007101</text:p>
          </table:table-cell>
          <table:table-cell office:value-type="string">
            <text:p><text:s text:c="4"/>NA</text:p>
          </table:table-cell>
          <table:table-cell office:value-type="float" office:value="0.07044">
            <text:p>0.07044</text:p>
          </table:table-cell>
          <table:table-cell office:value-type="float" office:value="0.06002">
            <text:p>0.06002</text:p>
          </table:table-cell>
          <table:table-cell office:value-type="float" office:value="0.05502">
            <text:p>0.05502</text:p>
          </table:table-cell>
          <table:table-cell office:value-type="float" office:value="0.08358">
            <text:p>0.08358</text:p>
          </table:table-cell>
          <table:table-cell office:value-type="float" office:value="0.08905">
            <text:p>0.08905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3"/>NA</text:p>
          </table:table-cell>
          <table:table-cell table:number-columns-repeated="2" office:value-type="string">
            <text:p><text:s text:c="4"/>NA</text:p>
          </table:table-cell>
          <table:table-cell office:value-type="float" office:value="8402">
            <text:p>8402</text:p>
          </table:table-cell>
          <table:table-cell office:value-type="float" office:value="9185">
            <text:p>9185</text:p>
          </table:table-cell>
          <table:table-cell office:value-type="float" office:value="8192">
            <text:p>8192</text:p>
          </table:table-cell>
          <table:table-cell table:number-columns-repeated="4" office:value-type="string">
            <text:p><text:s text:c="4"/>NA</text:p>
          </table:table-cell>
          <table:table-cell office:value-type="float" office:value="-0.022883">
            <text:p>-0.022883</text:p>
          </table:table-cell>
          <table:table-cell table:number-columns-repeated="2" office:value-type="string">
            <text:p><text:s text:c="4"/>NA</text:p>
          </table:table-cell>
          <table:table-cell office:value-type="float" office:value="0.2094">
            <text:p>0.2094</text:p>
          </table:table-cell>
          <table:table-cell office:value-type="float" office:value="0.2772">
            <text:p>0.2772</text:p>
          </table:table-cell>
          <table:table-cell office:value-type="float" office:value="0.34976">
            <text:p>0.34976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444">
            <text:p>444</text:p>
          </table:table-cell>
          <table:table-cell office:value-type="float" office:value="470">
            <text:p>470</text:p>
          </table:table-cell>
          <table:table-cell office:value-type="float" office:value="458">
            <text:p>458</text:p>
          </table:table-cell>
          <table:table-cell office:value-type="float" office:value="501">
            <text:p>501</text:p>
          </table:table-cell>
          <table:table-cell office:value-type="float" office:value="540">
            <text:p>540</text:p>
          </table:table-cell>
          <table:table-cell office:value-type="float" office:value="647">
            <text:p>647</text:p>
          </table:table-cell>
          <table:table-cell office:value-type="float" office:value="0.011382">
            <text:p>0.011382</text:p>
          </table:table-cell>
          <table:table-cell office:value-type="float" office:value="-0.005173">
            <text:p>-0.005173</text:p>
          </table:table-cell>
          <table:table-cell table:number-columns-repeated="2" office:value-type="float" office:value="0.017947">
            <text:p>0.017947</text:p>
          </table:table-cell>
          <table:table-cell office:value-type="float" office:value="0.036155">
            <text:p>0.036155</text:p>
          </table:table-cell>
          <table:table-cell office:value-type="float" office:value="0.0738">
            <text:p>0.0738</text:p>
          </table:table-cell>
          <table:table-cell office:value-type="float" office:value="0.10124">
            <text:p>0.10124</text:p>
          </table:table-cell>
          <table:table-cell office:value-type="float" office:value="0.04986">
            <text:p>0.04986</text:p>
          </table:table-cell>
          <table:table-cell office:value-type="float" office:value="0.05268">
            <text:p>0.05268</text:p>
          </table:table-cell>
          <table:table-cell office:value-type="float" office:value="0.0641">
            <text:p>0.0641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37">
            <text:p>237</text:p>
          </table:table-cell>
          <table:table-cell office:value-type="float" office:value="306">
            <text:p>306</text:p>
          </table:table-cell>
          <table:table-cell office:value-type="float" office:value="399">
            <text:p>399</text:p>
          </table:table-cell>
          <table:table-cell office:value-type="float" office:value="398">
            <text:p>398</text:p>
          </table:table-cell>
          <table:table-cell office:value-type="float" office:value="397">
            <text:p>397</text:p>
          </table:table-cell>
          <table:table-cell office:value-type="float" office:value="483">
            <text:p>483</text:p>
          </table:table-cell>
          <table:table-cell office:value-type="float" office:value="557">
            <text:p>557</text:p>
          </table:table-cell>
          <table:table-cell office:value-type="float" office:value="0.053075">
            <text:p>0.053075</text:p>
          </table:table-cell>
          <table:table-cell office:value-type="float" office:value="-0.000502">
            <text:p>-0.000502</text:p>
          </table:table-cell>
          <table:table-cell table:number-columns-repeated="2" office:value-type="float" office:value="-0.000503">
            <text:p>-0.000503</text:p>
          </table:table-cell>
          <table:table-cell office:value-type="float" office:value="0.02851">
            <text:p>0.02851</text:p>
          </table:table-cell>
          <table:table-cell office:value-type="float" office:value="0.10412">
            <text:p>0.10412</text:p>
          </table:table-cell>
          <table:table-cell office:value-type="float" office:value="0.1082">
            <text:p>0.1082</text:p>
          </table:table-cell>
          <table:table-cell office:value-type="float" office:value="0.09988">
            <text:p>0.09988</text:p>
          </table:table-cell>
          <table:table-cell office:value-type="float" office:value="0.11092">
            <text:p>0.11092</text:p>
          </table:table-cell>
          <table:table-cell office:value-type="float" office:value="0.14792">
            <text:p>0.14792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3"/>NA</text:p>
          </table:table-cell>
          <table:table-cell table:number-columns-repeated="15" office:value-type="string">
            <text:p><text:s text:c="4"/>NA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1737">
            <text:p>1737</text:p>
          </table:table-cell>
          <table:table-cell office:value-type="float" office:value="2704">
            <text:p>2704</text:p>
          </table:table-cell>
          <table:table-cell office:value-type="float" office:value="3555">
            <text:p>3555</text:p>
          </table:table-cell>
          <table:table-cell office:value-type="float" office:value="4512">
            <text:p>4512</text:p>
          </table:table-cell>
          <table:table-cell office:value-type="float" office:value="7268">
            <text:p>7268</text:p>
          </table:table-cell>
          <table:table-cell office:value-type="float" office:value="9093">
            <text:p>9093</text:p>
          </table:table-cell>
          <table:table-cell office:value-type="float" office:value="0.088515">
            <text:p>0.088515</text:p>
          </table:table-cell>
          <table:table-cell office:value-type="float" office:value="0.054725">
            <text:p>0.054725</text:p>
          </table:table-cell>
          <table:table-cell table:number-columns-repeated="2" office:value-type="float" office:value="0.047677">
            <text:p>0.047677</text:p>
          </table:table-cell>
          <table:table-cell office:value-type="float" office:value="0.044805">
            <text:p>0.044805</text:p>
          </table:table-cell>
          <table:table-cell office:value-type="float" office:value="0.22212">
            <text:p>0.22212</text:p>
          </table:table-cell>
          <table:table-cell office:value-type="float" office:value="0.1781">
            <text:p>0.1781</text:p>
          </table:table-cell>
          <table:table-cell office:value-type="float" office:value="0.17298">
            <text:p>0.17298</text:p>
          </table:table-cell>
          <table:table-cell office:value-type="float" office:value="0.20956">
            <text:p>0.20956</text:p>
          </table:table-cell>
          <table:table-cell office:value-type="float" office:value="0.21842">
            <text:p>0.21842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486">
            <text:p>486</text:p>
          </table:table-cell>
          <table:table-cell office:value-type="float" office:value="533">
            <text:p>533</text:p>
          </table:table-cell>
          <table:table-cell office:value-type="float" office:value="538">
            <text:p>538</text:p>
          </table:table-cell>
          <table:table-cell office:value-type="float" office:value="576">
            <text:p>576</text:p>
          </table:table-cell>
          <table:table-cell office:value-type="float" office:value="592">
            <text:p>592</text:p>
          </table:table-cell>
          <table:table-cell office:value-type="float" office:value="614">
            <text:p>614</text:p>
          </table:table-cell>
          <table:table-cell office:value-type="float" office:value="750">
            <text:p>750</text:p>
          </table:table-cell>
          <table:table-cell office:value-type="float" office:value="0.001867">
            <text:p>0.001867</text:p>
          </table:table-cell>
          <table:table-cell office:value-type="float" office:value="0.01365">
            <text:p>0.01365</text:p>
          </table:table-cell>
          <table:table-cell table:number-columns-repeated="2" office:value-type="float" office:value="0.00548">
            <text:p>0.00548</text:p>
          </table:table-cell>
          <table:table-cell office:value-type="float" office:value="0.040016">
            <text:p>0.040016</text:p>
          </table:table-cell>
          <table:table-cell office:value-type="float" office:value="0.14032">
            <text:p>0.14032</text:p>
          </table:table-cell>
          <table:table-cell office:value-type="float" office:value="0.16384">
            <text:p>0.16384</text:p>
          </table:table-cell>
          <table:table-cell office:value-type="float" office:value="0.17414">
            <text:p>0.17414</text:p>
          </table:table-cell>
          <table:table-cell office:value-type="float" office:value="0.18018">
            <text:p>0.18018</text:p>
          </table:table-cell>
          <table:table-cell office:value-type="float" office:value="0.18318">
            <text:p>0.18318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493">
            <text:p>493</text:p>
          </table:table-cell>
          <table:table-cell office:value-type="float" office:value="463">
            <text:p>463</text:p>
          </table:table-cell>
          <table:table-cell office:value-type="float" office:value="490">
            <text:p>490</text:p>
          </table:table-cell>
          <table:table-cell office:value-type="float" office:value="706">
            <text:p>706</text:p>
          </table:table-cell>
          <table:table-cell office:value-type="float" office:value="931">
            <text:p>931</text:p>
          </table:table-cell>
          <table:table-cell office:value-type="float" office:value="1209">
            <text:p>1209</text:p>
          </table:table-cell>
          <table:table-cell office:value-type="float" office:value="-0.012556">
            <text:p>-0.012556</text:p>
          </table:table-cell>
          <table:table-cell office:value-type="float" office:value="0.011336">
            <text:p>0.011336</text:p>
          </table:table-cell>
          <table:table-cell table:number-columns-repeated="2" office:value-type="float" office:value="0.073042">
            <text:p>0.073042</text:p>
          </table:table-cell>
          <table:table-cell office:value-type="float" office:value="0.052258">
            <text:p>0.052258</text:p>
          </table:table-cell>
          <table:table-cell office:value-type="float" office:value="0.027133">
            <text:p>0.027133</text:p>
          </table:table-cell>
          <table:table-cell office:value-type="float" office:value="0.07072">
            <text:p>0.07072</text:p>
          </table:table-cell>
          <table:table-cell office:value-type="float" office:value="0.11566">
            <text:p>0.11566</text:p>
          </table:table-cell>
          <table:table-cell office:value-type="float" office:value="0.16764">
            <text:p>0.16764</text:p>
          </table:table-cell>
          <table:table-cell office:value-type="float" office:value="0.20058">
            <text:p>0.20058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float" office:value="1433">
            <text:p>1433</text:p>
          </table:table-cell>
          <table:table-cell office:value-type="float" office:value="1839">
            <text:p>1839</text:p>
          </table:table-cell>
          <table:table-cell office:value-type="float" office:value="2216">
            <text:p>2216</text:p>
          </table:table-cell>
          <table:table-cell office:value-type="float" office:value="2816">
            <text:p>2816</text:p>
          </table:table-cell>
          <table:table-cell office:value-type="float" office:value="4555">
            <text:p>4555</text:p>
          </table:table-cell>
          <table:table-cell office:value-type="float" office:value="2944">
            <text:p>2944</text:p>
          </table:table-cell>
          <table:table-cell office:value-type="float" office:value="3922">
            <text:p>3922</text:p>
          </table:table-cell>
          <table:table-cell office:value-type="float" office:value="0.037296">
            <text:p>0.037296</text:p>
          </table:table-cell>
          <table:table-cell office:value-type="float" office:value="0.047923">
            <text:p>0.047923</text:p>
          </table:table-cell>
          <table:table-cell table:number-columns-repeated="2" office:value-type="float" office:value="0.096182">
            <text:p>0.096182</text:p>
          </table:table-cell>
          <table:table-cell office:value-type="float" office:value="0.057367">
            <text:p>0.057367</text:p>
          </table:table-cell>
          <table:table-cell office:value-type="float" office:value="0.16082">
            <text:p>0.16082</text:p>
          </table:table-cell>
          <table:table-cell office:value-type="float" office:value="0.18902">
            <text:p>0.18902</text:p>
          </table:table-cell>
          <table:table-cell office:value-type="float" office:value="0.1621">
            <text:p>0.1621</text:p>
          </table:table-cell>
          <table:table-cell office:value-type="float" office:value="0.18124">
            <text:p>0.18124</text:p>
          </table:table-cell>
          <table:table-cell office:value-type="float" office:value="0.22724">
            <text:p>0.22724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float" office:value="1685">
            <text:p>1685</text:p>
          </table:table-cell>
          <table:table-cell office:value-type="float" office:value="2527">
            <text:p>2527</text:p>
          </table:table-cell>
          <table:table-cell office:value-type="float" office:value="3173">
            <text:p>3173</text:p>
          </table:table-cell>
          <table:table-cell office:value-type="float" office:value="3317">
            <text:p>3317</text:p>
          </table:table-cell>
          <table:table-cell office:value-type="float" office:value="3909">
            <text:p>3909</text:p>
          </table:table-cell>
          <table:table-cell office:value-type="float" office:value="4408">
            <text:p>4408</text:p>
          </table:table-cell>
          <table:table-cell office:value-type="float" office:value="2813">
            <text:p>2813</text:p>
          </table:table-cell>
          <table:table-cell office:value-type="float" office:value="0.045529">
            <text:p>0.045529</text:p>
          </table:table-cell>
          <table:table-cell office:value-type="float" office:value="0.008877">
            <text:p>0.008877</text:p>
          </table:table-cell>
          <table:table-cell table:number-columns-repeated="2" office:value-type="float" office:value="0.032844">
            <text:p>0.032844</text:p>
          </table:table-cell>
          <table:table-cell office:value-type="float" office:value="-0.089834">
            <text:p>-0.089834</text:p>
          </table:table-cell>
          <table:table-cell office:value-type="float" office:value="0.08562">
            <text:p>0.08562</text:p>
          </table:table-cell>
          <table:table-cell office:value-type="float" office:value="0.07212">
            <text:p>0.07212</text:p>
          </table:table-cell>
          <table:table-cell office:value-type="float" office:value="0.10252">
            <text:p>0.10252</text:p>
          </table:table-cell>
          <table:table-cell office:value-type="float" office:value="0.2141">
            <text:p>0.2141</text:p>
          </table:table-cell>
          <table:table-cell office:value-type="float" office:value="0.32058">
            <text:p>0.32058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2353">
            <text:p>2353</text:p>
          </table:table-cell>
          <table:table-cell office:value-type="float" office:value="2838">
            <text:p>2838</text:p>
          </table:table-cell>
          <table:table-cell office:value-type="float" office:value="3771">
            <text:p>3771</text:p>
          </table:table-cell>
          <table:table-cell office:value-type="float" office:value="4861">
            <text:p>4861</text:p>
          </table:table-cell>
          <table:table-cell office:value-type="float" office:value="6120">
            <text:p>6120</text:p>
          </table:table-cell>
          <table:table-cell office:value-type="float" office:value="6145">
            <text:p>6145</text:p>
          </table:table-cell>
          <table:table-cell office:value-type="float" office:value="6270">
            <text:p>6270</text:p>
          </table:table-cell>
          <table:table-cell office:value-type="float" office:value="0.056848">
            <text:p>0.056848</text:p>
          </table:table-cell>
          <table:table-cell office:value-type="float" office:value="0.050781">
            <text:p>0.050781</text:p>
          </table:table-cell>
          <table:table-cell table:number-columns-repeated="2" office:value-type="float" office:value="0.046064">
            <text:p>0.046064</text:p>
          </table:table-cell>
          <table:table-cell office:value-type="float" office:value="0.004028">
            <text:p>0.004028</text:p>
          </table:table-cell>
          <table:table-cell office:value-type="float" office:value="0.34436">
            <text:p>0.34436</text:p>
          </table:table-cell>
          <table:table-cell office:value-type="float" office:value="0.27728">
            <text:p>0.27728</text:p>
          </table:table-cell>
          <table:table-cell office:value-type="float" office:value="0.3283">
            <text:p>0.3283</text:p>
          </table:table-cell>
          <table:table-cell office:value-type="float" office:value="0.27248">
            <text:p>0.27248</text:p>
          </table:table-cell>
          <table:table-cell office:value-type="float" office:value="0.22568">
            <text:p>0.22568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1598">
            <text:p>1598</text:p>
          </table:table-cell>
          <table:table-cell office:value-type="float" office:value="2239">
            <text:p>2239</text:p>
          </table:table-cell>
          <table:table-cell office:value-type="float" office:value="3391">
            <text:p>3391</text:p>
          </table:table-cell>
          <table:table-cell office:value-type="float" office:value="5496">
            <text:p>5496</text:p>
          </table:table-cell>
          <table:table-cell office:value-type="float" office:value="6518">
            <text:p>6518</text:p>
          </table:table-cell>
          <table:table-cell office:value-type="float" office:value="8117">
            <text:p>8117</text:p>
          </table:table-cell>
          <table:table-cell office:value-type="float" office:value="9447">
            <text:p>9447</text:p>
          </table:table-cell>
          <table:table-cell office:value-type="float" office:value="0.083019">
            <text:p>0.083019</text:p>
          </table:table-cell>
          <table:table-cell office:value-type="float" office:value="0.096579">
            <text:p>0.096579</text:p>
          </table:table-cell>
          <table:table-cell table:number-columns-repeated="2" office:value-type="float" office:value="0.034109">
            <text:p>0.034109</text:p>
          </table:table-cell>
          <table:table-cell office:value-type="float" office:value="0.030347">
            <text:p>0.030347</text:p>
          </table:table-cell>
          <table:table-cell office:value-type="float" office:value="0.30274">
            <text:p>0.30274</text:p>
          </table:table-cell>
          <table:table-cell office:value-type="float" office:value="0.34476">
            <text:p>0.34476</text:p>
          </table:table-cell>
          <table:table-cell office:value-type="float" office:value="0.40786">
            <text:p>0.40786</text:p>
          </table:table-cell>
          <table:table-cell office:value-type="float" office:value="0.3759">
            <text:p>0.3759</text:p>
          </table:table-cell>
          <table:table-cell office:value-type="float" office:value="0.3682">
            <text:p>0.3682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float" office:value="646">
            <text:p>646</text:p>
          </table:table-cell>
          <table:table-cell office:value-type="float" office:value="1124">
            <text:p>1124</text:p>
          </table:table-cell>
          <table:table-cell office:value-type="float" office:value="1577">
            <text:p>1577</text:p>
          </table:table-cell>
          <table:table-cell office:value-type="float" office:value="1421">
            <text:p>1421</text:p>
          </table:table-cell>
          <table:table-cell office:value-type="float" office:value="1410">
            <text:p>1410</text:p>
          </table:table-cell>
          <table:table-cell office:value-type="float" office:value="1885">
            <text:p>1885</text:p>
          </table:table-cell>
          <table:table-cell office:value-type="float" office:value="2113">
            <text:p>2113</text:p>
          </table:table-cell>
          <table:table-cell office:value-type="float" office:value="0.067726">
            <text:p>0.067726</text:p>
          </table:table-cell>
          <table:table-cell office:value-type="float" office:value="-0.020833">
            <text:p>-0.020833</text:p>
          </table:table-cell>
          <table:table-cell table:number-columns-repeated="2" office:value-type="float" office:value="-0.001554">
            <text:p>-0.001554</text:p>
          </table:table-cell>
          <table:table-cell office:value-type="float" office:value="0.022836">
            <text:p>0.022836</text:p>
          </table:table-cell>
          <table:table-cell office:value-type="float" office:value="0.096">
            <text:p>0.096</text:p>
          </table:table-cell>
          <table:table-cell office:value-type="float" office:value="0.1122">
            <text:p>0.1122</text:p>
          </table:table-cell>
          <table:table-cell office:value-type="float" office:value="0.13974">
            <text:p>0.13974</text:p>
          </table:table-cell>
          <table:table-cell office:value-type="float" office:value="0.24478">
            <text:p>0.24478</text:p>
          </table:table-cell>
          <table:table-cell office:value-type="float" office:value="0.28514">
            <text:p>0.28514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float" office:value="684">
            <text:p>684</text:p>
          </table:table-cell>
          <table:table-cell office:value-type="float" office:value="690">
            <text:p>690</text:p>
          </table:table-cell>
          <table:table-cell office:value-type="float" office:value="797">
            <text:p>797</text:p>
          </table:table-cell>
          <table:table-cell office:value-type="float" office:value="1189">
            <text:p>1189</text:p>
          </table:table-cell>
          <table:table-cell office:value-type="float" office:value="1829">
            <text:p>1829</text:p>
          </table:table-cell>
          <table:table-cell office:value-type="float" office:value="2369">
            <text:p>2369</text:p>
          </table:table-cell>
          <table:table-cell office:value-type="float" office:value="3056">
            <text:p>3056</text:p>
          </table:table-cell>
          <table:table-cell office:value-type="float" office:value="0.028833">
            <text:p>0.028833</text:p>
          </table:table-cell>
          <table:table-cell office:value-type="float" office:value="0.080003">
            <text:p>0.080003</text:p>
          </table:table-cell>
          <table:table-cell table:number-columns-repeated="2" office:value-type="float" office:value="0.086131">
            <text:p>0.086131</text:p>
          </table:table-cell>
          <table:table-cell office:value-type="float" office:value="0.050928">
            <text:p>0.050928</text:p>
          </table:table-cell>
          <table:table-cell office:value-type="float" office:value="0.09558">
            <text:p>0.09558</text:p>
          </table:table-cell>
          <table:table-cell office:value-type="float" office:value="0.18">
            <text:p>0.18</text:p>
          </table:table-cell>
          <table:table-cell office:value-type="float" office:value="0.23582">
            <text:p>0.23582</text:p>
          </table:table-cell>
          <table:table-cell office:value-type="float" office:value="0.2963">
            <text:p>0.2963</text:p>
          </table:table-cell>
          <table:table-cell office:value-type="float" office:value="0.294">
            <text:p>0.294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48987">
            <text:p>48987</text:p>
          </table:table-cell>
          <table:table-cell office:value-type="float" office:value="40728">
            <text:p>40728</text:p>
          </table:table-cell>
          <table:table-cell office:value-type="float" office:value="34024">
            <text:p>34024</text:p>
          </table:table-cell>
          <table:table-cell office:value-type="float" office:value="22865">
            <text:p>22865</text:p>
          </table:table-cell>
          <table:table-cell office:value-type="float" office:value="19454">
            <text:p>19454</text:p>
          </table:table-cell>
          <table:table-cell office:value-type="float" office:value="14868">
            <text:p>14868</text:p>
          </table:table-cell>
          <table:table-cell office:value-type="float" office:value="-0.036928">
            <text:p>-0.036928</text:p>
          </table:table-cell>
          <table:table-cell office:value-type="float" office:value="-0.03597">
            <text:p>-0.03597</text:p>
          </table:table-cell>
          <table:table-cell table:number-columns-repeated="2" office:value-type="float" office:value="-0.079492">
            <text:p>-0.079492</text:p>
          </table:table-cell>
          <table:table-cell office:value-type="float" office:value="-0.053768">
            <text:p>-0.053768</text:p>
          </table:table-cell>
          <table:table-cell office:value-type="float" office:value="0.03724">
            <text:p>0.03724</text:p>
          </table:table-cell>
          <table:table-cell office:value-type="float" office:value="0.05276">
            <text:p>0.05276</text:p>
          </table:table-cell>
          <table:table-cell office:value-type="float" office:value="0.04404">
            <text:p>0.04404</text:p>
          </table:table-cell>
          <table:table-cell office:value-type="float" office:value="0.13706">
            <text:p>0.13706</text:p>
          </table:table-cell>
          <table:table-cell office:value-type="float" office:value="0.1911">
            <text:p>0.1911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float" office:value="1085">
            <text:p>1085</text:p>
          </table:table-cell>
          <table:table-cell office:value-type="float" office:value="1103">
            <text:p>1103</text:p>
          </table:table-cell>
          <table:table-cell office:value-type="float" office:value="1309">
            <text:p>1309</text:p>
          </table:table-cell>
          <table:table-cell office:value-type="float" office:value="1525">
            <text:p>1525</text:p>
          </table:table-cell>
          <table:table-cell office:value-type="float" office:value="2239">
            <text:p>2239</text:p>
          </table:table-cell>
          <table:table-cell office:value-type="float" office:value="3112">
            <text:p>3112</text:p>
          </table:table-cell>
          <table:table-cell office:value-type="float" office:value="3415">
            <text:p>3415</text:p>
          </table:table-cell>
          <table:table-cell office:value-type="float" office:value="0.034246">
            <text:p>0.034246</text:p>
          </table:table-cell>
          <table:table-cell office:value-type="float" office:value="0.030546">
            <text:p>0.030546</text:p>
          </table:table-cell>
          <table:table-cell table:number-columns-repeated="2" office:value-type="float" office:value="0.076807">
            <text:p>0.076807</text:p>
          </table:table-cell>
          <table:table-cell office:value-type="float" office:value="0.018582">
            <text:p>0.018582</text:p>
          </table:table-cell>
          <table:table-cell office:value-type="float" office:value="0.16828">
            <text:p>0.16828</text:p>
          </table:table-cell>
          <table:table-cell office:value-type="float" office:value="0.17482">
            <text:p>0.17482</text:p>
          </table:table-cell>
          <table:table-cell office:value-type="float" office:value="0.23578">
            <text:p>0.23578</text:p>
          </table:table-cell>
          <table:table-cell office:value-type="float" office:value="0.25674">
            <text:p>0.25674</text:p>
          </table:table-cell>
          <table:table-cell office:value-type="float" office:value="0.31484">
            <text:p>0.31484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478">
            <text:p>478</text:p>
          </table:table-cell>
          <table:table-cell office:value-type="float" office:value="507">
            <text:p>507</text:p>
          </table:table-cell>
          <table:table-cell office:value-type="float" office:value="506">
            <text:p>506</text:p>
          </table:table-cell>
          <table:table-cell office:value-type="float" office:value="494">
            <text:p>494</text:p>
          </table:table-cell>
          <table:table-cell office:value-type="float" office:value="490">
            <text:p>490</text:p>
          </table:table-cell>
          <table:table-cell office:value-type="float" office:value="526">
            <text:p>526</text:p>
          </table:table-cell>
          <table:table-cell office:value-type="float" office:value="0.01178">
            <text:p>0.01178</text:p>
          </table:table-cell>
          <table:table-cell office:value-type="float" office:value="-0.000395">
            <text:p>-0.000395</text:p>
          </table:table-cell>
          <table:table-cell table:number-columns-repeated="2" office:value-type="float" office:value="-0.0048">
            <text:p>-0.0048</text:p>
          </table:table-cell>
          <table:table-cell office:value-type="float" office:value="0.014179">
            <text:p>0.014179</text:p>
          </table:table-cell>
          <table:table-cell office:value-type="float" office:value="0.0291">
            <text:p>0.0291</text:p>
          </table:table-cell>
          <table:table-cell office:value-type="float" office:value="0.03334">
            <text:p>0.03334</text:p>
          </table:table-cell>
          <table:table-cell office:value-type="float" office:value="0.05096">
            <text:p>0.05096</text:p>
          </table:table-cell>
          <table:table-cell office:value-type="float" office:value="0.07774">
            <text:p>0.07774</text:p>
          </table:table-cell>
          <table:table-cell office:value-type="float" office:value="0.09756">
            <text:p>0.09756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3"/>NA</text:p>
          </table:table-cell>
          <table:table-cell office:value-type="string">
            <text:p><text:s text:c="4"/>NA</text:p>
          </table:table-cell>
          <table:table-cell office:value-type="float" office:value="7308">
            <text:p>7308</text:p>
          </table:table-cell>
          <table:table-cell office:value-type="float" office:value="9310">
            <text:p>9310</text:p>
          </table:table-cell>
          <table:table-cell office:value-type="float" office:value="6209">
            <text:p>6209</text:p>
          </table:table-cell>
          <table:table-cell office:value-type="float" office:value="7792">
            <text:p>7792</text:p>
          </table:table-cell>
          <table:table-cell table:number-columns-repeated="2" office:value-type="string">
            <text:p><text:s text:c="4"/>NA</text:p>
          </table:table-cell>
          <table:table-cell table:number-columns-repeated="2" office:value-type="float" office:value="0.048424">
            <text:p>0.048424</text:p>
          </table:table-cell>
          <table:table-cell office:value-type="float" office:value="0.04542">
            <text:p>0.04542</text:p>
          </table:table-cell>
          <table:table-cell office:value-type="string">
            <text:p><text:s text:c="4"/>NA</text:p>
          </table:table-cell>
          <table:table-cell office:value-type="float" office:value="0.085267">
            <text:p>0.085267</text:p>
          </table:table-cell>
          <table:table-cell office:value-type="float" office:value="0.07686">
            <text:p>0.07686</text:p>
          </table:table-cell>
          <table:table-cell office:value-type="float" office:value="0.16488">
            <text:p>0.16488</text:p>
          </table:table-cell>
          <table:table-cell office:value-type="float" office:value="0.24786">
            <text:p>0.24786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503">
            <text:p>503</text:p>
          </table:table-cell>
          <table:table-cell office:value-type="float" office:value="558">
            <text:p>558</text:p>
          </table:table-cell>
          <table:table-cell office:value-type="float" office:value="772">
            <text:p>772</text:p>
          </table:table-cell>
          <table:table-cell office:value-type="float" office:value="797">
            <text:p>797</text:p>
          </table:table-cell>
          <table:table-cell office:value-type="float" office:value="836">
            <text:p>836</text:p>
          </table:table-cell>
          <table:table-cell office:value-type="float" office:value="989">
            <text:p>989</text:p>
          </table:table-cell>
          <table:table-cell office:value-type="float" office:value="1153">
            <text:p>1153</text:p>
          </table:table-cell>
          <table:table-cell office:value-type="float" office:value="0.064925">
            <text:p>0.064925</text:p>
          </table:table-cell>
          <table:table-cell office:value-type="float" office:value="0.006374">
            <text:p>0.006374</text:p>
          </table:table-cell>
          <table:table-cell table:number-columns-repeated="2" office:value-type="float" office:value="0.009555">
            <text:p>0.009555</text:p>
          </table:table-cell>
          <table:table-cell office:value-type="float" office:value="0.030686">
            <text:p>0.030686</text:p>
          </table:table-cell>
          <table:table-cell office:value-type="float" office:value="0.16442">
            <text:p>0.16442</text:p>
          </table:table-cell>
          <table:table-cell office:value-type="float" office:value="0.12018">
            <text:p>0.12018</text:p>
          </table:table-cell>
          <table:table-cell office:value-type="float" office:value="0.10832">
            <text:p>0.10832</text:p>
          </table:table-cell>
          <table:table-cell office:value-type="float" office:value="0.11068">
            <text:p>0.11068</text:p>
          </table:table-cell>
          <table:table-cell office:value-type="float" office:value="0.10916">
            <text:p>0.10916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805">
            <text:p>805</text:p>
          </table:table-cell>
          <table:table-cell office:value-type="float" office:value="874">
            <text:p>874</text:p>
          </table:table-cell>
          <table:table-cell office:value-type="float" office:value="972">
            <text:p>972</text:p>
          </table:table-cell>
          <table:table-cell office:value-type="float" office:value="1094">
            <text:p>1094</text:p>
          </table:table-cell>
          <table:table-cell office:value-type="float" office:value="1321">
            <text:p>1321</text:p>
          </table:table-cell>
          <table:table-cell office:value-type="float" office:value="1551">
            <text:p>1551</text:p>
          </table:table-cell>
          <table:table-cell office:value-type="float" office:value="1361">
            <text:p>1361</text:p>
          </table:table-cell>
          <table:table-cell office:value-type="float" office:value="0.021255">
            <text:p>0.021255</text:p>
          </table:table-cell>
          <table:table-cell office:value-type="float" office:value="0.023648">
            <text:p>0.023648</text:p>
          </table:table-cell>
          <table:table-cell table:number-columns-repeated="2" office:value-type="float" office:value="0.03771">
            <text:p>0.03771</text:p>
          </table:table-cell>
          <table:table-cell office:value-type="float" office:value="-0.026136">
            <text:p>-0.026136</text:p>
          </table:table-cell>
          <table:table-cell office:value-type="float" office:value="0.12914">
            <text:p>0.12914</text:p>
          </table:table-cell>
          <table:table-cell office:value-type="float" office:value="0.14998">
            <text:p>0.14998</text:p>
          </table:table-cell>
          <table:table-cell office:value-type="float" office:value="0.14672">
            <text:p>0.14672</text:p>
          </table:table-cell>
          <table:table-cell office:value-type="float" office:value="0.18024">
            <text:p>0.18024</text:p>
          </table:table-cell>
          <table:table-cell office:value-type="float" office:value="0.15574">
            <text:p>0.15574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3635">
            <text:p>3635</text:p>
          </table:table-cell>
          <table:table-cell office:value-type="float" office:value="5651">
            <text:p>5651</text:p>
          </table:table-cell>
          <table:table-cell office:value-type="float" office:value="7405">
            <text:p>7405</text:p>
          </table:table-cell>
          <table:table-cell office:value-type="float" office:value="10791">
            <text:p>10791</text:p>
          </table:table-cell>
          <table:table-cell office:value-type="float" office:value="11101">
            <text:p>11101</text:p>
          </table:table-cell>
          <table:table-cell office:value-type="float" office:value="5971">
            <text:p>5971</text:p>
          </table:table-cell>
          <table:table-cell office:value-type="float" office:value="0.088245">
            <text:p>0.088245</text:p>
          </table:table-cell>
          <table:table-cell office:value-type="float" office:value="0.054065">
            <text:p>0.054065</text:p>
          </table:table-cell>
          <table:table-cell table:number-columns-repeated="2" office:value-type="float" office:value="0.075311">
            <text:p>0.075311</text:p>
          </table:table-cell>
          <table:table-cell office:value-type="float" office:value="-0.124024">
            <text:p>-0.124024</text:p>
          </table:table-cell>
          <table:table-cell office:value-type="float" office:value="0.03062">
            <text:p>0.03062</text:p>
          </table:table-cell>
          <table:table-cell office:value-type="float" office:value="0.03732">
            <text:p>0.03732</text:p>
          </table:table-cell>
          <table:table-cell office:value-type="float" office:value="0.03078">
            <text:p>0.03078</text:p>
          </table:table-cell>
          <table:table-cell office:value-type="float" office:value="0.17612">
            <text:p>0.17612</text:p>
          </table:table-cell>
          <table:table-cell office:value-type="float" office:value="0.30238">
            <text:p>0.30238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1528">
            <text:p>1528</text:p>
          </table:table-cell>
          <table:table-cell office:value-type="float" office:value="1753">
            <text:p>1753</text:p>
          </table:table-cell>
          <table:table-cell office:value-type="float" office:value="2869">
            <text:p>2869</text:p>
          </table:table-cell>
          <table:table-cell office:value-type="float" office:value="4130">
            <text:p>4130</text:p>
          </table:table-cell>
          <table:table-cell office:value-type="float" office:value="5817">
            <text:p>5817</text:p>
          </table:table-cell>
          <table:table-cell office:value-type="float" office:value="9834">
            <text:p>9834</text:p>
          </table:table-cell>
          <table:table-cell office:value-type="float" office:value="0.027474">
            <text:p>0.027474</text:p>
          </table:table-cell>
          <table:table-cell office:value-type="float" office:value="0.098527">
            <text:p>0.098527</text:p>
          </table:table-cell>
          <table:table-cell table:number-columns-repeated="2" office:value-type="float" office:value="0.072863">
            <text:p>0.072863</text:p>
          </table:table-cell>
          <table:table-cell office:value-type="float" office:value="0.105012">
            <text:p>0.105012</text:p>
          </table:table-cell>
          <table:table-cell office:value-type="float" office:value="0.17038">
            <text:p>0.17038</text:p>
          </table:table-cell>
          <table:table-cell office:value-type="float" office:value="0.25738">
            <text:p>0.25738</text:p>
          </table:table-cell>
          <table:table-cell office:value-type="float" office:value="0.41754">
            <text:p>0.41754</text:p>
          </table:table-cell>
          <table:table-cell office:value-type="float" office:value="0.37044">
            <text:p>0.37044</text:p>
          </table:table-cell>
          <table:table-cell office:value-type="float" office:value="0.40266">
            <text:p>0.40266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978">
            <text:p>978</text:p>
          </table:table-cell>
          <table:table-cell office:value-type="float" office:value="974">
            <text:p>974</text:p>
          </table:table-cell>
          <table:table-cell office:value-type="float" office:value="971">
            <text:p>971</text:p>
          </table:table-cell>
          <table:table-cell office:value-type="float" office:value="1018">
            <text:p>1018</text:p>
          </table:table-cell>
          <table:table-cell office:value-type="float" office:value="953">
            <text:p>953</text:p>
          </table:table-cell>
          <table:table-cell office:value-type="float" office:value="1199">
            <text:p>1199</text:p>
          </table:table-cell>
          <table:table-cell office:value-type="float" office:value="1539">
            <text:p>1539</text:p>
          </table:table-cell>
          <table:table-cell office:value-type="float" office:value="-0.000617">
            <text:p>-0.000617</text:p>
          </table:table-cell>
          <table:table-cell office:value-type="float" office:value="0.009454">
            <text:p>0.009454</text:p>
          </table:table-cell>
          <table:table-cell table:number-columns-repeated="2" office:value-type="float" office:value="-0.013196">
            <text:p>-0.013196</text:p>
          </table:table-cell>
          <table:table-cell office:value-type="float" office:value="0.049929">
            <text:p>0.049929</text:p>
          </table:table-cell>
          <table:table-cell office:value-type="float" office:value="0.12268">
            <text:p>0.12268</text:p>
          </table:table-cell>
          <table:table-cell office:value-type="float" office:value="0.13402">
            <text:p>0.13402</text:p>
          </table:table-cell>
          <table:table-cell office:value-type="float" office:value="0.15946">
            <text:p>0.15946</text:p>
          </table:table-cell>
          <table:table-cell office:value-type="float" office:value="0.20408">
            <text:p>0.20408</text:p>
          </table:table-cell>
          <table:table-cell office:value-type="float" office:value="0.12942">
            <text:p>0.12942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1234">
            <text:p>1234</text:p>
          </table:table-cell>
          <table:table-cell office:value-type="float" office:value="1552">
            <text:p>1552</text:p>
          </table:table-cell>
          <table:table-cell office:value-type="float" office:value="1581">
            <text:p>1581</text:p>
          </table:table-cell>
          <table:table-cell office:value-type="float" office:value="2683">
            <text:p>2683</text:p>
          </table:table-cell>
          <table:table-cell office:value-type="float" office:value="3071">
            <text:p>3071</text:p>
          </table:table-cell>
          <table:table-cell office:value-type="float" office:value="2900">
            <text:p>2900</text:p>
          </table:table-cell>
          <table:table-cell office:value-type="float" office:value="0.045857">
            <text:p>0.045857</text:p>
          </table:table-cell>
          <table:table-cell office:value-type="float" office:value="0.003703">
            <text:p>0.003703</text:p>
          </table:table-cell>
          <table:table-cell table:number-columns-repeated="2" office:value-type="float" office:value="0.105776">
            <text:p>0.105776</text:p>
          </table:table-cell>
          <table:table-cell office:value-type="float" office:value="-0.011459">
            <text:p>-0.011459</text:p>
          </table:table-cell>
          <table:table-cell office:value-type="float" office:value="0.13298">
            <text:p>0.13298</text:p>
          </table:table-cell>
          <table:table-cell office:value-type="float" office:value="0.13234">
            <text:p>0.13234</text:p>
          </table:table-cell>
          <table:table-cell office:value-type="float" office:value="0.1433">
            <text:p>0.1433</text:p>
          </table:table-cell>
          <table:table-cell office:value-type="float" office:value="0.21178">
            <text:p>0.21178</text:p>
          </table:table-cell>
          <table:table-cell office:value-type="float" office:value="0.1735">
            <text:p>0.1735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488">
            <text:p>488</text:p>
          </table:table-cell>
          <table:table-cell office:value-type="float" office:value="866">
            <text:p>866</text:p>
          </table:table-cell>
          <table:table-cell office:value-type="float" office:value="1133">
            <text:p>1133</text:p>
          </table:table-cell>
          <table:table-cell office:value-type="float" office:value="1514">
            <text:p>1514</text:p>
          </table:table-cell>
          <table:table-cell office:value-type="float" office:value="2033">
            <text:p>2033</text:p>
          </table:table-cell>
          <table:table-cell office:value-type="float" office:value="2921">
            <text:p>2921</text:p>
          </table:table-cell>
          <table:table-cell office:value-type="float" office:value="3581">
            <text:p>3581</text:p>
          </table:table-cell>
          <table:table-cell office:value-type="float" office:value="0.053748">
            <text:p>0.053748</text:p>
          </table:table-cell>
          <table:table-cell office:value-type="float" office:value="0.057977">
            <text:p>0.057977</text:p>
          </table:table-cell>
          <table:table-cell table:number-columns-repeated="2" office:value-type="float" office:value="0.058951">
            <text:p>0.058951</text:p>
          </table:table-cell>
          <table:table-cell office:value-type="float" office:value="0.040743">
            <text:p>0.040743</text:p>
          </table:table-cell>
          <table:table-cell office:value-type="float" office:value="0.13064">
            <text:p>0.13064</text:p>
          </table:table-cell>
          <table:table-cell office:value-type="float" office:value="0.17586">
            <text:p>0.17586</text:p>
          </table:table-cell>
          <table:table-cell office:value-type="float" office:value="0.24082">
            <text:p>0.24082</text:p>
          </table:table-cell>
          <table:table-cell office:value-type="float" office:value="0.25842">
            <text:p>0.25842</text:p>
          </table:table-cell>
          <table:table-cell office:value-type="float" office:value="0.2386">
            <text:p>0.2386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546">
            <text:p>546</text:p>
          </table:table-cell>
          <table:table-cell office:value-type="float" office:value="688">
            <text:p>688</text:p>
          </table:table-cell>
          <table:table-cell office:value-type="float" office:value="833">
            <text:p>833</text:p>
          </table:table-cell>
          <table:table-cell office:value-type="float" office:value="1063">
            <text:p>1063</text:p>
          </table:table-cell>
          <table:table-cell office:value-type="float" office:value="1307">
            <text:p>1307</text:p>
          </table:table-cell>
          <table:table-cell office:value-type="float" office:value="1694">
            <text:p>1694</text:p>
          </table:table-cell>
          <table:table-cell office:value-type="float" office:value="1900">
            <text:p>1900</text:p>
          </table:table-cell>
          <table:table-cell office:value-type="float" office:value="0.038249">
            <text:p>0.038249</text:p>
          </table:table-cell>
          <table:table-cell office:value-type="float" office:value="0.048763">
            <text:p>0.048763</text:p>
          </table:table-cell>
          <table:table-cell table:number-columns-repeated="2" office:value-type="float" office:value="0.041328">
            <text:p>0.041328</text:p>
          </table:table-cell>
          <table:table-cell office:value-type="float" office:value="0.022952">
            <text:p>0.022952</text:p>
          </table:table-cell>
          <table:table-cell office:value-type="float" office:value="0.13944">
            <text:p>0.13944</text:p>
          </table:table-cell>
          <table:table-cell office:value-type="float" office:value="0.19798">
            <text:p>0.19798</text:p>
          </table:table-cell>
          <table:table-cell office:value-type="float" office:value="0.19124">
            <text:p>0.19124</text:p>
          </table:table-cell>
          <table:table-cell office:value-type="float" office:value="0.1986">
            <text:p>0.1986</text:p>
          </table:table-cell>
          <table:table-cell office:value-type="float" office:value="0.17874">
            <text:p>0.17874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3"/>NA</text:p>
          </table:table-cell>
          <table:table-cell office:value-type="string">
            <text:p><text:s text:c="4"/>NA</text:p>
          </table:table-cell>
          <table:table-cell office:value-type="float" office:value="23937">
            <text:p>23937</text:p>
          </table:table-cell>
          <table:table-cell office:value-type="float" office:value="19432">
            <text:p>19432</text:p>
          </table:table-cell>
          <table:table-cell office:value-type="float" office:value="25646">
            <text:p>25646</text:p>
          </table:table-cell>
          <table:table-cell office:value-type="float" office:value="12404">
            <text:p>12404</text:p>
          </table:table-cell>
          <table:table-cell table:number-columns-repeated="2" office:value-type="string">
            <text:p><text:s text:c="4"/>NA</text:p>
          </table:table-cell>
          <table:table-cell table:number-columns-repeated="2" office:value-type="float" office:value="-0.041701">
            <text:p>-0.041701</text:p>
          </table:table-cell>
          <table:table-cell office:value-type="float" office:value="-0.145274">
            <text:p>-0.145274</text:p>
          </table:table-cell>
          <table:table-cell table:number-columns-repeated="2" office:value-type="string">
            <text:p><text:s text:c="4"/>NA</text:p>
          </table:table-cell>
          <table:table-cell office:value-type="float" office:value="0.179">
            <text:p>0.179</text:p>
          </table:table-cell>
          <table:table-cell office:value-type="float" office:value="0.3301">
            <text:p>0.3301</text:p>
          </table:table-cell>
          <table:table-cell office:value-type="float" office:value="0.27284">
            <text:p>0.27284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3"/>NA</text:p>
          </table:table-cell>
          <table:table-cell office:value-type="string">
            <text:p><text:s text:c="4"/>NA</text:p>
          </table:table-cell>
          <table:table-cell office:value-type="float" office:value="527">
            <text:p>527</text:p>
          </table:table-cell>
          <table:table-cell office:value-type="float" office:value="760">
            <text:p>760</text:p>
          </table:table-cell>
          <table:table-cell office:value-type="float" office:value="957">
            <text:p>957</text:p>
          </table:table-cell>
          <table:table-cell office:value-type="float" office:value="978">
            <text:p>978</text:p>
          </table:table-cell>
          <table:table-cell table:number-columns-repeated="2" office:value-type="string">
            <text:p><text:s text:c="4"/>NA</text:p>
          </table:table-cell>
          <table:table-cell table:number-columns-repeated="2" office:value-type="float" office:value="0.073224">
            <text:p>0.073224</text:p>
          </table:table-cell>
          <table:table-cell office:value-type="float" office:value="0.004341">
            <text:p>0.004341</text:p>
          </table:table-cell>
          <table:table-cell office:value-type="string">
            <text:p><text:s text:c="4"/>NA</text:p>
          </table:table-cell>
          <table:table-cell office:value-type="float" office:value="0.0688">
            <text:p>0.0688</text:p>
          </table:table-cell>
          <table:table-cell office:value-type="float" office:value="0.11588">
            <text:p>0.11588</text:p>
          </table:table-cell>
          <table:table-cell office:value-type="float" office:value="0.21856">
            <text:p>0.21856</text:p>
          </table:table-cell>
          <table:table-cell office:value-type="float" office:value="0.209">
            <text:p>0.209</text:p>
          </table:table-cell>
        </table:table-row>
        <table:table-row table:style-name="ro1">
          <table:table-cell office:value-type="float" office:value="2290">
            <text:p>2290</text:p>
          </table:table-cell>
          <table:table-cell office:value-type="float" office:value="3071">
            <text:p>3071</text:p>
          </table:table-cell>
          <table:table-cell office:value-type="float" office:value="3908">
            <text:p>3908</text:p>
          </table:table-cell>
          <table:table-cell office:value-type="float" office:value="4680">
            <text:p>4680</text:p>
          </table:table-cell>
          <table:table-cell office:value-type="float" office:value="5843">
            <text:p>5843</text:p>
          </table:table-cell>
          <table:table-cell office:value-type="float" office:value="7042">
            <text:p>7042</text:p>
          </table:table-cell>
          <table:table-cell office:value-type="float" office:value="8230">
            <text:p>8230</text:p>
          </table:table-cell>
          <table:table-cell office:value-type="float" office:value="8929">
            <text:p>8929</text:p>
          </table:table-cell>
          <table:table-cell office:value-type="float" office:value="0.036054">
            <text:p>0.036054</text:p>
          </table:table-cell>
          <table:table-cell office:value-type="float" office:value="0.044389">
            <text:p>0.044389</text:p>
          </table:table-cell>
          <table:table-cell table:number-columns-repeated="2" office:value-type="float" office:value="0.03733">
            <text:p>0.03733</text:p>
          </table:table-cell>
          <table:table-cell office:value-type="float" office:value="0.016304">
            <text:p>0.016304</text:p>
          </table:table-cell>
          <table:table-cell office:value-type="float" office:value="0.21124">
            <text:p>0.21124</text:p>
          </table:table-cell>
          <table:table-cell office:value-type="float" office:value="0.23266">
            <text:p>0.23266</text:p>
          </table:table-cell>
          <table:table-cell office:value-type="float" office:value="0.25434">
            <text:p>0.25434</text:p>
          </table:table-cell>
          <table:table-cell office:value-type="float" office:value="0.24626">
            <text:p>0.24626</text:p>
          </table:table-cell>
          <table:table-cell office:value-type="float" office:value="0.22798">
            <text:p>0.22798</text:p>
          </table:table-cell>
        </table:table-row>
        <table:table-row table:style-name="ro1">
          <table:table-cell office:value-type="float" office:value="3557">
            <text:p>3557</text:p>
          </table:table-cell>
          <table:table-cell office:value-type="float" office:value="4081">
            <text:p>4081</text:p>
          </table:table-cell>
          <table:table-cell office:value-type="float" office:value="4379">
            <text:p>4379</text:p>
          </table:table-cell>
          <table:table-cell office:value-type="float" office:value="5445">
            <text:p>5445</text:p>
          </table:table-cell>
          <table:table-cell office:value-type="float" office:value="6750">
            <text:p>6750</text:p>
          </table:table-cell>
          <table:table-cell office:value-type="float" office:value="7917">
            <text:p>7917</text:p>
          </table:table-cell>
          <table:table-cell office:value-type="float" office:value="9228">
            <text:p>9228</text:p>
          </table:table-cell>
          <table:table-cell office:value-type="float" office:value="9717">
            <text:p>9717</text:p>
          </table:table-cell>
          <table:table-cell office:value-type="float" office:value="0.043575">
            <text:p>0.043575</text:p>
          </table:table-cell>
          <table:table-cell office:value-type="float" office:value="0.042969">
            <text:p>0.042969</text:p>
          </table:table-cell>
          <table:table-cell table:number-columns-repeated="2" office:value-type="float" office:value="0.031894">
            <text:p>0.031894</text:p>
          </table:table-cell>
          <table:table-cell office:value-type="float" office:value="0.010327">
            <text:p>0.010327</text:p>
          </table:table-cell>
          <table:table-cell office:value-type="float" office:value="0.23906">
            <text:p>0.23906</text:p>
          </table:table-cell>
          <table:table-cell office:value-type="float" office:value="0.25594">
            <text:p>0.25594</text:p>
          </table:table-cell>
          <table:table-cell office:value-type="float" office:value="0.2519">
            <text:p>0.2519</text:p>
          </table:table-cell>
          <table:table-cell office:value-type="float" office:value="0.23944">
            <text:p>0.23944</text:p>
          </table:table-cell>
          <table:table-cell office:value-type="float" office:value="0.19656">
            <text:p>0.19656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1532">
            <text:p>1532</text:p>
          </table:table-cell>
          <table:table-cell office:value-type="float" office:value="1692">
            <text:p>1692</text:p>
          </table:table-cell>
          <table:table-cell office:value-type="float" office:value="2294">
            <text:p>2294</text:p>
          </table:table-cell>
          <table:table-cell office:value-type="float" office:value="3028">
            <text:p>3028</text:p>
          </table:table-cell>
          <table:table-cell office:value-type="float" office:value="2492">
            <text:p>2492</text:p>
          </table:table-cell>
          <table:table-cell office:value-type="float" office:value="4282">
            <text:p>4282</text:p>
          </table:table-cell>
          <table:table-cell office:value-type="float" office:value="5310">
            <text:p>5310</text:p>
          </table:table-cell>
          <table:table-cell office:value-type="float" office:value="0.060877">
            <text:p>0.060877</text:p>
          </table:table-cell>
          <table:table-cell office:value-type="float" office:value="0.055521">
            <text:p>0.055521</text:p>
          </table:table-cell>
          <table:table-cell table:number-columns-repeated="2" office:value-type="float" office:value="-0.038963">
            <text:p>-0.038963</text:p>
          </table:table-cell>
          <table:table-cell office:value-type="float" office:value="0.043034">
            <text:p>0.043034</text:p>
          </table:table-cell>
          <table:table-cell office:value-type="float" office:value="0.32578">
            <text:p>0.32578</text:p>
          </table:table-cell>
          <table:table-cell office:value-type="float" office:value="0.34112">
            <text:p>0.34112</text:p>
          </table:table-cell>
          <table:table-cell office:value-type="float" office:value="0.31896">
            <text:p>0.31896</text:p>
          </table:table-cell>
          <table:table-cell office:value-type="float" office:value="0.2867">
            <text:p>0.2867</text:p>
          </table:table-cell>
          <table:table-cell office:value-type="float" office:value="0.3008">
            <text:p>0.3008</text:p>
          </table:table-cell>
        </table:table-row>
        <table:table-row table:style-name="ro1">
          <table:table-cell office:value-type="float" office:value="4380">
            <text:p>4380</text:p>
          </table:table-cell>
          <table:table-cell office:value-type="float" office:value="4530">
            <text:p>4530</text:p>
          </table:table-cell>
          <table:table-cell office:value-type="float" office:value="5490">
            <text:p>5490</text:p>
          </table:table-cell>
          <table:table-cell office:value-type="float" office:value="6821">
            <text:p>6821</text:p>
          </table:table-cell>
          <table:table-cell office:value-type="float" office:value="7776">
            <text:p>7776</text:p>
          </table:table-cell>
          <table:table-cell office:value-type="float" office:value="8374">
            <text:p>8374</text:p>
          </table:table-cell>
          <table:table-cell office:value-type="float" office:value="9598">
            <text:p>9598</text:p>
          </table:table-cell>
          <table:table-cell office:value-type="float" office:value="10884">
            <text:p>10884</text:p>
          </table:table-cell>
          <table:table-cell office:value-type="float" office:value="0.043416">
            <text:p>0.043416</text:p>
          </table:table-cell>
          <table:table-cell office:value-type="float" office:value="0.026207">
            <text:p>0.026207</text:p>
          </table:table-cell>
          <table:table-cell table:number-columns-repeated="2" office:value-type="float" office:value="0.014818">
            <text:p>0.014818</text:p>
          </table:table-cell>
          <table:table-cell office:value-type="float" office:value="0.025148">
            <text:p>0.025148</text:p>
          </table:table-cell>
          <table:table-cell office:value-type="float" office:value="0.27146">
            <text:p>0.27146</text:p>
          </table:table-cell>
          <table:table-cell office:value-type="float" office:value="0.29722">
            <text:p>0.29722</text:p>
          </table:table-cell>
          <table:table-cell office:value-type="float" office:value="0.31006">
            <text:p>0.31006</text:p>
          </table:table-cell>
          <table:table-cell office:value-type="float" office:value="0.26504">
            <text:p>0.26504</text:p>
          </table:table-cell>
          <table:table-cell office:value-type="float" office:value="0.19376">
            <text:p>0.19376</text:p>
          </table:table-cell>
        </table:table-row>
        <table:table-row table:style-name="ro1">
          <table:table-cell office:value-type="float" office:value="2676">
            <text:p>2676</text:p>
          </table:table-cell>
          <table:table-cell office:value-type="float" office:value="3468">
            <text:p>3468</text:p>
          </table:table-cell>
          <table:table-cell office:value-type="float" office:value="4073">
            <text:p>4073</text:p>
          </table:table-cell>
          <table:table-cell office:value-type="float" office:value="4932">
            <text:p>4932</text:p>
          </table:table-cell>
          <table:table-cell office:value-type="float" office:value="6186">
            <text:p>6186</text:p>
          </table:table-cell>
          <table:table-cell office:value-type="float" office:value="7203">
            <text:p>7203</text:p>
          </table:table-cell>
          <table:table-cell office:value-type="float" office:value="8393">
            <text:p>8393</text:p>
          </table:table-cell>
          <table:table-cell office:value-type="float" office:value="9232">
            <text:p>9232</text:p>
          </table:table-cell>
          <table:table-cell office:value-type="float" office:value="0.038273">
            <text:p>0.038273</text:p>
          </table:table-cell>
          <table:table-cell office:value-type="float" office:value="0.045309">
            <text:p>0.045309</text:p>
          </table:table-cell>
          <table:table-cell table:number-columns-repeated="2" office:value-type="float" office:value="0.030442">
            <text:p>0.030442</text:p>
          </table:table-cell>
          <table:table-cell office:value-type="float" office:value="0.019056">
            <text:p>0.019056</text:p>
          </table:table-cell>
          <table:table-cell office:value-type="float" office:value="0.38898">
            <text:p>0.38898</text:p>
          </table:table-cell>
          <table:table-cell office:value-type="float" office:value="0.38416">
            <text:p>0.38416</text:p>
          </table:table-cell>
          <table:table-cell office:value-type="float" office:value="0.409">
            <text:p>0.409</text:p>
          </table:table-cell>
          <table:table-cell office:value-type="float" office:value="0.35074">
            <text:p>0.35074</text:p>
          </table:table-cell>
          <table:table-cell office:value-type="float" office:value="0.32496">
            <text:p>0.32496</text:p>
          </table:table-cell>
        </table:table-row>
        <table:table-row table:style-name="ro1">
          <table:table-cell office:value-type="float" office:value="3167">
            <text:p>3167</text:p>
          </table:table-cell>
          <table:table-cell office:value-type="float" office:value="3742">
            <text:p>3742</text:p>
          </table:table-cell>
          <table:table-cell office:value-type="float" office:value="4473">
            <text:p>4473</text:p>
          </table:table-cell>
          <table:table-cell office:value-type="float" office:value="5536">
            <text:p>5536</text:p>
          </table:table-cell>
          <table:table-cell office:value-type="float" office:value="7078">
            <text:p>7078</text:p>
          </table:table-cell>
          <table:table-cell office:value-type="float" office:value="8358">
            <text:p>8358</text:p>
          </table:table-cell>
          <table:table-cell office:value-type="float" office:value="9688">
            <text:p>9688</text:p>
          </table:table-cell>
          <table:table-cell office:value-type="float" office:value="9918">
            <text:p>9918</text:p>
          </table:table-cell>
          <table:table-cell office:value-type="float" office:value="0.042643">
            <text:p>0.042643</text:p>
          </table:table-cell>
          <table:table-cell office:value-type="float" office:value="0.049144">
            <text:p>0.049144</text:p>
          </table:table-cell>
          <table:table-cell table:number-columns-repeated="2" office:value-type="float" office:value="0.033246">
            <text:p>0.033246</text:p>
          </table:table-cell>
          <table:table-cell office:value-type="float" office:value="0.004693">
            <text:p>0.004693</text:p>
          </table:table-cell>
          <table:table-cell office:value-type="float" office:value="0.2456">
            <text:p>0.2456</text:p>
          </table:table-cell>
          <table:table-cell office:value-type="float" office:value="0.27394">
            <text:p>0.27394</text:p>
          </table:table-cell>
          <table:table-cell office:value-type="float" office:value="0.29424">
            <text:p>0.29424</text:p>
          </table:table-cell>
          <table:table-cell office:value-type="float" office:value="0.25774">
            <text:p>0.25774</text:p>
          </table:table-cell>
          <table:table-cell office:value-type="float" office:value="0.2461">
            <text:p>0.2461</text:p>
          </table:table-cell>
        </table:table-row>
        <table:table-row table:style-name="ro1">
          <table:table-cell office:value-type="float" office:value="2647">
            <text:p>2647</text:p>
          </table:table-cell>
          <table:table-cell office:value-type="float" office:value="3998">
            <text:p>3998</text:p>
          </table:table-cell>
          <table:table-cell office:value-type="float" office:value="5217">
            <text:p>5217</text:p>
          </table:table-cell>
          <table:table-cell office:value-type="float" office:value="6209">
            <text:p>6209</text:p>
          </table:table-cell>
          <table:table-cell office:value-type="float" office:value="7443">
            <text:p>7443</text:p>
          </table:table-cell>
          <table:table-cell office:value-type="float" office:value="8067">
            <text:p>8067</text:p>
          </table:table-cell>
          <table:table-cell office:value-type="float" office:value="9795">
            <text:p>9795</text:p>
          </table:table-cell>
          <table:table-cell office:value-type="float" office:value="10708">
            <text:p>10708</text:p>
          </table:table-cell>
          <table:table-cell office:value-type="float" office:value="0.034815">
            <text:p>0.034815</text:p>
          </table:table-cell>
          <table:table-cell office:value-type="float" office:value="0.036255">
            <text:p>0.036255</text:p>
          </table:table-cell>
          <table:table-cell table:number-columns-repeated="2" office:value-type="float" office:value="0.016102">
            <text:p>0.016102</text:p>
          </table:table-cell>
          <table:table-cell office:value-type="float" office:value="0.017824">
            <text:p>0.017824</text:p>
          </table:table-cell>
          <table:table-cell office:value-type="float" office:value="0.3185">
            <text:p>0.3185</text:p>
          </table:table-cell>
          <table:table-cell office:value-type="float" office:value="0.30986">
            <text:p>0.30986</text:p>
          </table:table-cell>
          <table:table-cell office:value-type="float" office:value="0.30212">
            <text:p>0.30212</text:p>
          </table:table-cell>
          <table:table-cell office:value-type="float" office:value="0.25658">
            <text:p>0.25658</text:p>
          </table:table-cell>
          <table:table-cell office:value-type="float" office:value="0.2514">
            <text:p>0.2514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1295">
            <text:p>1295</text:p>
          </table:table-cell>
          <table:table-cell office:value-type="float" office:value="1474">
            <text:p>1474</text:p>
          </table:table-cell>
          <table:table-cell office:value-type="float" office:value="2134">
            <text:p>2134</text:p>
          </table:table-cell>
          <table:table-cell office:value-type="float" office:value="2952">
            <text:p>2952</text:p>
          </table:table-cell>
          <table:table-cell office:value-type="float" office:value="3770">
            <text:p>3770</text:p>
          </table:table-cell>
          <table:table-cell office:value-type="float" office:value="4383">
            <text:p>4383</text:p>
          </table:table-cell>
          <table:table-cell office:value-type="float" office:value="4464">
            <text:p>4464</text:p>
          </table:table-cell>
          <table:table-cell office:value-type="float" office:value="0.074004">
            <text:p>0.074004</text:p>
          </table:table-cell>
          <table:table-cell office:value-type="float" office:value="0.064897">
            <text:p>0.064897</text:p>
          </table:table-cell>
          <table:table-cell table:number-columns-repeated="2" office:value-type="float" office:value="0.048918">
            <text:p>0.048918</text:p>
          </table:table-cell>
          <table:table-cell office:value-type="float" office:value="0.003662">
            <text:p>0.003662</text:p>
          </table:table-cell>
          <table:table-cell office:value-type="float" office:value="0.27082">
            <text:p>0.27082</text:p>
          </table:table-cell>
          <table:table-cell office:value-type="float" office:value="0.30986">
            <text:p>0.30986</text:p>
          </table:table-cell>
          <table:table-cell office:value-type="float" office:value="0.35272">
            <text:p>0.35272</text:p>
          </table:table-cell>
          <table:table-cell office:value-type="float" office:value="0.29748">
            <text:p>0.29748</text:p>
          </table:table-cell>
          <table:table-cell office:value-type="float" office:value="0.24932">
            <text:p>0.24932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3"/>NA</text:p>
          </table:table-cell>
          <table:table-cell table:number-columns-repeated="15" office:value-type="string">
            <text:p><text:s text:c="4"/>NA</text:p>
          </table:table-cell>
        </table:table-row>
        <table:table-row table:style-name="ro1">
          <table:table-cell office:value-type="float" office:value="3656">
            <text:p>3656</text:p>
          </table:table-cell>
          <table:table-cell office:value-type="float" office:value="4358">
            <text:p>4358</text:p>
          </table:table-cell>
          <table:table-cell office:value-type="float" office:value="4644">
            <text:p>4644</text:p>
          </table:table-cell>
          <table:table-cell office:value-type="float" office:value="5790">
            <text:p>5790</text:p>
          </table:table-cell>
          <table:table-cell office:value-type="float" office:value="6157">
            <text:p>6157</text:p>
          </table:table-cell>
          <table:table-cell office:value-type="float" office:value="7689">
            <text:p>7689</text:p>
          </table:table-cell>
          <table:table-cell office:value-type="float" office:value="9285">
            <text:p>9285</text:p>
          </table:table-cell>
          <table:table-cell office:value-type="float" office:value="9037">
            <text:p>9037</text:p>
          </table:table-cell>
          <table:table-cell office:value-type="float" office:value="0.044111">
            <text:p>0.044111</text:p>
          </table:table-cell>
          <table:table-cell office:value-type="float" office:value="0.012291">
            <text:p>0.012291</text:p>
          </table:table-cell>
          <table:table-cell table:number-columns-repeated="2" office:value-type="float" office:value="0.04444">
            <text:p>0.04444</text:p>
          </table:table-cell>
          <table:table-cell office:value-type="float" office:value="-0.005415">
            <text:p>-0.005415</text:p>
          </table:table-cell>
          <table:table-cell office:value-type="float" office:value="0.2623">
            <text:p>0.2623</text:p>
          </table:table-cell>
          <table:table-cell office:value-type="float" office:value="0.30654">
            <text:p>0.30654</text:p>
          </table:table-cell>
          <table:table-cell office:value-type="float" office:value="0.30998">
            <text:p>0.30998</text:p>
          </table:table-cell>
          <table:table-cell office:value-type="float" office:value="0.2966">
            <text:p>0.2966</text:p>
          </table:table-cell>
          <table:table-cell office:value-type="float" office:value="0.2833">
            <text:p>0.2833</text:p>
          </table:table-cell>
        </table:table-row>
        <table:table-row table:style-name="ro1">
          <table:table-cell office:value-type="float" office:value="2102">
            <text:p>2102</text:p>
          </table:table-cell>
          <table:table-cell office:value-type="float" office:value="2376">
            <text:p>2376</text:p>
          </table:table-cell>
          <table:table-cell office:value-type="float" office:value="2545">
            <text:p>2545</text:p>
          </table:table-cell>
          <table:table-cell office:value-type="float" office:value="2977">
            <text:p>2977</text:p>
          </table:table-cell>
          <table:table-cell office:value-type="float" office:value="3628">
            <text:p>3628</text:p>
          </table:table-cell>
          <table:table-cell office:value-type="float" office:value="4157">
            <text:p>4157</text:p>
          </table:table-cell>
          <table:table-cell office:value-type="float" office:value="4929">
            <text:p>4929</text:p>
          </table:table-cell>
          <table:table-cell office:value-type="float" office:value="5205">
            <text:p>5205</text:p>
          </table:table-cell>
          <table:table-cell office:value-type="float" office:value="0.031357">
            <text:p>0.031357</text:p>
          </table:table-cell>
          <table:table-cell office:value-type="float" office:value="0.039553">
            <text:p>0.039553</text:p>
          </table:table-cell>
          <table:table-cell table:number-columns-repeated="2" office:value-type="float" office:value="0.027222">
            <text:p>0.027222</text:p>
          </table:table-cell>
          <table:table-cell office:value-type="float" office:value="0.010897">
            <text:p>0.010897</text:p>
          </table:table-cell>
          <table:table-cell office:value-type="float" office:value="0.19378">
            <text:p>0.19378</text:p>
          </table:table-cell>
          <table:table-cell office:value-type="float" office:value="0.24186">
            <text:p>0.24186</text:p>
          </table:table-cell>
          <table:table-cell office:value-type="float" office:value="0.28634">
            <text:p>0.28634</text:p>
          </table:table-cell>
          <table:table-cell office:value-type="float" office:value="0.2896">
            <text:p>0.2896</text:p>
          </table:table-cell>
          <table:table-cell office:value-type="float" office:value="0.28746">
            <text:p>0.28746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2438">
            <text:p>2438</text:p>
          </table:table-cell>
          <table:table-cell office:value-type="float" office:value="3233">
            <text:p>3233</text:p>
          </table:table-cell>
          <table:table-cell office:value-type="float" office:value="3952">
            <text:p>3952</text:p>
          </table:table-cell>
          <table:table-cell office:value-type="float" office:value="5028">
            <text:p>5028</text:p>
          </table:table-cell>
          <table:table-cell office:value-type="float" office:value="5685">
            <text:p>5685</text:p>
          </table:table-cell>
          <table:table-cell office:value-type="float" office:value="7164">
            <text:p>7164</text:p>
          </table:table-cell>
          <table:table-cell office:value-type="float" office:value="7425">
            <text:p>7425</text:p>
          </table:table-cell>
          <table:table-cell office:value-type="float" office:value="0.040162">
            <text:p>0.040162</text:p>
          </table:table-cell>
          <table:table-cell office:value-type="float" office:value="0.04816">
            <text:p>0.04816</text:p>
          </table:table-cell>
          <table:table-cell table:number-columns-repeated="2" office:value-type="float" office:value="0.024562">
            <text:p>0.024562</text:p>
          </table:table-cell>
          <table:table-cell office:value-type="float" office:value="0.007157">
            <text:p>0.007157</text:p>
          </table:table-cell>
          <table:table-cell office:value-type="float" office:value="0.29036">
            <text:p>0.29036</text:p>
          </table:table-cell>
          <table:table-cell office:value-type="float" office:value="0.25526">
            <text:p>0.25526</text:p>
          </table:table-cell>
          <table:table-cell office:value-type="float" office:value="0.26852">
            <text:p>0.26852</text:p>
          </table:table-cell>
          <table:table-cell office:value-type="float" office:value="0.22222">
            <text:p>0.22222</text:p>
          </table:table-cell>
          <table:table-cell office:value-type="float" office:value="0.21798">
            <text:p>0.21798</text:p>
          </table:table-cell>
        </table:table-row>
        <table:table-row table:style-name="ro1">
          <table:table-cell office:value-type="float" office:value="5223">
            <text:p>5223</text:p>
          </table:table-cell>
          <table:table-cell office:value-type="float" office:value="5112">
            <text:p>5112</text:p>
          </table:table-cell>
          <table:table-cell office:value-type="float" office:value="6112">
            <text:p>6112</text:p>
          </table:table-cell>
          <table:table-cell office:value-type="float" office:value="6755">
            <text:p>6755</text:p>
          </table:table-cell>
          <table:table-cell office:value-type="float" office:value="7857">
            <text:p>7857</text:p>
          </table:table-cell>
          <table:table-cell office:value-type="float" office:value="8949">
            <text:p>8949</text:p>
          </table:table-cell>
          <table:table-cell office:value-type="float" office:value="10173">
            <text:p>10173</text:p>
          </table:table-cell>
          <table:table-cell office:value-type="float" office:value="10540">
            <text:p>10540</text:p>
          </table:table-cell>
          <table:table-cell office:value-type="float" office:value="0.020006">
            <text:p>0.020006</text:p>
          </table:table-cell>
          <table:table-cell office:value-type="float" office:value="0.030224">
            <text:p>0.030224</text:p>
          </table:table-cell>
          <table:table-cell table:number-columns-repeated="2" office:value-type="float" office:value="0.026027">
            <text:p>0.026027</text:p>
          </table:table-cell>
          <table:table-cell office:value-type="float" office:value="0.007088">
            <text:p>0.007088</text:p>
          </table:table-cell>
          <table:table-cell office:value-type="float" office:value="0.32664">
            <text:p>0.32664</text:p>
          </table:table-cell>
          <table:table-cell office:value-type="float" office:value="0.24756">
            <text:p>0.24756</text:p>
          </table:table-cell>
          <table:table-cell office:value-type="float" office:value="0.28412">
            <text:p>0.28412</text:p>
          </table:table-cell>
          <table:table-cell office:value-type="float" office:value="0.23458">
            <text:p>0.23458</text:p>
          </table:table-cell>
          <table:table-cell office:value-type="float" office:value="0.26154">
            <text:p>0.26154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float" office:value="1098">
            <text:p>1098</text:p>
          </table:table-cell>
          <table:table-cell office:value-type="float" office:value="1282">
            <text:p>1282</text:p>
          </table:table-cell>
          <table:table-cell office:value-type="float" office:value="1355">
            <text:p>1355</text:p>
          </table:table-cell>
          <table:table-cell office:value-type="float" office:value="2068">
            <text:p>2068</text:p>
          </table:table-cell>
          <table:table-cell office:value-type="float" office:value="3099">
            <text:p>3099</text:p>
          </table:table-cell>
          <table:table-cell office:value-type="float" office:value="4630">
            <text:p>4630</text:p>
          </table:table-cell>
          <table:table-cell office:value-type="float" office:value="5319">
            <text:p>5319</text:p>
          </table:table-cell>
          <table:table-cell office:value-type="float" office:value="0.011076">
            <text:p>0.011076</text:p>
          </table:table-cell>
          <table:table-cell office:value-type="float" office:value="0.084556">
            <text:p>0.084556</text:p>
          </table:table-cell>
          <table:table-cell table:number-columns-repeated="2" office:value-type="float" office:value="0.0809">
            <text:p>0.0809</text:p>
          </table:table-cell>
          <table:table-cell office:value-type="float" office:value="0.027746">
            <text:p>0.027746</text:p>
          </table:table-cell>
          <table:table-cell office:value-type="float" office:value="0.33068">
            <text:p>0.33068</text:p>
          </table:table-cell>
          <table:table-cell office:value-type="float" office:value="0.41">
            <text:p>0.41</text:p>
          </table:table-cell>
          <table:table-cell office:value-type="float" office:value="0.32302">
            <text:p>0.32302</text:p>
          </table:table-cell>
          <table:table-cell office:value-type="float" office:value="0.23026">
            <text:p>0.23026</text:p>
          </table:table-cell>
          <table:table-cell office:value-type="float" office:value="0.26584">
            <text:p>0.26584</text:p>
          </table:table-cell>
        </table:table-row>
        <table:table-row table:style-name="ro1">
          <table:table-cell office:value-type="float" office:value="3354">
            <text:p>3354</text:p>
          </table:table-cell>
          <table:table-cell office:value-type="float" office:value="3980">
            <text:p>3980</text:p>
          </table:table-cell>
          <table:table-cell office:value-type="float" office:value="4690">
            <text:p>4690</text:p>
          </table:table-cell>
          <table:table-cell office:value-type="float" office:value="5581">
            <text:p>5581</text:p>
          </table:table-cell>
          <table:table-cell office:value-type="float" office:value="6915">
            <text:p>6915</text:p>
          </table:table-cell>
          <table:table-cell office:value-type="float" office:value="8031">
            <text:p>8031</text:p>
          </table:table-cell>
          <table:table-cell office:value-type="float" office:value="9036">
            <text:p>9036</text:p>
          </table:table-cell>
          <table:table-cell office:value-type="float" office:value="9092">
            <text:p>9092</text:p>
          </table:table-cell>
          <table:table-cell office:value-type="float" office:value="0.034787">
            <text:p>0.034787</text:p>
          </table:table-cell>
          <table:table-cell office:value-type="float" office:value="0.042865">
            <text:p>0.042865</text:p>
          </table:table-cell>
          <table:table-cell table:number-columns-repeated="2" office:value-type="float" office:value="0.029923">
            <text:p>0.029923</text:p>
          </table:table-cell>
          <table:table-cell office:value-type="float" office:value="0.001236">
            <text:p>0.001236</text:p>
          </table:table-cell>
          <table:table-cell office:value-type="float" office:value="0.27884">
            <text:p>0.27884</text:p>
          </table:table-cell>
          <table:table-cell office:value-type="float" office:value="0.30496">
            <text:p>0.30496</text:p>
          </table:table-cell>
          <table:table-cell office:value-type="float" office:value="0.29184">
            <text:p>0.29184</text:p>
          </table:table-cell>
          <table:table-cell office:value-type="float" office:value="0.23586">
            <text:p>0.23586</text:p>
          </table:table-cell>
          <table:table-cell office:value-type="float" office:value="0.1928">
            <text:p>0.1928</text:p>
          </table:table-cell>
        </table:table-row>
        <table:table-row table:style-name="ro1">
          <table:table-cell office:value-type="float" office:value="3980">
            <text:p>3980</text:p>
          </table:table-cell>
          <table:table-cell office:value-type="float" office:value="4610">
            <text:p>4610</text:p>
          </table:table-cell>
          <table:table-cell office:value-type="float" office:value="5001">
            <text:p>5001</text:p>
          </table:table-cell>
          <table:table-cell office:value-type="float" office:value="6205">
            <text:p>6205</text:p>
          </table:table-cell>
          <table:table-cell office:value-type="float" office:value="7104">
            <text:p>7104</text:p>
          </table:table-cell>
          <table:table-cell office:value-type="float" office:value="8580">
            <text:p>8580</text:p>
          </table:table-cell>
          <table:table-cell office:value-type="float" office:value="11094">
            <text:p>11094</text:p>
          </table:table-cell>
          <table:table-cell office:value-type="float" office:value="12623">
            <text:p>12623</text:p>
          </table:table-cell>
          <table:table-cell office:value-type="float" office:value="0.043144">
            <text:p>0.043144</text:p>
          </table:table-cell>
          <table:table-cell office:value-type="float" office:value="0.027061">
            <text:p>0.027061</text:p>
          </table:table-cell>
          <table:table-cell table:number-columns-repeated="2" office:value-type="float" office:value="0.037755">
            <text:p>0.037755</text:p>
          </table:table-cell>
          <table:table-cell office:value-type="float" office:value="0.025823">
            <text:p>0.025823</text:p>
          </table:table-cell>
          <table:table-cell office:value-type="float" office:value="0.27976">
            <text:p>0.27976</text:p>
          </table:table-cell>
          <table:table-cell office:value-type="float" office:value="0.29004">
            <text:p>0.29004</text:p>
          </table:table-cell>
          <table:table-cell office:value-type="float" office:value="0.31472">
            <text:p>0.31472</text:p>
          </table:table-cell>
          <table:table-cell office:value-type="float" office:value="0.31254">
            <text:p>0.31254</text:p>
          </table:table-cell>
          <table:table-cell office:value-type="float" office:value="0.27036">
            <text:p>0.27036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3"/>NA</text:p>
          </table:table-cell>
          <table:table-cell table:number-columns-repeated="15" office:value-type="string">
            <text:p><text:s text:c="4"/>NA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1243">
            <text:p>1243</text:p>
          </table:table-cell>
          <table:table-cell office:value-type="float" office:value="1429">
            <text:p>1429</text:p>
          </table:table-cell>
          <table:table-cell office:value-type="float" office:value="1850">
            <text:p>1850</text:p>
          </table:table-cell>
          <table:table-cell office:value-type="float" office:value="2575">
            <text:p>2575</text:p>
          </table:table-cell>
          <table:table-cell office:value-type="float" office:value="3057">
            <text:p>3057</text:p>
          </table:table-cell>
          <table:table-cell office:value-type="float" office:value="3733">
            <text:p>3733</text:p>
          </table:table-cell>
          <table:table-cell office:value-type="float" office:value="3729">
            <text:p>3729</text:p>
          </table:table-cell>
          <table:table-cell office:value-type="float" office:value="0.051642">
            <text:p>0.051642</text:p>
          </table:table-cell>
          <table:table-cell office:value-type="float" office:value="0.066133">
            <text:p>0.066133</text:p>
          </table:table-cell>
          <table:table-cell table:number-columns-repeated="2" office:value-type="float" office:value="0.034317">
            <text:p>0.034317</text:p>
          </table:table-cell>
          <table:table-cell office:value-type="float" office:value="-0.000214">
            <text:p>-0.000214</text:p>
          </table:table-cell>
          <table:table-cell office:value-type="float" office:value="0.21278">
            <text:p>0.21278</text:p>
          </table:table-cell>
          <table:table-cell office:value-type="float" office:value="0.22858">
            <text:p>0.22858</text:p>
          </table:table-cell>
          <table:table-cell office:value-type="float" office:value="0.26508">
            <text:p>0.26508</text:p>
          </table:table-cell>
          <table:table-cell office:value-type="float" office:value="0.20394">
            <text:p>0.20394</text:p>
          </table:table-cell>
          <table:table-cell office:value-type="float" office:value="0.2293">
            <text:p>0.2293</text:p>
          </table:table-cell>
        </table:table-row>
        <table:table-row table:style-name="ro1">
          <table:table-cell office:value-type="float" office:value="1647">
            <text:p>1647</text:p>
          </table:table-cell>
          <table:table-cell office:value-type="float" office:value="2217">
            <text:p>2217</text:p>
          </table:table-cell>
          <table:table-cell office:value-type="float" office:value="2425">
            <text:p>2425</text:p>
          </table:table-cell>
          <table:table-cell office:value-type="float" office:value="3446">
            <text:p>3446</text:p>
          </table:table-cell>
          <table:table-cell office:value-type="float" office:value="4379">
            <text:p>4379</text:p>
          </table:table-cell>
          <table:table-cell office:value-type="float" office:value="5478">
            <text:p>5478</text:p>
          </table:table-cell>
          <table:table-cell office:value-type="float" office:value="6131">
            <text:p>6131</text:p>
          </table:table-cell>
          <table:table-cell office:value-type="float" office:value="6437">
            <text:p>6437</text:p>
          </table:table-cell>
          <table:table-cell office:value-type="float" office:value="0.070277">
            <text:p>0.070277</text:p>
          </table:table-cell>
          <table:table-cell office:value-type="float" office:value="0.047921">
            <text:p>0.047921</text:p>
          </table:table-cell>
          <table:table-cell table:number-columns-repeated="2" office:value-type="float" office:value="0.044784">
            <text:p>0.044784</text:p>
          </table:table-cell>
          <table:table-cell office:value-type="float" office:value="0.009741">
            <text:p>0.009741</text:p>
          </table:table-cell>
          <table:table-cell office:value-type="float" office:value="0.16776">
            <text:p>0.16776</text:p>
          </table:table-cell>
          <table:table-cell office:value-type="float" office:value="0.20348">
            <text:p>0.20348</text:p>
          </table:table-cell>
          <table:table-cell office:value-type="float" office:value="0.19672">
            <text:p>0.19672</text:p>
          </table:table-cell>
          <table:table-cell office:value-type="float" office:value="0.18014">
            <text:p>0.18014</text:p>
          </table:table-cell>
          <table:table-cell office:value-type="float" office:value="0.14786">
            <text:p>0.14786</text:p>
          </table:table-cell>
        </table:table-row>
        <table:table-row table:style-name="ro1">
          <table:table-cell office:value-type="float" office:value="4014">
            <text:p>4014</text:p>
          </table:table-cell>
          <table:table-cell office:value-type="float" office:value="4588">
            <text:p>4588</text:p>
          </table:table-cell>
          <table:table-cell office:value-type="float" office:value="5149">
            <text:p>5149</text:p>
          </table:table-cell>
          <table:table-cell office:value-type="float" office:value="6438">
            <text:p>6438</text:p>
          </table:table-cell>
          <table:table-cell office:value-type="float" office:value="7401">
            <text:p>7401</text:p>
          </table:table-cell>
          <table:table-cell office:value-type="float" office:value="8351">
            <text:p>8351</text:p>
          </table:table-cell>
          <table:table-cell office:value-type="float" office:value="8863">
            <text:p>8863</text:p>
          </table:table-cell>
          <table:table-cell office:value-type="float" office:value="9904">
            <text:p>9904</text:p>
          </table:table-cell>
          <table:table-cell office:value-type="float" office:value="0.044683">
            <text:p>0.044683</text:p>
          </table:table-cell>
          <table:table-cell office:value-type="float" office:value="0.027879">
            <text:p>0.027879</text:p>
          </table:table-cell>
          <table:table-cell table:number-columns-repeated="2" office:value-type="float" office:value="0.024153">
            <text:p>0.024153</text:p>
          </table:table-cell>
          <table:table-cell office:value-type="float" office:value="0.022211">
            <text:p>0.022211</text:p>
          </table:table-cell>
          <table:table-cell office:value-type="float" office:value="0.26512">
            <text:p>0.26512</text:p>
          </table:table-cell>
          <table:table-cell office:value-type="float" office:value="0.27378">
            <text:p>0.27378</text:p>
          </table:table-cell>
          <table:table-cell office:value-type="float" office:value="0.26198">
            <text:p>0.26198</text:p>
          </table:table-cell>
          <table:table-cell office:value-type="float" office:value="0.23684">
            <text:p>0.23684</text:p>
          </table:table-cell>
          <table:table-cell office:value-type="float" office:value="0.19704">
            <text:p>0.19704</text:p>
          </table:table-cell>
        </table:table-row>
        <table:table-row table:style-name="ro1">
          <table:table-cell office:value-type="float" office:value="4893">
            <text:p>4893</text:p>
          </table:table-cell>
          <table:table-cell office:value-type="float" office:value="5871">
            <text:p>5871</text:p>
          </table:table-cell>
          <table:table-cell office:value-type="float" office:value="6834">
            <text:p>6834</text:p>
          </table:table-cell>
          <table:table-cell office:value-type="float" office:value="7988">
            <text:p>7988</text:p>
          </table:table-cell>
          <table:table-cell office:value-type="float" office:value="9164">
            <text:p>9164</text:p>
          </table:table-cell>
          <table:table-cell office:value-type="float" office:value="9423">
            <text:p>9423</text:p>
          </table:table-cell>
          <table:table-cell office:value-type="float" office:value="10013">
            <text:p>10013</text:p>
          </table:table-cell>
          <table:table-cell office:value-type="float" office:value="10640">
            <text:p>10640</text:p>
          </table:table-cell>
          <table:table-cell office:value-type="float" office:value="0.031206">
            <text:p>0.031206</text:p>
          </table:table-cell>
          <table:table-cell office:value-type="float" office:value="0.027468">
            <text:p>0.027468</text:p>
          </table:table-cell>
          <table:table-cell table:number-columns-repeated="2" office:value-type="float" office:value="0.005574">
            <text:p>0.005574</text:p>
          </table:table-cell>
          <table:table-cell office:value-type="float" office:value="0.012147">
            <text:p>0.012147</text:p>
          </table:table-cell>
          <table:table-cell office:value-type="float" office:value="0.31976">
            <text:p>0.31976</text:p>
          </table:table-cell>
          <table:table-cell office:value-type="float" office:value="0.30118">
            <text:p>0.30118</text:p>
          </table:table-cell>
          <table:table-cell office:value-type="float" office:value="0.32484">
            <text:p>0.32484</text:p>
          </table:table-cell>
          <table:table-cell office:value-type="float" office:value="0.2524">
            <text:p>0.2524</text:p>
          </table:table-cell>
          <table:table-cell office:value-type="float" office:value="0.29182">
            <text:p>0.29182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1148">
            <text:p>1148</text:p>
          </table:table-cell>
          <table:table-cell office:value-type="float" office:value="1255">
            <text:p>1255</text:p>
          </table:table-cell>
          <table:table-cell office:value-type="float" office:value="1407">
            <text:p>1407</text:p>
          </table:table-cell>
          <table:table-cell office:value-type="float" office:value="1702">
            <text:p>1702</text:p>
          </table:table-cell>
          <table:table-cell office:value-type="float" office:value="2250">
            <text:p>2250</text:p>
          </table:table-cell>
          <table:table-cell office:value-type="float" office:value="2319">
            <text:p>2319</text:p>
          </table:table-cell>
          <table:table-cell office:value-type="float" office:value="2533">
            <text:p>2533</text:p>
          </table:table-cell>
          <table:table-cell office:value-type="float" office:value="0.022865">
            <text:p>0.022865</text:p>
          </table:table-cell>
          <table:table-cell office:value-type="float" office:value="0.038069">
            <text:p>0.038069</text:p>
          </table:table-cell>
          <table:table-cell table:number-columns-repeated="2" office:value-type="float" office:value="0.055825">
            <text:p>0.055825</text:p>
          </table:table-cell>
          <table:table-cell office:value-type="float" office:value="0.017654">
            <text:p>0.017654</text:p>
          </table:table-cell>
          <table:table-cell office:value-type="float" office:value="0.16884">
            <text:p>0.16884</text:p>
          </table:table-cell>
          <table:table-cell office:value-type="float" office:value="0.18586">
            <text:p>0.18586</text:p>
          </table:table-cell>
          <table:table-cell office:value-type="float" office:value="0.20956">
            <text:p>0.20956</text:p>
          </table:table-cell>
          <table:table-cell office:value-type="float" office:value="0.23176">
            <text:p>0.23176</text:p>
          </table:table-cell>
          <table:table-cell office:value-type="float" office:value="0.2117">
            <text:p>0.2117</text:p>
          </table:table-cell>
        </table:table-row>
        <table:table-row table:style-name="ro1">
          <table:table-cell office:value-type="float" office:value="4032">
            <text:p>4032</text:p>
          </table:table-cell>
          <table:table-cell office:value-type="float" office:value="4651">
            <text:p>4651</text:p>
          </table:table-cell>
          <table:table-cell office:value-type="float" office:value="4970">
            <text:p>4970</text:p>
          </table:table-cell>
          <table:table-cell office:value-type="float" office:value="5609">
            <text:p>5609</text:p>
          </table:table-cell>
          <table:table-cell office:value-type="float" office:value="6319">
            <text:p>6319</text:p>
          </table:table-cell>
          <table:table-cell office:value-type="float" office:value="7082">
            <text:p>7082</text:p>
          </table:table-cell>
          <table:table-cell office:value-type="float" office:value="7975">
            <text:p>7975</text:p>
          </table:table-cell>
          <table:table-cell office:value-type="float" office:value="8665">
            <text:p>8665</text:p>
          </table:table-cell>
          <table:table-cell office:value-type="float" office:value="0.024191">
            <text:p>0.024191</text:p>
          </table:table-cell>
          <table:table-cell office:value-type="float" office:value="0.023838">
            <text:p>0.023838</text:p>
          </table:table-cell>
          <table:table-cell table:number-columns-repeated="2" office:value-type="float" office:value="0.022799">
            <text:p>0.022799</text:p>
          </table:table-cell>
          <table:table-cell office:value-type="float" office:value="0.016596">
            <text:p>0.016596</text:p>
          </table:table-cell>
          <table:table-cell office:value-type="float" office:value="0.1852">
            <text:p>0.1852</text:p>
          </table:table-cell>
          <table:table-cell office:value-type="float" office:value="0.20878">
            <text:p>0.20878</text:p>
          </table:table-cell>
          <table:table-cell office:value-type="float" office:value="0.20382">
            <text:p>0.20382</text:p>
          </table:table-cell>
          <table:table-cell office:value-type="float" office:value="0.17746">
            <text:p>0.17746</text:p>
          </table:table-cell>
          <table:table-cell office:value-type="float" office:value="0.15066">
            <text:p>0.15066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3"/>NA</text:p>
          </table:table-cell>
          <table:table-cell table:number-columns-repeated="15" office:value-type="string">
            <text:p><text:s text:c="4"/>NA</text:p>
          </table:table-cell>
        </table:table-row>
        <table:table-row table:style-name="ro1">
          <table:table-cell office:value-type="float" office:value="4533">
            <text:p>4533</text:p>
          </table:table-cell>
          <table:table-cell office:value-type="float" office:value="4926">
            <text:p>4926</text:p>
          </table:table-cell>
          <table:table-cell office:value-type="float" office:value="5182">
            <text:p>5182</text:p>
          </table:table-cell>
          <table:table-cell office:value-type="float" office:value="5862">
            <text:p>5862</text:p>
          </table:table-cell>
          <table:table-cell office:value-type="float" office:value="7344">
            <text:p>7344</text:p>
          </table:table-cell>
          <table:table-cell office:value-type="float" office:value="7739">
            <text:p>7739</text:p>
          </table:table-cell>
          <table:table-cell office:value-type="float" office:value="8349">
            <text:p>8349</text:p>
          </table:table-cell>
          <table:table-cell office:value-type="float" office:value="8850">
            <text:p>8850</text:p>
          </table:table-cell>
          <table:table-cell office:value-type="float" office:value="0.02466">
            <text:p>0.02466</text:p>
          </table:table-cell>
          <table:table-cell office:value-type="float" office:value="0.045079">
            <text:p>0.045079</text:p>
          </table:table-cell>
          <table:table-cell table:number-columns-repeated="2" office:value-type="float" office:value="0.010478">
            <text:p>0.010478</text:p>
          </table:table-cell>
          <table:table-cell office:value-type="float" office:value="0.011655">
            <text:p>0.011655</text:p>
          </table:table-cell>
          <table:table-cell office:value-type="float" office:value="0.3354">
            <text:p>0.3354</text:p>
          </table:table-cell>
          <table:table-cell office:value-type="float" office:value="0.3531">
            <text:p>0.3531</text:p>
          </table:table-cell>
          <table:table-cell office:value-type="float" office:value="0.32384">
            <text:p>0.32384</text:p>
          </table:table-cell>
          <table:table-cell office:value-type="float" office:value="0.28888">
            <text:p>0.28888</text:p>
          </table:table-cell>
          <table:table-cell office:value-type="float" office:value="0.28244">
            <text:p>0.28244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1799">
            <text:p>1799</text:p>
          </table:table-cell>
          <table:table-cell office:value-type="float" office:value="1833">
            <text:p>1833</text:p>
          </table:table-cell>
          <table:table-cell office:value-type="float" office:value="2201">
            <text:p>2201</text:p>
          </table:table-cell>
          <table:table-cell office:value-type="float" office:value="2769">
            <text:p>2769</text:p>
          </table:table-cell>
          <table:table-cell office:value-type="float" office:value="3055">
            <text:p>3055</text:p>
          </table:table-cell>
          <table:table-cell office:value-type="float" office:value="2893">
            <text:p>2893</text:p>
          </table:table-cell>
          <table:table-cell office:value-type="float" office:value="0.003745">
            <text:p>0.003745</text:p>
          </table:table-cell>
          <table:table-cell office:value-type="float" office:value="0.036592">
            <text:p>0.036592</text:p>
          </table:table-cell>
          <table:table-cell table:number-columns-repeated="2" office:value-type="float" office:value="0.045915">
            <text:p>0.045915</text:p>
          </table:table-cell>
          <table:table-cell office:value-type="float" office:value="-0.010897">
            <text:p>-0.010897</text:p>
          </table:table-cell>
          <table:table-cell office:value-type="float" office:value="0.20886">
            <text:p>0.20886</text:p>
          </table:table-cell>
          <table:table-cell office:value-type="float" office:value="0.2187">
            <text:p>0.2187</text:p>
          </table:table-cell>
          <table:table-cell office:value-type="float" office:value="0.21226">
            <text:p>0.21226</text:p>
          </table:table-cell>
          <table:table-cell office:value-type="float" office:value="0.20066">
            <text:p>0.20066</text:p>
          </table:table-cell>
          <table:table-cell office:value-type="float" office:value="0.19962">
            <text:p>0.19962</text:p>
          </table:table-cell>
        </table:table-row>
        <table:table-row table:style-name="ro1">
          <table:table-cell office:value-type="float" office:value="4367">
            <text:p>4367</text:p>
          </table:table-cell>
          <table:table-cell office:value-type="float" office:value="4579">
            <text:p>4579</text:p>
          </table:table-cell>
          <table:table-cell office:value-type="float" office:value="5571">
            <text:p>5571</text:p>
          </table:table-cell>
          <table:table-cell office:value-type="float" office:value="6118">
            <text:p>6118</text:p>
          </table:table-cell>
          <table:table-cell office:value-type="float" office:value="6595">
            <text:p>6595</text:p>
          </table:table-cell>
          <table:table-cell office:value-type="float" office:value="7423">
            <text:p>7423</text:p>
          </table:table-cell>
          <table:table-cell office:value-type="float" office:value="7363">
            <text:p>7363</text:p>
          </table:table-cell>
          <table:table-cell office:value-type="float" office:value="8000">
            <text:p>8000</text:p>
          </table:table-cell>
          <table:table-cell office:value-type="float" office:value="0.018732">
            <text:p>0.018732</text:p>
          </table:table-cell>
          <table:table-cell office:value-type="float" office:value="0.015015">
            <text:p>0.015015</text:p>
          </table:table-cell>
          <table:table-cell table:number-columns-repeated="2" office:value-type="float" office:value="0.023654">
            <text:p>0.023654</text:p>
          </table:table-cell>
          <table:table-cell office:value-type="float" office:value="0.016595">
            <text:p>0.016595</text:p>
          </table:table-cell>
          <table:table-cell office:value-type="float" office:value="0.22554">
            <text:p>0.22554</text:p>
          </table:table-cell>
          <table:table-cell office:value-type="float" office:value="0.21066">
            <text:p>0.21066</text:p>
          </table:table-cell>
          <table:table-cell office:value-type="float" office:value="0.23996">
            <text:p>0.23996</text:p>
          </table:table-cell>
          <table:table-cell office:value-type="float" office:value="0.22998">
            <text:p>0.22998</text:p>
          </table:table-cell>
          <table:table-cell office:value-type="float" office:value="0.21664">
            <text:p>0.21664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1008">
            <text:p>1008</text:p>
          </table:table-cell>
          <table:table-cell office:value-type="float" office:value="1366">
            <text:p>1366</text:p>
          </table:table-cell>
          <table:table-cell office:value-type="float" office:value="1664">
            <text:p>1664</text:p>
          </table:table-cell>
          <table:table-cell office:value-type="float" office:value="1518">
            <text:p>1518</text:p>
          </table:table-cell>
          <table:table-cell office:value-type="float" office:value="1528">
            <text:p>1528</text:p>
          </table:table-cell>
          <table:table-cell office:value-type="float" office:value="1374">
            <text:p>1374</text:p>
          </table:table-cell>
          <table:table-cell office:value-type="float" office:value="0.060784">
            <text:p>0.060784</text:p>
          </table:table-cell>
          <table:table-cell office:value-type="float" office:value="0.039468">
            <text:p>0.039468</text:p>
          </table:table-cell>
          <table:table-cell table:number-columns-repeated="2" office:value-type="float" office:value="-0.018366">
            <text:p>-0.018366</text:p>
          </table:table-cell>
          <table:table-cell office:value-type="float" office:value="-0.021247">
            <text:p>-0.021247</text:p>
          </table:table-cell>
          <table:table-cell office:value-type="float" office:value="0.10206">
            <text:p>0.10206</text:p>
          </table:table-cell>
          <table:table-cell office:value-type="float" office:value="0.1759">
            <text:p>0.1759</text:p>
          </table:table-cell>
          <table:table-cell office:value-type="float" office:value="0.21638">
            <text:p>0.21638</text:p>
          </table:table-cell>
          <table:table-cell office:value-type="float" office:value="0.14618">
            <text:p>0.14618</text:p>
          </table:table-cell>
          <table:table-cell office:value-type="float" office:value="0.18132">
            <text:p>0.18132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3"/>NA</text:p>
          </table:table-cell>
          <table:table-cell table:number-columns-repeated="15" office:value-type="string">
            <text:p><text:s text:c="4"/>NA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3"/>NA</text:p>
          </table:table-cell>
          <table:table-cell table:number-columns-repeated="15" office:value-type="string">
            <text:p><text:s text:c="4"/>NA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3"/>NA</text:p>
          </table:table-cell>
          <table:table-cell table:number-columns-repeated="15" office:value-type="string">
            <text:p><text:s text:c="4"/>NA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3"/>NA</text:p>
          </table:table-cell>
          <table:table-cell table:number-columns-repeated="15" office:value-type="string">
            <text:p><text:s text:c="4"/>NA</text:p>
          </table:table-cell>
        </table:table-row>
        <table:table-row table:style-name="ro1">
          <table:table-cell office:value-type="string">
            <text:p/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2-12-25T22:50:37</dc:date>
    <dc:creator>Till Rohrmann</dc:creator>
    <meta:editing-duration>P0D</meta:editing-duration>
    <meta:editing-cycles>1</meta:editing-cycles>
    <meta:document-statistic meta:table-count="1" meta:cell-count="2498" meta:object-count="0"/>
  </office:meta>
</office:document-meta>
</file>